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cm"/>
    </style:style>
    <style:style style:name="co2" style:family="table-column">
      <style:table-column-properties fo:break-before="auto" style:column-width="2.3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3.071cm"/>
    </style:style>
    <style:style style:name="co7" style:family="table-column">
      <style:table-column-properties fo:break-before="auto" style:column-width="1.981cm"/>
    </style:style>
    <style:style style:name="co8" style:family="table-column">
      <style:table-column-properties fo:break-before="auto" style:column-width="3.318cm"/>
    </style:style>
    <style:style style:name="co9" style:family="table-column">
      <style:table-column-properties fo:break-before="auto" style:column-width="3.367cm"/>
    </style:style>
    <style:style style:name="co10" style:family="table-column">
      <style:table-column-properties fo:break-before="auto" style:column-width="3.34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7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Calibri" fo:font-size="12pt" fo:language="it" fo:country="IT" style:font-size-asian="12pt" style:font-name-complex="Lucida Sans" style:font-size-complex="12pt"/>
    </style:style>
    <style:style style:name="ce8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e8f2a1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8.849cm" svg:height="16.227cm" svg:x="33.426cm" svg:y="4.859cm">
            <draw:object draw:notify-on-update-of-ranges="Sheet1.A11:Sheet1.A91 Sheet1.L11:Sheet1.L91 Sheet1.A11:Sheet1.A91 Sheet1.M11:Sheet1.M9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number-columns-repeated="2" table:default-cell-style-name="Default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3" table:number-columns-repeated="1011" table:default-cell-style-name="ce2"/>
        <table:table-row table:style-name="ro1">
          <table:table-cell table:style-name="ce1" office:value-type="string" calcext:value-type="string" table:number-columns-spanned="9" table:number-rows-spanned="1">
            <text:p>La derivata della somma di due funzioni è uguale alla somma delle derivate </text:p>
          </table:table-cell>
          <table:covered-table-cell table:number-columns-repeated="5" table:style-name="ce1"/>
          <table:covered-table-cell table:number-columns-repeated="3"/>
          <table:table-cell table:number-columns-repeated="1015"/>
        </table:table-row>
        <table:table-row table:style-name="ro1">
          <table:table-cell table:style-name="ce1" table:number-columns-repeated="3"/>
          <table:table-cell table:style-name="ce10" office:value-type="string" calcext:value-type="string">
            <text:p>(f(x)+g(x))’ =f’(x)+g’(x)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5" table:number-rows-spanned="1">
            <text:p>Verificare per f(x)= x^3 g(x)=x^2</text:p>
          </table:table-cell>
          <table:covered-table-cell table:number-columns-repeated="4" table:style-name="ce1"/>
          <table:table-cell table:style-name="ce1"/>
          <table:table-cell table:number-columns-repeated="1018"/>
        </table:table-row>
        <table:table-row table:style-name="ro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office:value-type="string" calcext:value-type="string">
            <text:p>(x^3 + x^2)’</text:p>
          </table:table-cell>
          <table:table-cell table:number-columns-repeated="1011"/>
        </table:table-row>
        <table:table-row table:style-name="ro2">
          <table:table-cell table:number-columns-repeated="12"/>
          <table:table-cell office:value-type="string" calcext:value-type="string">
            <text:p>3*x^2+2*x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h=</text:p>
          </table:table-cell>
          <table:table-cell table:style-name="ce3" office:value-type="float" office:value="0.5" calcext:value-type="float">
            <text:p>0,5</text:p>
          </table:table-cell>
          <table:table-cell table:style-name="Default" table:number-columns-repeated="2"/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11" office:value-type="string" calcext:value-type="string">
            <text:p>f’(x)</text:p>
          </table:table-cell>
          <table:table-cell/>
          <table:table-cell table:style-name="ce2" table:number-columns-repeated="2"/>
          <table:table-cell table:style-name="ce11" office:value-type="string" calcext:value-type="string">
            <text:p>g’(x)</text:p>
          </table:table-cell>
          <table:table-cell table:style-name="Default"/>
          <table:table-cell table:style-name="Default" office:value-type="string" calcext:value-type="string">
            <text:p>somma DERIVATA</text:p>
          </table:table-cell>
          <table:table-cell office:value-type="string" calcext:value-type="string">
            <text:p>DERIVATA somma</text:p>
          </table:table-cell>
          <table:table-cell table:number-columns-repeated="1011"/>
        </table:table-row>
        <table:table-row table:style-name="ro4"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(x+h)</text:p>
          </table:table-cell>
          <table:table-cell table:style-name="Default"/>
          <table:table-cell table:style-name="ce4" office:value-type="string" calcext:value-type="string">
            <text:p>f(x)</text:p>
          </table:table-cell>
          <table:table-cell table:style-name="ce4" office:value-type="string" calcext:value-type="string">
            <text:p>f(x+h)</text:p>
          </table:table-cell>
          <table:table-cell table:style-name="ce4" office:value-type="string" calcext:value-type="string">
            <text:p>(f(x+h)-f(x))/h</text:p>
          </table:table-cell>
          <table:table-cell/>
          <table:table-cell table:style-name="ce4" office:value-type="string" calcext:value-type="string">
            <text:p>g(x)</text:p>
          </table:table-cell>
          <table:table-cell table:style-name="ce4" office:value-type="string" calcext:value-type="string">
            <text:p>g(x+h)</text:p>
          </table:table-cell>
          <table:table-cell table:style-name="ce4" office:value-type="string" calcext:value-type="string">
            <text:p>(g(x+h)-g(x))/h</text:p>
          </table:table-cell>
          <table:table-cell table:style-name="Default"/>
          <table:table-cell table:style-name="ce4" office:value-type="string" calcext:value-type="string">
            <text:p>f’(x)+g’(x)</text:p>
          </table:table-cell>
          <table:table-cell table:style-name="ce4" office:value-type="string" calcext:value-type="string">
            <text:p>(f(x)+g(x))’</text:p>
          </table:table-cell>
          <table:table-cell table:style-name="Default"/>
          <table:table-cell table:number-columns-repeated="1010"/>
        </table:table-row>
        <table:table-row table:style-name="ro2">
          <table:table-cell table:style-name="ce5" office:value-type="float" office:value="-5" calcext:value-type="float">
            <text:p>-5</text:p>
          </table:table-cell>
          <table:table-cell table:style-name="ce5" table:formula="of:=[.A11]+[.$B$8]" office:value-type="float" office:value="-4.5" calcext:value-type="float">
            <text:p>-4,5</text:p>
          </table:table-cell>
          <table:table-cell table:style-name="Default"/>
          <table:table-cell table:style-name="ce5" table:formula="of:=[.A11]^3" office:value-type="float" office:value="-125" calcext:value-type="float">
            <text:p>-125</text:p>
          </table:table-cell>
          <table:table-cell table:style-name="ce5" table:formula="of:=[.B11]^3" office:value-type="float" office:value="-91.125" calcext:value-type="float">
            <text:p>-91,125</text:p>
          </table:table-cell>
          <table:table-cell table:style-name="ce5" table:formula="of:=([.E11]-[.D11])/[.$B$8]" office:value-type="float" office:value="67.75" calcext:value-type="float">
            <text:p>67,75</text:p>
          </table:table-cell>
          <table:table-cell/>
          <table:table-cell table:style-name="ce5" table:formula="of:=[.A11]^2" office:value-type="float" office:value="25" calcext:value-type="float">
            <text:p>25</text:p>
          </table:table-cell>
          <table:table-cell table:style-name="ce5" table:formula="of:=[.B11]^2" office:value-type="float" office:value="20.25" calcext:value-type="float">
            <text:p>20,25</text:p>
          </table:table-cell>
          <table:table-cell table:style-name="ce5" table:formula="of:=([.I11]-[.H11])/[.$B$8]" office:value-type="float" office:value="-9.5" calcext:value-type="float">
            <text:p>-9,5</text:p>
          </table:table-cell>
          <table:table-cell table:style-name="Default"/>
          <table:table-cell table:style-name="ce12" table:formula="of:=[.F11]+[.J11]" office:value-type="float" office:value="58.25" calcext:value-type="float">
            <text:p>58,25</text:p>
          </table:table-cell>
          <table:table-cell table:style-name="ce5" table:formula="of:=3*[.A11]^2+2*[.A11]" office:value-type="float" office:value="65" calcext:value-type="float">
            <text:p>65</text:p>
          </table:table-cell>
          <table:table-cell table:number-columns-repeated="1011"/>
        </table:table-row>
        <table:table-row table:style-name="ro4">
          <table:table-cell table:style-name="ce6" table:formula="of:=[.A11]+0.125" office:value-type="float" office:value="-4.875" calcext:value-type="float">
            <text:p>-4,875</text:p>
          </table:table-cell>
          <table:table-cell table:style-name="ce8" table:formula="of:=[.A12]+[.$B$8]" office:value-type="float" office:value="-4.375" calcext:value-type="float">
            <text:p>-4,375</text:p>
          </table:table-cell>
          <table:table-cell table:style-name="Default"/>
          <table:table-cell table:style-name="ce8" table:formula="of:=[.A12]^3" office:value-type="float" office:value="-115.857421875" calcext:value-type="float">
            <text:p>-115,857421875</text:p>
          </table:table-cell>
          <table:table-cell table:style-name="ce8" table:formula="of:=[.B12]^3" office:value-type="float" office:value="-83.740234375" calcext:value-type="float">
            <text:p>-83,740234375</text:p>
          </table:table-cell>
          <table:table-cell table:style-name="ce8" table:formula="of:=([.E12]-[.D12])/[.$B$8]" office:value-type="float" office:value="64.234375" calcext:value-type="float">
            <text:p>64,234375</text:p>
          </table:table-cell>
          <table:table-cell/>
          <table:table-cell table:style-name="ce8" table:formula="of:=[.A12]^2" office:value-type="float" office:value="23.765625" calcext:value-type="float">
            <text:p>23,765625</text:p>
          </table:table-cell>
          <table:table-cell table:style-name="ce8" table:formula="of:=[.B12]^2" office:value-type="float" office:value="19.140625" calcext:value-type="float">
            <text:p>19,140625</text:p>
          </table:table-cell>
          <table:table-cell table:style-name="ce8" table:formula="of:=([.I12]-[.H12])/[.$B$8]" office:value-type="float" office:value="-9.25" calcext:value-type="float">
            <text:p>-9,25</text:p>
          </table:table-cell>
          <table:table-cell table:style-name="Default"/>
          <table:table-cell table:style-name="ce13" table:formula="of:=[.F12]+[.J12]" office:value-type="float" office:value="54.984375" calcext:value-type="float">
            <text:p>54,984375</text:p>
          </table:table-cell>
          <table:table-cell table:style-name="ce8" table:formula="of:=3*[.A12]^2+2*[.A12]" office:value-type="float" office:value="61.546875" calcext:value-type="float">
            <text:p>61,546875</text:p>
          </table:table-cell>
          <table:table-cell table:number-columns-repeated="1011"/>
        </table:table-row>
        <table:table-row table:style-name="ro4">
          <table:table-cell table:style-name="ce6" table:formula="of:=[.A12]+0.125" office:value-type="float" office:value="-4.75" calcext:value-type="float">
            <text:p>-4,75</text:p>
          </table:table-cell>
          <table:table-cell table:style-name="ce8" table:formula="of:=[.A13]+[.$B$8]" office:value-type="float" office:value="-4.25" calcext:value-type="float">
            <text:p>-4,25</text:p>
          </table:table-cell>
          <table:table-cell table:style-name="Default"/>
          <table:table-cell table:style-name="ce8" table:formula="of:=[.A13]^3" office:value-type="float" office:value="-107.171875" calcext:value-type="float">
            <text:p>-107,171875</text:p>
          </table:table-cell>
          <table:table-cell table:style-name="ce8" table:formula="of:=[.B13]^3" office:value-type="float" office:value="-76.765625" calcext:value-type="float">
            <text:p>-76,765625</text:p>
          </table:table-cell>
          <table:table-cell table:style-name="ce8" table:formula="of:=([.E13]-[.D13])/[.$B$8]" office:value-type="float" office:value="60.8125" calcext:value-type="float">
            <text:p>60,8125</text:p>
          </table:table-cell>
          <table:table-cell/>
          <table:table-cell table:style-name="ce8" table:formula="of:=[.A13]^2" office:value-type="float" office:value="22.5625" calcext:value-type="float">
            <text:p>22,5625</text:p>
          </table:table-cell>
          <table:table-cell table:style-name="ce8" table:formula="of:=[.B13]^2" office:value-type="float" office:value="18.0625" calcext:value-type="float">
            <text:p>18,0625</text:p>
          </table:table-cell>
          <table:table-cell table:style-name="ce8" table:formula="of:=([.I13]-[.H13])/[.$B$8]" office:value-type="float" office:value="-9" calcext:value-type="float">
            <text:p>-9</text:p>
          </table:table-cell>
          <table:table-cell table:style-name="Default"/>
          <table:table-cell table:style-name="ce13" table:formula="of:=[.F13]+[.J13]" office:value-type="float" office:value="51.8125" calcext:value-type="float">
            <text:p>51,8125</text:p>
          </table:table-cell>
          <table:table-cell table:style-name="ce8" table:formula="of:=3*[.A13]^2+2*[.A13]" office:value-type="float" office:value="58.1875" calcext:value-type="float">
            <text:p>58,1875</text:p>
          </table:table-cell>
          <table:table-cell table:number-columns-repeated="1011"/>
        </table:table-row>
        <table:table-row table:style-name="ro4">
          <table:table-cell table:style-name="ce6" table:formula="of:=[.A13]+0.125" office:value-type="float" office:value="-4.625" calcext:value-type="float">
            <text:p>-4,625</text:p>
          </table:table-cell>
          <table:table-cell table:style-name="ce8" table:formula="of:=[.A14]+[.$B$8]" office:value-type="float" office:value="-4.125" calcext:value-type="float">
            <text:p>-4,125</text:p>
          </table:table-cell>
          <table:table-cell table:style-name="Default"/>
          <table:table-cell table:style-name="ce8" table:formula="of:=[.A14]^3" office:value-type="float" office:value="-98.931640625" calcext:value-type="float">
            <text:p>-98,931640625</text:p>
          </table:table-cell>
          <table:table-cell table:style-name="ce8" table:formula="of:=[.B14]^3" office:value-type="float" office:value="-70.189453125" calcext:value-type="float">
            <text:p>-70,189453125</text:p>
          </table:table-cell>
          <table:table-cell table:style-name="ce8" table:formula="of:=([.E14]-[.D14])/[.$B$8]" office:value-type="float" office:value="57.484375" calcext:value-type="float">
            <text:p>57,484375</text:p>
          </table:table-cell>
          <table:table-cell/>
          <table:table-cell table:style-name="ce8" table:formula="of:=[.A14]^2" office:value-type="float" office:value="21.390625" calcext:value-type="float">
            <text:p>21,390625</text:p>
          </table:table-cell>
          <table:table-cell table:style-name="ce8" table:formula="of:=[.B14]^2" office:value-type="float" office:value="17.015625" calcext:value-type="float">
            <text:p>17,015625</text:p>
          </table:table-cell>
          <table:table-cell table:style-name="ce8" table:formula="of:=([.I14]-[.H14])/[.$B$8]" office:value-type="float" office:value="-8.75" calcext:value-type="float">
            <text:p>-8,75</text:p>
          </table:table-cell>
          <table:table-cell table:style-name="Default"/>
          <table:table-cell table:style-name="ce13" table:formula="of:=[.F14]+[.J14]" office:value-type="float" office:value="48.734375" calcext:value-type="float">
            <text:p>48,734375</text:p>
          </table:table-cell>
          <table:table-cell table:style-name="ce8" table:formula="of:=3*[.A14]^2+2*[.A14]" office:value-type="float" office:value="54.921875" calcext:value-type="float">
            <text:p>54,921875</text:p>
          </table:table-cell>
          <table:table-cell table:number-columns-repeated="1011"/>
        </table:table-row>
        <table:table-row table:style-name="ro4">
          <table:table-cell table:style-name="ce6" table:formula="of:=[.A14]+0.125" office:value-type="float" office:value="-4.5" calcext:value-type="float">
            <text:p>-4,5</text:p>
          </table:table-cell>
          <table:table-cell table:style-name="ce8" table:formula="of:=[.A15]+[.$B$8]" office:value-type="float" office:value="-4" calcext:value-type="float">
            <text:p>-4</text:p>
          </table:table-cell>
          <table:table-cell table:style-name="Default"/>
          <table:table-cell table:style-name="ce8" table:formula="of:=[.A15]^3" office:value-type="float" office:value="-91.125" calcext:value-type="float">
            <text:p>-91,125</text:p>
          </table:table-cell>
          <table:table-cell table:style-name="ce8" table:formula="of:=[.B15]^3" office:value-type="float" office:value="-64" calcext:value-type="float">
            <text:p>-64</text:p>
          </table:table-cell>
          <table:table-cell table:style-name="ce8" table:formula="of:=([.E15]-[.D15])/[.$B$8]" office:value-type="float" office:value="54.25" calcext:value-type="float">
            <text:p>54,25</text:p>
          </table:table-cell>
          <table:table-cell/>
          <table:table-cell table:style-name="ce8" table:formula="of:=[.A15]^2" office:value-type="float" office:value="20.25" calcext:value-type="float">
            <text:p>20,25</text:p>
          </table:table-cell>
          <table:table-cell table:style-name="ce8" table:formula="of:=[.B15]^2" office:value-type="float" office:value="16" calcext:value-type="float">
            <text:p>16</text:p>
          </table:table-cell>
          <table:table-cell table:style-name="ce8" table:formula="of:=([.I15]-[.H15])/[.$B$8]" office:value-type="float" office:value="-8.5" calcext:value-type="float">
            <text:p>-8,5</text:p>
          </table:table-cell>
          <table:table-cell table:style-name="Default"/>
          <table:table-cell table:style-name="ce13" table:formula="of:=[.F15]+[.J15]" office:value-type="float" office:value="45.75" calcext:value-type="float">
            <text:p>45,75</text:p>
          </table:table-cell>
          <table:table-cell table:style-name="ce8" table:formula="of:=3*[.A15]^2+2*[.A15]" office:value-type="float" office:value="51.75" calcext:value-type="float">
            <text:p>51,75</text:p>
          </table:table-cell>
          <table:table-cell table:number-columns-repeated="1011"/>
        </table:table-row>
        <table:table-row table:style-name="ro4">
          <table:table-cell table:style-name="ce6" table:formula="of:=[.A15]+0.125" office:value-type="float" office:value="-4.375" calcext:value-type="float">
            <text:p>-4,375</text:p>
          </table:table-cell>
          <table:table-cell table:style-name="ce8" table:formula="of:=[.A16]+[.$B$8]" office:value-type="float" office:value="-3.875" calcext:value-type="float">
            <text:p>-3,875</text:p>
          </table:table-cell>
          <table:table-cell table:style-name="Default"/>
          <table:table-cell table:style-name="ce8" table:formula="of:=[.A16]^3" office:value-type="float" office:value="-83.740234375" calcext:value-type="float">
            <text:p>-83,740234375</text:p>
          </table:table-cell>
          <table:table-cell table:style-name="ce8" table:formula="of:=[.B16]^3" office:value-type="float" office:value="-58.185546875" calcext:value-type="float">
            <text:p>-58,185546875</text:p>
          </table:table-cell>
          <table:table-cell table:style-name="ce8" table:formula="of:=([.E16]-[.D16])/[.$B$8]" office:value-type="float" office:value="51.109375" calcext:value-type="float">
            <text:p>51,109375</text:p>
          </table:table-cell>
          <table:table-cell/>
          <table:table-cell table:style-name="ce8" table:formula="of:=[.A16]^2" office:value-type="float" office:value="19.140625" calcext:value-type="float">
            <text:p>19,140625</text:p>
          </table:table-cell>
          <table:table-cell table:style-name="ce8" table:formula="of:=[.B16]^2" office:value-type="float" office:value="15.015625" calcext:value-type="float">
            <text:p>15,015625</text:p>
          </table:table-cell>
          <table:table-cell table:style-name="ce8" table:formula="of:=([.I16]-[.H16])/[.$B$8]" office:value-type="float" office:value="-8.25" calcext:value-type="float">
            <text:p>-8,25</text:p>
          </table:table-cell>
          <table:table-cell table:style-name="Default"/>
          <table:table-cell table:style-name="ce13" table:formula="of:=[.F16]+[.J16]" office:value-type="float" office:value="42.859375" calcext:value-type="float">
            <text:p>42,859375</text:p>
          </table:table-cell>
          <table:table-cell table:style-name="ce8" table:formula="of:=3*[.A16]^2+2*[.A16]" office:value-type="float" office:value="48.671875" calcext:value-type="float">
            <text:p>48,671875</text:p>
          </table:table-cell>
          <table:table-cell table:number-columns-repeated="1011"/>
        </table:table-row>
        <table:table-row table:style-name="ro4">
          <table:table-cell table:style-name="ce6" table:formula="of:=[.A16]+0.125" office:value-type="float" office:value="-4.25" calcext:value-type="float">
            <text:p>-4,25</text:p>
          </table:table-cell>
          <table:table-cell table:style-name="ce8" table:formula="of:=[.A17]+[.$B$8]" office:value-type="float" office:value="-3.75" calcext:value-type="float">
            <text:p>-3,75</text:p>
          </table:table-cell>
          <table:table-cell table:style-name="Default"/>
          <table:table-cell table:style-name="ce8" table:formula="of:=[.A17]^3" office:value-type="float" office:value="-76.765625" calcext:value-type="float">
            <text:p>-76,765625</text:p>
          </table:table-cell>
          <table:table-cell table:style-name="ce8" table:formula="of:=[.B17]^3" office:value-type="float" office:value="-52.734375" calcext:value-type="float">
            <text:p>-52,734375</text:p>
          </table:table-cell>
          <table:table-cell table:style-name="ce8" table:formula="of:=([.E17]-[.D17])/[.$B$8]" office:value-type="float" office:value="48.0625" calcext:value-type="float">
            <text:p>48,0625</text:p>
          </table:table-cell>
          <table:table-cell/>
          <table:table-cell table:style-name="ce8" table:formula="of:=[.A17]^2" office:value-type="float" office:value="18.0625" calcext:value-type="float">
            <text:p>18,0625</text:p>
          </table:table-cell>
          <table:table-cell table:style-name="ce8" table:formula="of:=[.B17]^2" office:value-type="float" office:value="14.0625" calcext:value-type="float">
            <text:p>14,0625</text:p>
          </table:table-cell>
          <table:table-cell table:style-name="ce8" table:formula="of:=([.I17]-[.H17])/[.$B$8]" office:value-type="float" office:value="-8" calcext:value-type="float">
            <text:p>-8</text:p>
          </table:table-cell>
          <table:table-cell table:style-name="Default"/>
          <table:table-cell table:style-name="ce13" table:formula="of:=[.F17]+[.J17]" office:value-type="float" office:value="40.0625" calcext:value-type="float">
            <text:p>40,0625</text:p>
          </table:table-cell>
          <table:table-cell table:style-name="ce8" table:formula="of:=3*[.A17]^2+2*[.A17]" office:value-type="float" office:value="45.6875" calcext:value-type="float">
            <text:p>45,6875</text:p>
          </table:table-cell>
          <table:table-cell table:number-columns-repeated="1011"/>
        </table:table-row>
        <table:table-row table:style-name="ro4">
          <table:table-cell table:style-name="ce6" table:formula="of:=[.A17]+0.125" office:value-type="float" office:value="-4.125" calcext:value-type="float">
            <text:p>-4,125</text:p>
          </table:table-cell>
          <table:table-cell table:style-name="ce8" table:formula="of:=[.A18]+[.$B$8]" office:value-type="float" office:value="-3.625" calcext:value-type="float">
            <text:p>-3,625</text:p>
          </table:table-cell>
          <table:table-cell table:style-name="Default"/>
          <table:table-cell table:style-name="ce8" table:formula="of:=[.A18]^3" office:value-type="float" office:value="-70.189453125" calcext:value-type="float">
            <text:p>-70,189453125</text:p>
          </table:table-cell>
          <table:table-cell table:style-name="ce8" table:formula="of:=[.B18]^3" office:value-type="float" office:value="-47.634765625" calcext:value-type="float">
            <text:p>-47,634765625</text:p>
          </table:table-cell>
          <table:table-cell table:style-name="ce8" table:formula="of:=([.E18]-[.D18])/[.$B$8]" office:value-type="float" office:value="45.109375" calcext:value-type="float">
            <text:p>45,109375</text:p>
          </table:table-cell>
          <table:table-cell/>
          <table:table-cell table:style-name="ce8" table:formula="of:=[.A18]^2" office:value-type="float" office:value="17.015625" calcext:value-type="float">
            <text:p>17,015625</text:p>
          </table:table-cell>
          <table:table-cell table:style-name="ce8" table:formula="of:=[.B18]^2" office:value-type="float" office:value="13.140625" calcext:value-type="float">
            <text:p>13,140625</text:p>
          </table:table-cell>
          <table:table-cell table:style-name="ce8" table:formula="of:=([.I18]-[.H18])/[.$B$8]" office:value-type="float" office:value="-7.75" calcext:value-type="float">
            <text:p>-7,75</text:p>
          </table:table-cell>
          <table:table-cell table:style-name="Default"/>
          <table:table-cell table:style-name="ce13" table:formula="of:=[.F18]+[.J18]" office:value-type="float" office:value="37.359375" calcext:value-type="float">
            <text:p>37,359375</text:p>
          </table:table-cell>
          <table:table-cell table:style-name="ce8" table:formula="of:=3*[.A18]^2+2*[.A18]" office:value-type="float" office:value="42.796875" calcext:value-type="float">
            <text:p>42,796875</text:p>
          </table:table-cell>
          <table:table-cell table:number-columns-repeated="1011"/>
        </table:table-row>
        <table:table-row table:style-name="ro4">
          <table:table-cell table:style-name="ce6" table:formula="of:=[.A18]+0.125" office:value-type="float" office:value="-4" calcext:value-type="float">
            <text:p>-4</text:p>
          </table:table-cell>
          <table:table-cell table:style-name="ce8" table:formula="of:=[.A19]+[.$B$8]" office:value-type="float" office:value="-3.5" calcext:value-type="float">
            <text:p>-3,5</text:p>
          </table:table-cell>
          <table:table-cell table:style-name="Default"/>
          <table:table-cell table:style-name="ce8" table:formula="of:=[.A19]^3" office:value-type="float" office:value="-64" calcext:value-type="float">
            <text:p>-64</text:p>
          </table:table-cell>
          <table:table-cell table:style-name="ce8" table:formula="of:=[.B19]^3" office:value-type="float" office:value="-42.875" calcext:value-type="float">
            <text:p>-42,875</text:p>
          </table:table-cell>
          <table:table-cell table:style-name="ce8" table:formula="of:=([.E19]-[.D19])/[.$B$8]" office:value-type="float" office:value="42.25" calcext:value-type="float">
            <text:p>42,25</text:p>
          </table:table-cell>
          <table:table-cell/>
          <table:table-cell table:style-name="ce8" table:formula="of:=[.A19]^2" office:value-type="float" office:value="16" calcext:value-type="float">
            <text:p>16</text:p>
          </table:table-cell>
          <table:table-cell table:style-name="ce8" table:formula="of:=[.B19]^2" office:value-type="float" office:value="12.25" calcext:value-type="float">
            <text:p>12,25</text:p>
          </table:table-cell>
          <table:table-cell table:style-name="ce8" table:formula="of:=([.I19]-[.H19])/[.$B$8]" office:value-type="float" office:value="-7.5" calcext:value-type="float">
            <text:p>-7,5</text:p>
          </table:table-cell>
          <table:table-cell table:style-name="Default"/>
          <table:table-cell table:style-name="ce13" table:formula="of:=[.F19]+[.J19]" office:value-type="float" office:value="34.75" calcext:value-type="float">
            <text:p>34,75</text:p>
          </table:table-cell>
          <table:table-cell table:style-name="ce8" table:formula="of:=3*[.A19]^2+2*[.A19]" office:value-type="float" office:value="40" calcext:value-type="float">
            <text:p>40</text:p>
          </table:table-cell>
          <table:table-cell table:number-columns-repeated="1011"/>
        </table:table-row>
        <table:table-row table:style-name="ro4">
          <table:table-cell table:style-name="ce6" table:formula="of:=[.A19]+0.125" office:value-type="float" office:value="-3.875" calcext:value-type="float">
            <text:p>-3,875</text:p>
          </table:table-cell>
          <table:table-cell table:style-name="ce8" table:formula="of:=[.A20]+[.$B$8]" office:value-type="float" office:value="-3.375" calcext:value-type="float">
            <text:p>-3,375</text:p>
          </table:table-cell>
          <table:table-cell table:style-name="Default"/>
          <table:table-cell table:style-name="ce8" table:formula="of:=[.A20]^3" office:value-type="float" office:value="-58.185546875" calcext:value-type="float">
            <text:p>-58,185546875</text:p>
          </table:table-cell>
          <table:table-cell table:style-name="ce8" table:formula="of:=[.B20]^3" office:value-type="float" office:value="-38.443359375" calcext:value-type="float">
            <text:p>-38,443359375</text:p>
          </table:table-cell>
          <table:table-cell table:style-name="ce8" table:formula="of:=([.E20]-[.D20])/[.$B$8]" office:value-type="float" office:value="39.484375" calcext:value-type="float">
            <text:p>39,484375</text:p>
          </table:table-cell>
          <table:table-cell/>
          <table:table-cell table:style-name="ce8" table:formula="of:=[.A20]^2" office:value-type="float" office:value="15.015625" calcext:value-type="float">
            <text:p>15,015625</text:p>
          </table:table-cell>
          <table:table-cell table:style-name="ce8" table:formula="of:=[.B20]^2" office:value-type="float" office:value="11.390625" calcext:value-type="float">
            <text:p>11,390625</text:p>
          </table:table-cell>
          <table:table-cell table:style-name="ce8" table:formula="of:=([.I20]-[.H20])/[.$B$8]" office:value-type="float" office:value="-7.25" calcext:value-type="float">
            <text:p>-7,25</text:p>
          </table:table-cell>
          <table:table-cell table:style-name="Default"/>
          <table:table-cell table:style-name="ce13" table:formula="of:=[.F20]+[.J20]" office:value-type="float" office:value="32.234375" calcext:value-type="float">
            <text:p>32,234375</text:p>
          </table:table-cell>
          <table:table-cell table:style-name="ce8" table:formula="of:=3*[.A20]^2+2*[.A20]" office:value-type="float" office:value="37.296875" calcext:value-type="float">
            <text:p>37,296875</text:p>
          </table:table-cell>
          <table:table-cell table:number-columns-repeated="1011"/>
        </table:table-row>
        <table:table-row table:style-name="ro4">
          <table:table-cell table:style-name="ce6" table:formula="of:=[.A20]+0.125" office:value-type="float" office:value="-3.75" calcext:value-type="float">
            <text:p>-3,75</text:p>
          </table:table-cell>
          <table:table-cell table:style-name="ce8" table:formula="of:=[.A21]+[.$B$8]" office:value-type="float" office:value="-3.25" calcext:value-type="float">
            <text:p>-3,25</text:p>
          </table:table-cell>
          <table:table-cell table:style-name="Default"/>
          <table:table-cell table:style-name="ce8" table:formula="of:=[.A21]^3" office:value-type="float" office:value="-52.734375" calcext:value-type="float">
            <text:p>-52,734375</text:p>
          </table:table-cell>
          <table:table-cell table:style-name="ce8" table:formula="of:=[.B21]^3" office:value-type="float" office:value="-34.328125" calcext:value-type="float">
            <text:p>-34,328125</text:p>
          </table:table-cell>
          <table:table-cell table:style-name="ce8" table:formula="of:=([.E21]-[.D21])/[.$B$8]" office:value-type="float" office:value="36.8125" calcext:value-type="float">
            <text:p>36,8125</text:p>
          </table:table-cell>
          <table:table-cell/>
          <table:table-cell table:style-name="ce8" table:formula="of:=[.A21]^2" office:value-type="float" office:value="14.0625" calcext:value-type="float">
            <text:p>14,0625</text:p>
          </table:table-cell>
          <table:table-cell table:style-name="ce8" table:formula="of:=[.B21]^2" office:value-type="float" office:value="10.5625" calcext:value-type="float">
            <text:p>10,5625</text:p>
          </table:table-cell>
          <table:table-cell table:style-name="ce8" table:formula="of:=([.I21]-[.H21])/[.$B$8]" office:value-type="float" office:value="-7" calcext:value-type="float">
            <text:p>-7</text:p>
          </table:table-cell>
          <table:table-cell table:style-name="Default"/>
          <table:table-cell table:style-name="ce13" table:formula="of:=[.F21]+[.J21]" office:value-type="float" office:value="29.8125" calcext:value-type="float">
            <text:p>29,8125</text:p>
          </table:table-cell>
          <table:table-cell table:style-name="ce8" table:formula="of:=3*[.A21]^2+2*[.A21]" office:value-type="float" office:value="34.6875" calcext:value-type="float">
            <text:p>34,6875</text:p>
          </table:table-cell>
          <table:table-cell table:number-columns-repeated="1011"/>
        </table:table-row>
        <table:table-row table:style-name="ro4">
          <table:table-cell table:style-name="ce6" table:formula="of:=[.A21]+0.125" office:value-type="float" office:value="-3.625" calcext:value-type="float">
            <text:p>-3,625</text:p>
          </table:table-cell>
          <table:table-cell table:style-name="ce8" table:formula="of:=[.A22]+[.$B$8]" office:value-type="float" office:value="-3.125" calcext:value-type="float">
            <text:p>-3,125</text:p>
          </table:table-cell>
          <table:table-cell table:style-name="Default"/>
          <table:table-cell table:style-name="ce8" table:formula="of:=[.A22]^3" office:value-type="float" office:value="-47.634765625" calcext:value-type="float">
            <text:p>-47,634765625</text:p>
          </table:table-cell>
          <table:table-cell table:style-name="ce8" table:formula="of:=[.B22]^3" office:value-type="float" office:value="-30.517578125" calcext:value-type="float">
            <text:p>-30,517578125</text:p>
          </table:table-cell>
          <table:table-cell table:style-name="ce8" table:formula="of:=([.E22]-[.D22])/[.$B$8]" office:value-type="float" office:value="34.234375" calcext:value-type="float">
            <text:p>34,234375</text:p>
          </table:table-cell>
          <table:table-cell/>
          <table:table-cell table:style-name="ce8" table:formula="of:=[.A22]^2" office:value-type="float" office:value="13.140625" calcext:value-type="float">
            <text:p>13,140625</text:p>
          </table:table-cell>
          <table:table-cell table:style-name="ce8" table:formula="of:=[.B22]^2" office:value-type="float" office:value="9.765625" calcext:value-type="float">
            <text:p>9,765625</text:p>
          </table:table-cell>
          <table:table-cell table:style-name="ce8" table:formula="of:=([.I22]-[.H22])/[.$B$8]" office:value-type="float" office:value="-6.75" calcext:value-type="float">
            <text:p>-6,75</text:p>
          </table:table-cell>
          <table:table-cell table:style-name="Default"/>
          <table:table-cell table:style-name="ce13" table:formula="of:=[.F22]+[.J22]" office:value-type="float" office:value="27.484375" calcext:value-type="float">
            <text:p>27,484375</text:p>
          </table:table-cell>
          <table:table-cell table:style-name="ce8" table:formula="of:=3*[.A22]^2+2*[.A22]" office:value-type="float" office:value="32.171875" calcext:value-type="float">
            <text:p>32,171875</text:p>
          </table:table-cell>
          <table:table-cell table:number-columns-repeated="1011"/>
        </table:table-row>
        <table:table-row table:style-name="ro4">
          <table:table-cell table:style-name="ce6" table:formula="of:=[.A22]+0.125" office:value-type="float" office:value="-3.5" calcext:value-type="float">
            <text:p>-3,5</text:p>
          </table:table-cell>
          <table:table-cell table:style-name="ce8" table:formula="of:=[.A23]+[.$B$8]" office:value-type="float" office:value="-3" calcext:value-type="float">
            <text:p>-3</text:p>
          </table:table-cell>
          <table:table-cell table:style-name="Default"/>
          <table:table-cell table:style-name="ce8" table:formula="of:=[.A23]^3" office:value-type="float" office:value="-42.875" calcext:value-type="float">
            <text:p>-42,875</text:p>
          </table:table-cell>
          <table:table-cell table:style-name="ce8" table:formula="of:=[.B23]^3" office:value-type="float" office:value="-27" calcext:value-type="float">
            <text:p>-27</text:p>
          </table:table-cell>
          <table:table-cell table:style-name="ce8" table:formula="of:=([.E23]-[.D23])/[.$B$8]" office:value-type="float" office:value="31.75" calcext:value-type="float">
            <text:p>31,75</text:p>
          </table:table-cell>
          <table:table-cell/>
          <table:table-cell table:style-name="ce8" table:formula="of:=[.A23]^2" office:value-type="float" office:value="12.25" calcext:value-type="float">
            <text:p>12,25</text:p>
          </table:table-cell>
          <table:table-cell table:style-name="ce8" table:formula="of:=[.B23]^2" office:value-type="float" office:value="9" calcext:value-type="float">
            <text:p>9</text:p>
          </table:table-cell>
          <table:table-cell table:style-name="ce8" table:formula="of:=([.I23]-[.H23])/[.$B$8]" office:value-type="float" office:value="-6.5" calcext:value-type="float">
            <text:p>-6,5</text:p>
          </table:table-cell>
          <table:table-cell table:style-name="Default"/>
          <table:table-cell table:style-name="ce13" table:formula="of:=[.F23]+[.J23]" office:value-type="float" office:value="25.25" calcext:value-type="float">
            <text:p>25,25</text:p>
          </table:table-cell>
          <table:table-cell table:style-name="ce8" table:formula="of:=3*[.A23]^2+2*[.A23]" office:value-type="float" office:value="29.75" calcext:value-type="float">
            <text:p>29,75</text:p>
          </table:table-cell>
          <table:table-cell table:number-columns-repeated="1011"/>
        </table:table-row>
        <table:table-row table:style-name="ro4">
          <table:table-cell table:style-name="ce6" table:formula="of:=[.A23]+0.125" office:value-type="float" office:value="-3.375" calcext:value-type="float">
            <text:p>-3,375</text:p>
          </table:table-cell>
          <table:table-cell table:style-name="ce8" table:formula="of:=[.A24]+[.$B$8]" office:value-type="float" office:value="-2.875" calcext:value-type="float">
            <text:p>-2,875</text:p>
          </table:table-cell>
          <table:table-cell table:style-name="Default"/>
          <table:table-cell table:style-name="ce8" table:formula="of:=[.A24]^3" office:value-type="float" office:value="-38.443359375" calcext:value-type="float">
            <text:p>-38,443359375</text:p>
          </table:table-cell>
          <table:table-cell table:style-name="ce8" table:formula="of:=[.B24]^3" office:value-type="float" office:value="-23.763671875" calcext:value-type="float">
            <text:p>-23,763671875</text:p>
          </table:table-cell>
          <table:table-cell table:style-name="ce8" table:formula="of:=([.E24]-[.D24])/[.$B$8]" office:value-type="float" office:value="29.359375" calcext:value-type="float">
            <text:p>29,359375</text:p>
          </table:table-cell>
          <table:table-cell/>
          <table:table-cell table:style-name="ce8" table:formula="of:=[.A24]^2" office:value-type="float" office:value="11.390625" calcext:value-type="float">
            <text:p>11,390625</text:p>
          </table:table-cell>
          <table:table-cell table:style-name="ce8" table:formula="of:=[.B24]^2" office:value-type="float" office:value="8.265625" calcext:value-type="float">
            <text:p>8,265625</text:p>
          </table:table-cell>
          <table:table-cell table:style-name="ce8" table:formula="of:=([.I24]-[.H24])/[.$B$8]" office:value-type="float" office:value="-6.25" calcext:value-type="float">
            <text:p>-6,25</text:p>
          </table:table-cell>
          <table:table-cell table:style-name="Default"/>
          <table:table-cell table:style-name="ce13" table:formula="of:=[.F24]+[.J24]" office:value-type="float" office:value="23.109375" calcext:value-type="float">
            <text:p>23,109375</text:p>
          </table:table-cell>
          <table:table-cell table:style-name="ce8" table:formula="of:=3*[.A24]^2+2*[.A24]" office:value-type="float" office:value="27.421875" calcext:value-type="float">
            <text:p>27,421875</text:p>
          </table:table-cell>
          <table:table-cell table:number-columns-repeated="1011"/>
        </table:table-row>
        <table:table-row table:style-name="ro4">
          <table:table-cell table:style-name="ce6" table:formula="of:=[.A24]+0.125" office:value-type="float" office:value="-3.25" calcext:value-type="float">
            <text:p>-3,25</text:p>
          </table:table-cell>
          <table:table-cell table:style-name="ce8" table:formula="of:=[.A25]+[.$B$8]" office:value-type="float" office:value="-2.75" calcext:value-type="float">
            <text:p>-2,75</text:p>
          </table:table-cell>
          <table:table-cell table:style-name="Default"/>
          <table:table-cell table:style-name="ce8" table:formula="of:=[.A25]^3" office:value-type="float" office:value="-34.328125" calcext:value-type="float">
            <text:p>-34,328125</text:p>
          </table:table-cell>
          <table:table-cell table:style-name="ce8" table:formula="of:=[.B25]^3" office:value-type="float" office:value="-20.796875" calcext:value-type="float">
            <text:p>-20,796875</text:p>
          </table:table-cell>
          <table:table-cell table:style-name="ce8" table:formula="of:=([.E25]-[.D25])/[.$B$8]" office:value-type="float" office:value="27.0625" calcext:value-type="float">
            <text:p>27,0625</text:p>
          </table:table-cell>
          <table:table-cell/>
          <table:table-cell table:style-name="ce8" table:formula="of:=[.A25]^2" office:value-type="float" office:value="10.5625" calcext:value-type="float">
            <text:p>10,5625</text:p>
          </table:table-cell>
          <table:table-cell table:style-name="ce8" table:formula="of:=[.B25]^2" office:value-type="float" office:value="7.5625" calcext:value-type="float">
            <text:p>7,5625</text:p>
          </table:table-cell>
          <table:table-cell table:style-name="ce8" table:formula="of:=([.I25]-[.H25])/[.$B$8]" office:value-type="float" office:value="-6" calcext:value-type="float">
            <text:p>-6</text:p>
          </table:table-cell>
          <table:table-cell table:style-name="Default"/>
          <table:table-cell table:style-name="ce13" table:formula="of:=[.F25]+[.J25]" office:value-type="float" office:value="21.0625" calcext:value-type="float">
            <text:p>21,0625</text:p>
          </table:table-cell>
          <table:table-cell table:style-name="ce8" table:formula="of:=3*[.A25]^2+2*[.A25]" office:value-type="float" office:value="25.1875" calcext:value-type="float">
            <text:p>25,1875</text:p>
          </table:table-cell>
          <table:table-cell table:number-columns-repeated="1011"/>
        </table:table-row>
        <table:table-row table:style-name="ro4">
          <table:table-cell table:style-name="ce6" table:formula="of:=[.A25]+0.125" office:value-type="float" office:value="-3.125" calcext:value-type="float">
            <text:p>-3,125</text:p>
          </table:table-cell>
          <table:table-cell table:style-name="ce8" table:formula="of:=[.A26]+[.$B$8]" office:value-type="float" office:value="-2.625" calcext:value-type="float">
            <text:p>-2,625</text:p>
          </table:table-cell>
          <table:table-cell table:style-name="Default"/>
          <table:table-cell table:style-name="ce8" table:formula="of:=[.A26]^3" office:value-type="float" office:value="-30.517578125" calcext:value-type="float">
            <text:p>-30,517578125</text:p>
          </table:table-cell>
          <table:table-cell table:style-name="ce8" table:formula="of:=[.B26]^3" office:value-type="float" office:value="-18.087890625" calcext:value-type="float">
            <text:p>-18,087890625</text:p>
          </table:table-cell>
          <table:table-cell table:style-name="ce8" table:formula="of:=([.E26]-[.D26])/[.$B$8]" office:value-type="float" office:value="24.859375" calcext:value-type="float">
            <text:p>24,859375</text:p>
          </table:table-cell>
          <table:table-cell/>
          <table:table-cell table:style-name="ce8" table:formula="of:=[.A26]^2" office:value-type="float" office:value="9.765625" calcext:value-type="float">
            <text:p>9,765625</text:p>
          </table:table-cell>
          <table:table-cell table:style-name="ce8" table:formula="of:=[.B26]^2" office:value-type="float" office:value="6.890625" calcext:value-type="float">
            <text:p>6,890625</text:p>
          </table:table-cell>
          <table:table-cell table:style-name="ce8" table:formula="of:=([.I26]-[.H26])/[.$B$8]" office:value-type="float" office:value="-5.75" calcext:value-type="float">
            <text:p>-5,75</text:p>
          </table:table-cell>
          <table:table-cell table:style-name="Default"/>
          <table:table-cell table:style-name="ce13" table:formula="of:=[.F26]+[.J26]" office:value-type="float" office:value="19.109375" calcext:value-type="float">
            <text:p>19,109375</text:p>
          </table:table-cell>
          <table:table-cell table:style-name="ce8" table:formula="of:=3*[.A26]^2+2*[.A26]" office:value-type="float" office:value="23.046875" calcext:value-type="float">
            <text:p>23,046875</text:p>
          </table:table-cell>
          <table:table-cell table:number-columns-repeated="1011"/>
        </table:table-row>
        <table:table-row table:style-name="ro4">
          <table:table-cell table:style-name="ce6" table:formula="of:=[.A26]+0.125" office:value-type="float" office:value="-3" calcext:value-type="float">
            <text:p>-3</text:p>
          </table:table-cell>
          <table:table-cell table:style-name="ce8" table:formula="of:=[.A27]+[.$B$8]" office:value-type="float" office:value="-2.5" calcext:value-type="float">
            <text:p>-2,5</text:p>
          </table:table-cell>
          <table:table-cell table:style-name="Default"/>
          <table:table-cell table:style-name="ce8" table:formula="of:=[.A27]^3" office:value-type="float" office:value="-27" calcext:value-type="float">
            <text:p>-27</text:p>
          </table:table-cell>
          <table:table-cell table:style-name="ce8" table:formula="of:=[.B27]^3" office:value-type="float" office:value="-15.625" calcext:value-type="float">
            <text:p>-15,625</text:p>
          </table:table-cell>
          <table:table-cell table:style-name="ce8" table:formula="of:=([.E27]-[.D27])/[.$B$8]" office:value-type="float" office:value="22.75" calcext:value-type="float">
            <text:p>22,75</text:p>
          </table:table-cell>
          <table:table-cell/>
          <table:table-cell table:style-name="ce8" table:formula="of:=[.A27]^2" office:value-type="float" office:value="9" calcext:value-type="float">
            <text:p>9</text:p>
          </table:table-cell>
          <table:table-cell table:style-name="ce8" table:formula="of:=[.B27]^2" office:value-type="float" office:value="6.25" calcext:value-type="float">
            <text:p>6,25</text:p>
          </table:table-cell>
          <table:table-cell table:style-name="ce8" table:formula="of:=([.I27]-[.H27])/[.$B$8]" office:value-type="float" office:value="-5.5" calcext:value-type="float">
            <text:p>-5,5</text:p>
          </table:table-cell>
          <table:table-cell table:style-name="Default"/>
          <table:table-cell table:style-name="ce13" table:formula="of:=[.F27]+[.J27]" office:value-type="float" office:value="17.25" calcext:value-type="float">
            <text:p>17,25</text:p>
          </table:table-cell>
          <table:table-cell table:style-name="ce8" table:formula="of:=3*[.A27]^2+2*[.A27]" office:value-type="float" office:value="21" calcext:value-type="float">
            <text:p>21</text:p>
          </table:table-cell>
          <table:table-cell table:number-columns-repeated="1011"/>
        </table:table-row>
        <table:table-row table:style-name="ro4">
          <table:table-cell table:style-name="ce6" table:formula="of:=[.A27]+0.125" office:value-type="float" office:value="-2.875" calcext:value-type="float">
            <text:p>-2,875</text:p>
          </table:table-cell>
          <table:table-cell table:style-name="ce8" table:formula="of:=[.A28]+[.$B$8]" office:value-type="float" office:value="-2.375" calcext:value-type="float">
            <text:p>-2,375</text:p>
          </table:table-cell>
          <table:table-cell table:style-name="Default"/>
          <table:table-cell table:style-name="ce8" table:formula="of:=[.A28]^3" office:value-type="float" office:value="-23.763671875" calcext:value-type="float">
            <text:p>-23,763671875</text:p>
          </table:table-cell>
          <table:table-cell table:style-name="ce8" table:formula="of:=[.B28]^3" office:value-type="float" office:value="-13.396484375" calcext:value-type="float">
            <text:p>-13,396484375</text:p>
          </table:table-cell>
          <table:table-cell table:style-name="ce8" table:formula="of:=([.E28]-[.D28])/[.$B$8]" office:value-type="float" office:value="20.734375" calcext:value-type="float">
            <text:p>20,734375</text:p>
          </table:table-cell>
          <table:table-cell/>
          <table:table-cell table:style-name="ce8" table:formula="of:=[.A28]^2" office:value-type="float" office:value="8.265625" calcext:value-type="float">
            <text:p>8,265625</text:p>
          </table:table-cell>
          <table:table-cell table:style-name="ce8" table:formula="of:=[.B28]^2" office:value-type="float" office:value="5.640625" calcext:value-type="float">
            <text:p>5,640625</text:p>
          </table:table-cell>
          <table:table-cell table:style-name="ce8" table:formula="of:=([.I28]-[.H28])/[.$B$8]" office:value-type="float" office:value="-5.25" calcext:value-type="float">
            <text:p>-5,25</text:p>
          </table:table-cell>
          <table:table-cell table:style-name="Default"/>
          <table:table-cell table:style-name="ce13" table:formula="of:=[.F28]+[.J28]" office:value-type="float" office:value="15.484375" calcext:value-type="float">
            <text:p>15,484375</text:p>
          </table:table-cell>
          <table:table-cell table:style-name="ce8" table:formula="of:=3*[.A28]^2+2*[.A28]" office:value-type="float" office:value="19.046875" calcext:value-type="float">
            <text:p>19,046875</text:p>
          </table:table-cell>
          <table:table-cell table:number-columns-repeated="1011"/>
        </table:table-row>
        <table:table-row table:style-name="ro4">
          <table:table-cell table:style-name="ce6" table:formula="of:=[.A28]+0.125" office:value-type="float" office:value="-2.75" calcext:value-type="float">
            <text:p>-2,75</text:p>
          </table:table-cell>
          <table:table-cell table:style-name="ce8" table:formula="of:=[.A29]+[.$B$8]" office:value-type="float" office:value="-2.25" calcext:value-type="float">
            <text:p>-2,25</text:p>
          </table:table-cell>
          <table:table-cell table:style-name="Default"/>
          <table:table-cell table:style-name="ce8" table:formula="of:=[.A29]^3" office:value-type="float" office:value="-20.796875" calcext:value-type="float">
            <text:p>-20,796875</text:p>
          </table:table-cell>
          <table:table-cell table:style-name="ce8" table:formula="of:=[.B29]^3" office:value-type="float" office:value="-11.390625" calcext:value-type="float">
            <text:p>-11,390625</text:p>
          </table:table-cell>
          <table:table-cell table:style-name="ce8" table:formula="of:=([.E29]-[.D29])/[.$B$8]" office:value-type="float" office:value="18.8125" calcext:value-type="float">
            <text:p>18,8125</text:p>
          </table:table-cell>
          <table:table-cell/>
          <table:table-cell table:style-name="ce8" table:formula="of:=[.A29]^2" office:value-type="float" office:value="7.5625" calcext:value-type="float">
            <text:p>7,5625</text:p>
          </table:table-cell>
          <table:table-cell table:style-name="ce8" table:formula="of:=[.B29]^2" office:value-type="float" office:value="5.0625" calcext:value-type="float">
            <text:p>5,0625</text:p>
          </table:table-cell>
          <table:table-cell table:style-name="ce8" table:formula="of:=([.I29]-[.H29])/[.$B$8]" office:value-type="float" office:value="-5" calcext:value-type="float">
            <text:p>-5</text:p>
          </table:table-cell>
          <table:table-cell table:style-name="Default"/>
          <table:table-cell table:style-name="ce13" table:formula="of:=[.F29]+[.J29]" office:value-type="float" office:value="13.8125" calcext:value-type="float">
            <text:p>13,8125</text:p>
          </table:table-cell>
          <table:table-cell table:style-name="ce8" table:formula="of:=3*[.A29]^2+2*[.A29]" office:value-type="float" office:value="17.1875" calcext:value-type="float">
            <text:p>17,1875</text:p>
          </table:table-cell>
          <table:table-cell table:number-columns-repeated="1011"/>
        </table:table-row>
        <table:table-row table:style-name="ro4">
          <table:table-cell table:style-name="ce6" table:formula="of:=[.A29]+0.125" office:value-type="float" office:value="-2.625" calcext:value-type="float">
            <text:p>-2,625</text:p>
          </table:table-cell>
          <table:table-cell table:style-name="ce8" table:formula="of:=[.A30]+[.$B$8]" office:value-type="float" office:value="-2.125" calcext:value-type="float">
            <text:p>-2,125</text:p>
          </table:table-cell>
          <table:table-cell table:style-name="Default"/>
          <table:table-cell table:style-name="ce8" table:formula="of:=[.A30]^3" office:value-type="float" office:value="-18.087890625" calcext:value-type="float">
            <text:p>-18,087890625</text:p>
          </table:table-cell>
          <table:table-cell table:style-name="ce8" table:formula="of:=[.B30]^3" office:value-type="float" office:value="-9.595703125" calcext:value-type="float">
            <text:p>-9,595703125</text:p>
          </table:table-cell>
          <table:table-cell table:style-name="ce8" table:formula="of:=([.E30]-[.D30])/[.$B$8]" office:value-type="float" office:value="16.984375" calcext:value-type="float">
            <text:p>16,984375</text:p>
          </table:table-cell>
          <table:table-cell/>
          <table:table-cell table:style-name="ce8" table:formula="of:=[.A30]^2" office:value-type="float" office:value="6.890625" calcext:value-type="float">
            <text:p>6,890625</text:p>
          </table:table-cell>
          <table:table-cell table:style-name="ce8" table:formula="of:=[.B30]^2" office:value-type="float" office:value="4.515625" calcext:value-type="float">
            <text:p>4,515625</text:p>
          </table:table-cell>
          <table:table-cell table:style-name="ce8" table:formula="of:=([.I30]-[.H30])/[.$B$8]" office:value-type="float" office:value="-4.75" calcext:value-type="float">
            <text:p>-4,75</text:p>
          </table:table-cell>
          <table:table-cell table:style-name="Default"/>
          <table:table-cell table:style-name="ce13" table:formula="of:=[.F30]+[.J30]" office:value-type="float" office:value="12.234375" calcext:value-type="float">
            <text:p>12,234375</text:p>
          </table:table-cell>
          <table:table-cell table:style-name="ce8" table:formula="of:=3*[.A30]^2+2*[.A30]" office:value-type="float" office:value="15.421875" calcext:value-type="float">
            <text:p>15,421875</text:p>
          </table:table-cell>
          <table:table-cell table:number-columns-repeated="1011"/>
        </table:table-row>
        <table:table-row table:style-name="ro4">
          <table:table-cell table:style-name="ce6" table:formula="of:=[.A30]+0.125" office:value-type="float" office:value="-2.5" calcext:value-type="float">
            <text:p>-2,5</text:p>
          </table:table-cell>
          <table:table-cell table:style-name="ce8" table:formula="of:=[.A31]+[.$B$8]" office:value-type="float" office:value="-2" calcext:value-type="float">
            <text:p>-2</text:p>
          </table:table-cell>
          <table:table-cell table:style-name="Default"/>
          <table:table-cell table:style-name="ce8" table:formula="of:=[.A31]^3" office:value-type="float" office:value="-15.625" calcext:value-type="float">
            <text:p>-15,625</text:p>
          </table:table-cell>
          <table:table-cell table:style-name="ce8" table:formula="of:=[.B31]^3" office:value-type="float" office:value="-8" calcext:value-type="float">
            <text:p>-8</text:p>
          </table:table-cell>
          <table:table-cell table:style-name="ce8" table:formula="of:=([.E31]-[.D31])/[.$B$8]" office:value-type="float" office:value="15.25" calcext:value-type="float">
            <text:p>15,25</text:p>
          </table:table-cell>
          <table:table-cell/>
          <table:table-cell table:style-name="ce8" table:formula="of:=[.A31]^2" office:value-type="float" office:value="6.25" calcext:value-type="float">
            <text:p>6,25</text:p>
          </table:table-cell>
          <table:table-cell table:style-name="ce8" table:formula="of:=[.B31]^2" office:value-type="float" office:value="4" calcext:value-type="float">
            <text:p>4</text:p>
          </table:table-cell>
          <table:table-cell table:style-name="ce8" table:formula="of:=([.I31]-[.H31])/[.$B$8]" office:value-type="float" office:value="-4.5" calcext:value-type="float">
            <text:p>-4,5</text:p>
          </table:table-cell>
          <table:table-cell table:style-name="Default"/>
          <table:table-cell table:style-name="ce13" table:formula="of:=[.F31]+[.J31]" office:value-type="float" office:value="10.75" calcext:value-type="float">
            <text:p>10,75</text:p>
          </table:table-cell>
          <table:table-cell table:style-name="ce8" table:formula="of:=3*[.A31]^2+2*[.A31]" office:value-type="float" office:value="13.75" calcext:value-type="float">
            <text:p>13,75</text:p>
          </table:table-cell>
          <table:table-cell table:number-columns-repeated="1011"/>
        </table:table-row>
        <table:table-row table:style-name="ro4">
          <table:table-cell table:style-name="ce6" table:formula="of:=[.A31]+0.125" office:value-type="float" office:value="-2.375" calcext:value-type="float">
            <text:p>-2,375</text:p>
          </table:table-cell>
          <table:table-cell table:style-name="ce8" table:formula="of:=[.A32]+[.$B$8]" office:value-type="float" office:value="-1.875" calcext:value-type="float">
            <text:p>-1,875</text:p>
          </table:table-cell>
          <table:table-cell table:style-name="Default"/>
          <table:table-cell table:style-name="ce8" table:formula="of:=[.A32]^3" office:value-type="float" office:value="-13.396484375" calcext:value-type="float">
            <text:p>-13,396484375</text:p>
          </table:table-cell>
          <table:table-cell table:style-name="ce8" table:formula="of:=[.B32]^3" office:value-type="float" office:value="-6.591796875" calcext:value-type="float">
            <text:p>-6,591796875</text:p>
          </table:table-cell>
          <table:table-cell table:style-name="ce8" table:formula="of:=([.E32]-[.D32])/[.$B$8]" office:value-type="float" office:value="13.609375" calcext:value-type="float">
            <text:p>13,609375</text:p>
          </table:table-cell>
          <table:table-cell/>
          <table:table-cell table:style-name="ce8" table:formula="of:=[.A32]^2" office:value-type="float" office:value="5.640625" calcext:value-type="float">
            <text:p>5,640625</text:p>
          </table:table-cell>
          <table:table-cell table:style-name="ce8" table:formula="of:=[.B32]^2" office:value-type="float" office:value="3.515625" calcext:value-type="float">
            <text:p>3,515625</text:p>
          </table:table-cell>
          <table:table-cell table:style-name="ce8" table:formula="of:=([.I32]-[.H32])/[.$B$8]" office:value-type="float" office:value="-4.25" calcext:value-type="float">
            <text:p>-4,25</text:p>
          </table:table-cell>
          <table:table-cell table:style-name="Default"/>
          <table:table-cell table:style-name="ce13" table:formula="of:=[.F32]+[.J32]" office:value-type="float" office:value="9.359375" calcext:value-type="float">
            <text:p>9,359375</text:p>
          </table:table-cell>
          <table:table-cell table:style-name="ce8" table:formula="of:=3*[.A32]^2+2*[.A32]" office:value-type="float" office:value="12.171875" calcext:value-type="float">
            <text:p>12,171875</text:p>
          </table:table-cell>
          <table:table-cell table:number-columns-repeated="1011"/>
        </table:table-row>
        <table:table-row table:style-name="ro4">
          <table:table-cell table:style-name="ce6" table:formula="of:=[.A32]+0.125" office:value-type="float" office:value="-2.25" calcext:value-type="float">
            <text:p>-2,25</text:p>
          </table:table-cell>
          <table:table-cell table:style-name="ce8" table:formula="of:=[.A33]+[.$B$8]" office:value-type="float" office:value="-1.75" calcext:value-type="float">
            <text:p>-1,75</text:p>
          </table:table-cell>
          <table:table-cell table:style-name="Default"/>
          <table:table-cell table:style-name="ce8" table:formula="of:=[.A33]^3" office:value-type="float" office:value="-11.390625" calcext:value-type="float">
            <text:p>-11,390625</text:p>
          </table:table-cell>
          <table:table-cell table:style-name="ce8" table:formula="of:=[.B33]^3" office:value-type="float" office:value="-5.359375" calcext:value-type="float">
            <text:p>-5,359375</text:p>
          </table:table-cell>
          <table:table-cell table:style-name="ce8" table:formula="of:=([.E33]-[.D33])/[.$B$8]" office:value-type="float" office:value="12.0625" calcext:value-type="float">
            <text:p>12,0625</text:p>
          </table:table-cell>
          <table:table-cell/>
          <table:table-cell table:style-name="ce8" table:formula="of:=[.A33]^2" office:value-type="float" office:value="5.0625" calcext:value-type="float">
            <text:p>5,0625</text:p>
          </table:table-cell>
          <table:table-cell table:style-name="ce8" table:formula="of:=[.B33]^2" office:value-type="float" office:value="3.0625" calcext:value-type="float">
            <text:p>3,0625</text:p>
          </table:table-cell>
          <table:table-cell table:style-name="ce8" table:formula="of:=([.I33]-[.H33])/[.$B$8]" office:value-type="float" office:value="-4" calcext:value-type="float">
            <text:p>-4</text:p>
          </table:table-cell>
          <table:table-cell table:style-name="Default"/>
          <table:table-cell table:style-name="ce13" table:formula="of:=[.F33]+[.J33]" office:value-type="float" office:value="8.0625" calcext:value-type="float">
            <text:p>8,0625</text:p>
          </table:table-cell>
          <table:table-cell table:style-name="ce8" table:formula="of:=3*[.A33]^2+2*[.A33]" office:value-type="float" office:value="10.6875" calcext:value-type="float">
            <text:p>10,6875</text:p>
          </table:table-cell>
          <table:table-cell table:number-columns-repeated="1011"/>
        </table:table-row>
        <table:table-row table:style-name="ro4">
          <table:table-cell table:style-name="ce6" table:formula="of:=[.A33]+0.125" office:value-type="float" office:value="-2.125" calcext:value-type="float">
            <text:p>-2,125</text:p>
          </table:table-cell>
          <table:table-cell table:style-name="ce8" table:formula="of:=[.A34]+[.$B$8]" office:value-type="float" office:value="-1.625" calcext:value-type="float">
            <text:p>-1,625</text:p>
          </table:table-cell>
          <table:table-cell table:style-name="Default"/>
          <table:table-cell table:style-name="ce8" table:formula="of:=[.A34]^3" office:value-type="float" office:value="-9.595703125" calcext:value-type="float">
            <text:p>-9,595703125</text:p>
          </table:table-cell>
          <table:table-cell table:style-name="ce8" table:formula="of:=[.B34]^3" office:value-type="float" office:value="-4.291015625" calcext:value-type="float">
            <text:p>-4,291015625</text:p>
          </table:table-cell>
          <table:table-cell table:style-name="ce8" table:formula="of:=([.E34]-[.D34])/[.$B$8]" office:value-type="float" office:value="10.609375" calcext:value-type="float">
            <text:p>10,609375</text:p>
          </table:table-cell>
          <table:table-cell/>
          <table:table-cell table:style-name="ce8" table:formula="of:=[.A34]^2" office:value-type="float" office:value="4.515625" calcext:value-type="float">
            <text:p>4,515625</text:p>
          </table:table-cell>
          <table:table-cell table:style-name="ce8" table:formula="of:=[.B34]^2" office:value-type="float" office:value="2.640625" calcext:value-type="float">
            <text:p>2,640625</text:p>
          </table:table-cell>
          <table:table-cell table:style-name="ce8" table:formula="of:=([.I34]-[.H34])/[.$B$8]" office:value-type="float" office:value="-3.75" calcext:value-type="float">
            <text:p>-3,75</text:p>
          </table:table-cell>
          <table:table-cell table:style-name="Default"/>
          <table:table-cell table:style-name="ce13" table:formula="of:=[.F34]+[.J34]" office:value-type="float" office:value="6.859375" calcext:value-type="float">
            <text:p>6,859375</text:p>
          </table:table-cell>
          <table:table-cell table:style-name="ce8" table:formula="of:=3*[.A34]^2+2*[.A34]" office:value-type="float" office:value="9.296875" calcext:value-type="float">
            <text:p>9,296875</text:p>
          </table:table-cell>
          <table:table-cell table:number-columns-repeated="1011"/>
        </table:table-row>
        <table:table-row table:style-name="ro4">
          <table:table-cell table:style-name="ce6" table:formula="of:=[.A34]+0.125" office:value-type="float" office:value="-2" calcext:value-type="float">
            <text:p>-2</text:p>
          </table:table-cell>
          <table:table-cell table:style-name="ce8" table:formula="of:=[.A35]+[.$B$8]" office:value-type="float" office:value="-1.5" calcext:value-type="float">
            <text:p>-1,5</text:p>
          </table:table-cell>
          <table:table-cell table:style-name="Default"/>
          <table:table-cell table:style-name="ce8" table:formula="of:=[.A35]^3" office:value-type="float" office:value="-8" calcext:value-type="float">
            <text:p>-8</text:p>
          </table:table-cell>
          <table:table-cell table:style-name="ce8" table:formula="of:=[.B35]^3" office:value-type="float" office:value="-3.375" calcext:value-type="float">
            <text:p>-3,375</text:p>
          </table:table-cell>
          <table:table-cell table:style-name="ce8" table:formula="of:=([.E35]-[.D35])/[.$B$8]" office:value-type="float" office:value="9.25" calcext:value-type="float">
            <text:p>9,25</text:p>
          </table:table-cell>
          <table:table-cell/>
          <table:table-cell table:style-name="ce8" table:formula="of:=[.A35]^2" office:value-type="float" office:value="4" calcext:value-type="float">
            <text:p>4</text:p>
          </table:table-cell>
          <table:table-cell table:style-name="ce8" table:formula="of:=[.B35]^2" office:value-type="float" office:value="2.25" calcext:value-type="float">
            <text:p>2,25</text:p>
          </table:table-cell>
          <table:table-cell table:style-name="ce8" table:formula="of:=([.I35]-[.H35])/[.$B$8]" office:value-type="float" office:value="-3.5" calcext:value-type="float">
            <text:p>-3,5</text:p>
          </table:table-cell>
          <table:table-cell table:style-name="Default"/>
          <table:table-cell table:style-name="ce13" table:formula="of:=[.F35]+[.J35]" office:value-type="float" office:value="5.75" calcext:value-type="float">
            <text:p>5,75</text:p>
          </table:table-cell>
          <table:table-cell table:style-name="ce8" table:formula="of:=3*[.A35]^2+2*[.A35]" office:value-type="float" office:value="8" calcext:value-type="float">
            <text:p>8</text:p>
          </table:table-cell>
          <table:table-cell table:number-columns-repeated="1011"/>
        </table:table-row>
        <table:table-row table:style-name="ro4">
          <table:table-cell table:style-name="ce6" table:formula="of:=[.A35]+0.125" office:value-type="float" office:value="-1.875" calcext:value-type="float">
            <text:p>-1,875</text:p>
          </table:table-cell>
          <table:table-cell table:style-name="ce8" table:formula="of:=[.A36]+[.$B$8]" office:value-type="float" office:value="-1.375" calcext:value-type="float">
            <text:p>-1,375</text:p>
          </table:table-cell>
          <table:table-cell table:style-name="Default"/>
          <table:table-cell table:style-name="ce8" table:formula="of:=[.A36]^3" office:value-type="float" office:value="-6.591796875" calcext:value-type="float">
            <text:p>-6,591796875</text:p>
          </table:table-cell>
          <table:table-cell table:style-name="ce8" table:formula="of:=[.B36]^3" office:value-type="float" office:value="-2.599609375" calcext:value-type="float">
            <text:p>-2,599609375</text:p>
          </table:table-cell>
          <table:table-cell table:style-name="ce8" table:formula="of:=([.E36]-[.D36])/[.$B$8]" office:value-type="float" office:value="7.984375" calcext:value-type="float">
            <text:p>7,984375</text:p>
          </table:table-cell>
          <table:table-cell/>
          <table:table-cell table:style-name="ce8" table:formula="of:=[.A36]^2" office:value-type="float" office:value="3.515625" calcext:value-type="float">
            <text:p>3,515625</text:p>
          </table:table-cell>
          <table:table-cell table:style-name="ce8" table:formula="of:=[.B36]^2" office:value-type="float" office:value="1.890625" calcext:value-type="float">
            <text:p>1,890625</text:p>
          </table:table-cell>
          <table:table-cell table:style-name="ce8" table:formula="of:=([.I36]-[.H36])/[.$B$8]" office:value-type="float" office:value="-3.25" calcext:value-type="float">
            <text:p>-3,25</text:p>
          </table:table-cell>
          <table:table-cell table:style-name="Default"/>
          <table:table-cell table:style-name="ce13" table:formula="of:=[.F36]+[.J36]" office:value-type="float" office:value="4.734375" calcext:value-type="float">
            <text:p>4,734375</text:p>
          </table:table-cell>
          <table:table-cell table:style-name="ce8" table:formula="of:=3*[.A36]^2+2*[.A36]" office:value-type="float" office:value="6.796875" calcext:value-type="float">
            <text:p>6,796875</text:p>
          </table:table-cell>
          <table:table-cell table:number-columns-repeated="1011"/>
        </table:table-row>
        <table:table-row table:style-name="ro4">
          <table:table-cell table:style-name="ce6" table:formula="of:=[.A36]+0.125" office:value-type="float" office:value="-1.75" calcext:value-type="float">
            <text:p>-1,75</text:p>
          </table:table-cell>
          <table:table-cell table:style-name="ce8" table:formula="of:=[.A37]+[.$B$8]" office:value-type="float" office:value="-1.25" calcext:value-type="float">
            <text:p>-1,25</text:p>
          </table:table-cell>
          <table:table-cell table:style-name="Default"/>
          <table:table-cell table:style-name="ce8" table:formula="of:=[.A37]^3" office:value-type="float" office:value="-5.359375" calcext:value-type="float">
            <text:p>-5,359375</text:p>
          </table:table-cell>
          <table:table-cell table:style-name="ce8" table:formula="of:=[.B37]^3" office:value-type="float" office:value="-1.953125" calcext:value-type="float">
            <text:p>-1,953125</text:p>
          </table:table-cell>
          <table:table-cell table:style-name="ce8" table:formula="of:=([.E37]-[.D37])/[.$B$8]" office:value-type="float" office:value="6.8125" calcext:value-type="float">
            <text:p>6,8125</text:p>
          </table:table-cell>
          <table:table-cell/>
          <table:table-cell table:style-name="ce8" table:formula="of:=[.A37]^2" office:value-type="float" office:value="3.0625" calcext:value-type="float">
            <text:p>3,0625</text:p>
          </table:table-cell>
          <table:table-cell table:style-name="ce8" table:formula="of:=[.B37]^2" office:value-type="float" office:value="1.5625" calcext:value-type="float">
            <text:p>1,5625</text:p>
          </table:table-cell>
          <table:table-cell table:style-name="ce8" table:formula="of:=([.I37]-[.H37])/[.$B$8]" office:value-type="float" office:value="-3" calcext:value-type="float">
            <text:p>-3</text:p>
          </table:table-cell>
          <table:table-cell table:style-name="Default"/>
          <table:table-cell table:style-name="ce13" table:formula="of:=[.F37]+[.J37]" office:value-type="float" office:value="3.8125" calcext:value-type="float">
            <text:p>3,8125</text:p>
          </table:table-cell>
          <table:table-cell table:style-name="ce8" table:formula="of:=3*[.A37]^2+2*[.A37]" office:value-type="float" office:value="5.6875" calcext:value-type="float">
            <text:p>5,6875</text:p>
          </table:table-cell>
          <table:table-cell table:number-columns-repeated="1011"/>
        </table:table-row>
        <table:table-row table:style-name="ro4">
          <table:table-cell table:style-name="ce6" table:formula="of:=[.A37]+0.125" office:value-type="float" office:value="-1.625" calcext:value-type="float">
            <text:p>-1,625</text:p>
          </table:table-cell>
          <table:table-cell table:style-name="ce8" table:formula="of:=[.A38]+[.$B$8]" office:value-type="float" office:value="-1.125" calcext:value-type="float">
            <text:p>-1,125</text:p>
          </table:table-cell>
          <table:table-cell table:style-name="Default"/>
          <table:table-cell table:style-name="ce8" table:formula="of:=[.A38]^3" office:value-type="float" office:value="-4.291015625" calcext:value-type="float">
            <text:p>-4,291015625</text:p>
          </table:table-cell>
          <table:table-cell table:style-name="ce8" table:formula="of:=[.B38]^3" office:value-type="float" office:value="-1.423828125" calcext:value-type="float">
            <text:p>-1,423828125</text:p>
          </table:table-cell>
          <table:table-cell table:style-name="ce8" table:formula="of:=([.E38]-[.D38])/[.$B$8]" office:value-type="float" office:value="5.734375" calcext:value-type="float">
            <text:p>5,734375</text:p>
          </table:table-cell>
          <table:table-cell/>
          <table:table-cell table:style-name="ce8" table:formula="of:=[.A38]^2" office:value-type="float" office:value="2.640625" calcext:value-type="float">
            <text:p>2,640625</text:p>
          </table:table-cell>
          <table:table-cell table:style-name="ce8" table:formula="of:=[.B38]^2" office:value-type="float" office:value="1.265625" calcext:value-type="float">
            <text:p>1,265625</text:p>
          </table:table-cell>
          <table:table-cell table:style-name="ce8" table:formula="of:=([.I38]-[.H38])/[.$B$8]" office:value-type="float" office:value="-2.75" calcext:value-type="float">
            <text:p>-2,75</text:p>
          </table:table-cell>
          <table:table-cell table:style-name="Default"/>
          <table:table-cell table:style-name="ce13" table:formula="of:=[.F38]+[.J38]" office:value-type="float" office:value="2.984375" calcext:value-type="float">
            <text:p>2,984375</text:p>
          </table:table-cell>
          <table:table-cell table:style-name="ce8" table:formula="of:=3*[.A38]^2+2*[.A38]" office:value-type="float" office:value="4.671875" calcext:value-type="float">
            <text:p>4,671875</text:p>
          </table:table-cell>
          <table:table-cell table:number-columns-repeated="1011"/>
        </table:table-row>
        <table:table-row table:style-name="ro4">
          <table:table-cell table:style-name="ce6" table:formula="of:=[.A38]+0.125" office:value-type="float" office:value="-1.5" calcext:value-type="float">
            <text:p>-1,5</text:p>
          </table:table-cell>
          <table:table-cell table:style-name="ce8" table:formula="of:=[.A39]+[.$B$8]" office:value-type="float" office:value="-1" calcext:value-type="float">
            <text:p>-1</text:p>
          </table:table-cell>
          <table:table-cell table:style-name="Default"/>
          <table:table-cell table:style-name="ce8" table:formula="of:=[.A39]^3" office:value-type="float" office:value="-3.375" calcext:value-type="float">
            <text:p>-3,375</text:p>
          </table:table-cell>
          <table:table-cell table:style-name="ce8" table:formula="of:=[.B39]^3" office:value-type="float" office:value="-1" calcext:value-type="float">
            <text:p>-1</text:p>
          </table:table-cell>
          <table:table-cell table:style-name="ce8" table:formula="of:=([.E39]-[.D39])/[.$B$8]" office:value-type="float" office:value="4.75" calcext:value-type="float">
            <text:p>4,75</text:p>
          </table:table-cell>
          <table:table-cell/>
          <table:table-cell table:style-name="ce8" table:formula="of:=[.A39]^2" office:value-type="float" office:value="2.25" calcext:value-type="float">
            <text:p>2,25</text:p>
          </table:table-cell>
          <table:table-cell table:style-name="ce8" table:formula="of:=[.B39]^2" office:value-type="float" office:value="1" calcext:value-type="float">
            <text:p>1</text:p>
          </table:table-cell>
          <table:table-cell table:style-name="ce8" table:formula="of:=([.I39]-[.H39])/[.$B$8]" office:value-type="float" office:value="-2.5" calcext:value-type="float">
            <text:p>-2,5</text:p>
          </table:table-cell>
          <table:table-cell table:style-name="Default"/>
          <table:table-cell table:style-name="ce13" table:formula="of:=[.F39]+[.J39]" office:value-type="float" office:value="2.25" calcext:value-type="float">
            <text:p>2,25</text:p>
          </table:table-cell>
          <table:table-cell table:style-name="ce8" table:formula="of:=3*[.A39]^2+2*[.A39]" office:value-type="float" office:value="3.75" calcext:value-type="float">
            <text:p>3,75</text:p>
          </table:table-cell>
          <table:table-cell table:number-columns-repeated="1011"/>
        </table:table-row>
        <table:table-row table:style-name="ro4">
          <table:table-cell table:style-name="ce6" table:formula="of:=[.A39]+0.125" office:value-type="float" office:value="-1.375" calcext:value-type="float">
            <text:p>-1,375</text:p>
          </table:table-cell>
          <table:table-cell table:style-name="ce8" table:formula="of:=[.A40]+[.$B$8]" office:value-type="float" office:value="-0.875" calcext:value-type="float">
            <text:p>-0,875</text:p>
          </table:table-cell>
          <table:table-cell table:style-name="Default"/>
          <table:table-cell table:style-name="ce8" table:formula="of:=[.A40]^3" office:value-type="float" office:value="-2.599609375" calcext:value-type="float">
            <text:p>-2,599609375</text:p>
          </table:table-cell>
          <table:table-cell table:style-name="ce8" table:formula="of:=[.B40]^3" office:value-type="float" office:value="-0.669921875" calcext:value-type="float">
            <text:p>-0,669921875</text:p>
          </table:table-cell>
          <table:table-cell table:style-name="ce8" table:formula="of:=([.E40]-[.D40])/[.$B$8]" office:value-type="float" office:value="3.859375" calcext:value-type="float">
            <text:p>3,859375</text:p>
          </table:table-cell>
          <table:table-cell/>
          <table:table-cell table:style-name="ce8" table:formula="of:=[.A40]^2" office:value-type="float" office:value="1.890625" calcext:value-type="float">
            <text:p>1,890625</text:p>
          </table:table-cell>
          <table:table-cell table:style-name="ce8" table:formula="of:=[.B40]^2" office:value-type="float" office:value="0.765625" calcext:value-type="float">
            <text:p>0,765625</text:p>
          </table:table-cell>
          <table:table-cell table:style-name="ce8" table:formula="of:=([.I40]-[.H40])/[.$B$8]" office:value-type="float" office:value="-2.25" calcext:value-type="float">
            <text:p>-2,25</text:p>
          </table:table-cell>
          <table:table-cell table:style-name="Default"/>
          <table:table-cell table:style-name="ce13" table:formula="of:=[.F40]+[.J40]" office:value-type="float" office:value="1.609375" calcext:value-type="float">
            <text:p>1,609375</text:p>
          </table:table-cell>
          <table:table-cell table:style-name="ce8" table:formula="of:=3*[.A40]^2+2*[.A40]" office:value-type="float" office:value="2.921875" calcext:value-type="float">
            <text:p>2,921875</text:p>
          </table:table-cell>
          <table:table-cell table:number-columns-repeated="1011"/>
        </table:table-row>
        <table:table-row table:style-name="ro4">
          <table:table-cell table:style-name="ce6" table:formula="of:=[.A40]+0.125" office:value-type="float" office:value="-1.25" calcext:value-type="float">
            <text:p>-1,25</text:p>
          </table:table-cell>
          <table:table-cell table:style-name="ce8" table:formula="of:=[.A41]+[.$B$8]" office:value-type="float" office:value="-0.75" calcext:value-type="float">
            <text:p>-0,75</text:p>
          </table:table-cell>
          <table:table-cell table:style-name="Default"/>
          <table:table-cell table:style-name="ce8" table:formula="of:=[.A41]^3" office:value-type="float" office:value="-1.953125" calcext:value-type="float">
            <text:p>-1,953125</text:p>
          </table:table-cell>
          <table:table-cell table:style-name="ce8" table:formula="of:=[.B41]^3" office:value-type="float" office:value="-0.421875" calcext:value-type="float">
            <text:p>-0,421875</text:p>
          </table:table-cell>
          <table:table-cell table:style-name="ce8" table:formula="of:=([.E41]-[.D41])/[.$B$8]" office:value-type="float" office:value="3.0625" calcext:value-type="float">
            <text:p>3,0625</text:p>
          </table:table-cell>
          <table:table-cell/>
          <table:table-cell table:style-name="ce8" table:formula="of:=[.A41]^2" office:value-type="float" office:value="1.5625" calcext:value-type="float">
            <text:p>1,5625</text:p>
          </table:table-cell>
          <table:table-cell table:style-name="ce8" table:formula="of:=[.B41]^2" office:value-type="float" office:value="0.5625" calcext:value-type="float">
            <text:p>0,5625</text:p>
          </table:table-cell>
          <table:table-cell table:style-name="ce8" table:formula="of:=([.I41]-[.H41])/[.$B$8]" office:value-type="float" office:value="-2" calcext:value-type="float">
            <text:p>-2</text:p>
          </table:table-cell>
          <table:table-cell table:style-name="Default"/>
          <table:table-cell table:style-name="ce13" table:formula="of:=[.F41]+[.J41]" office:value-type="float" office:value="1.0625" calcext:value-type="float">
            <text:p>1,0625</text:p>
          </table:table-cell>
          <table:table-cell table:style-name="ce8" table:formula="of:=3*[.A41]^2+2*[.A41]" office:value-type="float" office:value="2.1875" calcext:value-type="float">
            <text:p>2,1875</text:p>
          </table:table-cell>
          <table:table-cell table:number-columns-repeated="1011"/>
        </table:table-row>
        <table:table-row table:style-name="ro4">
          <table:table-cell table:style-name="ce6" table:formula="of:=[.A41]+0.125" office:value-type="float" office:value="-1.125" calcext:value-type="float">
            <text:p>-1,125</text:p>
          </table:table-cell>
          <table:table-cell table:style-name="ce8" table:formula="of:=[.A42]+[.$B$8]" office:value-type="float" office:value="-0.625" calcext:value-type="float">
            <text:p>-0,625</text:p>
          </table:table-cell>
          <table:table-cell table:style-name="Default"/>
          <table:table-cell table:style-name="ce8" table:formula="of:=[.A42]^3" office:value-type="float" office:value="-1.423828125" calcext:value-type="float">
            <text:p>-1,423828125</text:p>
          </table:table-cell>
          <table:table-cell table:style-name="ce8" table:formula="of:=[.B42]^3" office:value-type="float" office:value="-0.244140625" calcext:value-type="float">
            <text:p>-0,244140625</text:p>
          </table:table-cell>
          <table:table-cell table:style-name="ce8" table:formula="of:=([.E42]-[.D42])/[.$B$8]" office:value-type="float" office:value="2.359375" calcext:value-type="float">
            <text:p>2,359375</text:p>
          </table:table-cell>
          <table:table-cell/>
          <table:table-cell table:style-name="ce8" table:formula="of:=[.A42]^2" office:value-type="float" office:value="1.265625" calcext:value-type="float">
            <text:p>1,265625</text:p>
          </table:table-cell>
          <table:table-cell table:style-name="ce8" table:formula="of:=[.B42]^2" office:value-type="float" office:value="0.390625" calcext:value-type="float">
            <text:p>0,390625</text:p>
          </table:table-cell>
          <table:table-cell table:style-name="ce8" table:formula="of:=([.I42]-[.H42])/[.$B$8]" office:value-type="float" office:value="-1.75" calcext:value-type="float">
            <text:p>-1,75</text:p>
          </table:table-cell>
          <table:table-cell table:style-name="Default"/>
          <table:table-cell table:style-name="ce13" table:formula="of:=[.F42]+[.J42]" office:value-type="float" office:value="0.609375" calcext:value-type="float">
            <text:p>0,609375</text:p>
          </table:table-cell>
          <table:table-cell table:style-name="ce8" table:formula="of:=3*[.A42]^2+2*[.A42]" office:value-type="float" office:value="1.546875" calcext:value-type="float">
            <text:p>1,546875</text:p>
          </table:table-cell>
          <table:table-cell table:number-columns-repeated="1011"/>
        </table:table-row>
        <table:table-row table:style-name="ro4">
          <table:table-cell table:style-name="ce6" table:formula="of:=[.A42]+0.125" office:value-type="float" office:value="-1" calcext:value-type="float">
            <text:p>-1</text:p>
          </table:table-cell>
          <table:table-cell table:style-name="ce8" table:formula="of:=[.A43]+[.$B$8]" office:value-type="float" office:value="-0.5" calcext:value-type="float">
            <text:p>-0,5</text:p>
          </table:table-cell>
          <table:table-cell table:style-name="Default"/>
          <table:table-cell table:style-name="ce8" table:formula="of:=[.A43]^3" office:value-type="float" office:value="-1" calcext:value-type="float">
            <text:p>-1</text:p>
          </table:table-cell>
          <table:table-cell table:style-name="ce8" table:formula="of:=[.B43]^3" office:value-type="float" office:value="-0.125" calcext:value-type="float">
            <text:p>-0,125</text:p>
          </table:table-cell>
          <table:table-cell table:style-name="ce8" table:formula="of:=([.E43]-[.D43])/[.$B$8]" office:value-type="float" office:value="1.75" calcext:value-type="float">
            <text:p>1,75</text:p>
          </table:table-cell>
          <table:table-cell/>
          <table:table-cell table:style-name="ce8" table:formula="of:=[.A43]^2" office:value-type="float" office:value="1" calcext:value-type="float">
            <text:p>1</text:p>
          </table:table-cell>
          <table:table-cell table:style-name="ce8" table:formula="of:=[.B43]^2" office:value-type="float" office:value="0.25" calcext:value-type="float">
            <text:p>0,25</text:p>
          </table:table-cell>
          <table:table-cell table:style-name="ce8" table:formula="of:=([.I43]-[.H43])/[.$B$8]" office:value-type="float" office:value="-1.5" calcext:value-type="float">
            <text:p>-1,5</text:p>
          </table:table-cell>
          <table:table-cell table:style-name="Default"/>
          <table:table-cell table:style-name="ce13" table:formula="of:=[.F43]+[.J43]" office:value-type="float" office:value="0.25" calcext:value-type="float">
            <text:p>0,25</text:p>
          </table:table-cell>
          <table:table-cell table:style-name="ce8" table:formula="of:=3*[.A43]^2+2*[.A43]" office:value-type="float" office:value="1" calcext:value-type="float">
            <text:p>1</text:p>
          </table:table-cell>
          <table:table-cell table:number-columns-repeated="1011"/>
        </table:table-row>
        <table:table-row table:style-name="ro4">
          <table:table-cell table:style-name="ce6" table:formula="of:=[.A43]+0.125" office:value-type="float" office:value="-0.875" calcext:value-type="float">
            <text:p>-0,875</text:p>
          </table:table-cell>
          <table:table-cell table:style-name="ce8" table:formula="of:=[.A44]+[.$B$8]" office:value-type="float" office:value="-0.375" calcext:value-type="float">
            <text:p>-0,375</text:p>
          </table:table-cell>
          <table:table-cell table:style-name="Default"/>
          <table:table-cell table:style-name="ce8" table:formula="of:=[.A44]^3" office:value-type="float" office:value="-0.669921875" calcext:value-type="float">
            <text:p>-0,669921875</text:p>
          </table:table-cell>
          <table:table-cell table:style-name="ce8" table:formula="of:=[.B44]^3" office:value-type="float" office:value="-0.052734375" calcext:value-type="float">
            <text:p>-0,052734375</text:p>
          </table:table-cell>
          <table:table-cell table:style-name="ce8" table:formula="of:=([.E44]-[.D44])/[.$B$8]" office:value-type="float" office:value="1.234375" calcext:value-type="float">
            <text:p>1,234375</text:p>
          </table:table-cell>
          <table:table-cell/>
          <table:table-cell table:style-name="ce8" table:formula="of:=[.A44]^2" office:value-type="float" office:value="0.765625" calcext:value-type="float">
            <text:p>0,765625</text:p>
          </table:table-cell>
          <table:table-cell table:style-name="ce8" table:formula="of:=[.B44]^2" office:value-type="float" office:value="0.140625" calcext:value-type="float">
            <text:p>0,140625</text:p>
          </table:table-cell>
          <table:table-cell table:style-name="ce8" table:formula="of:=([.I44]-[.H44])/[.$B$8]" office:value-type="float" office:value="-1.25" calcext:value-type="float">
            <text:p>-1,25</text:p>
          </table:table-cell>
          <table:table-cell table:style-name="Default"/>
          <table:table-cell table:style-name="ce13" table:formula="of:=[.F44]+[.J44]" office:value-type="float" office:value="-0.015625" calcext:value-type="float">
            <text:p>-0,015625</text:p>
          </table:table-cell>
          <table:table-cell table:style-name="ce8" table:formula="of:=3*[.A44]^2+2*[.A44]" office:value-type="float" office:value="0.546875" calcext:value-type="float">
            <text:p>0,546875</text:p>
          </table:table-cell>
          <table:table-cell table:number-columns-repeated="1011"/>
        </table:table-row>
        <table:table-row table:style-name="ro4">
          <table:table-cell table:style-name="ce6" table:formula="of:=[.A44]+0.125" office:value-type="float" office:value="-0.75" calcext:value-type="float">
            <text:p>-0,75</text:p>
          </table:table-cell>
          <table:table-cell table:style-name="ce8" table:formula="of:=[.A45]+[.$B$8]" office:value-type="float" office:value="-0.25" calcext:value-type="float">
            <text:p>-0,25</text:p>
          </table:table-cell>
          <table:table-cell table:style-name="Default"/>
          <table:table-cell table:style-name="ce8" table:formula="of:=[.A45]^3" office:value-type="float" office:value="-0.421875" calcext:value-type="float">
            <text:p>-0,421875</text:p>
          </table:table-cell>
          <table:table-cell table:style-name="ce8" table:formula="of:=[.B45]^3" office:value-type="float" office:value="-0.015625" calcext:value-type="float">
            <text:p>-0,015625</text:p>
          </table:table-cell>
          <table:table-cell table:style-name="ce8" table:formula="of:=([.E45]-[.D45])/[.$B$8]" office:value-type="float" office:value="0.8125" calcext:value-type="float">
            <text:p>0,8125</text:p>
          </table:table-cell>
          <table:table-cell/>
          <table:table-cell table:style-name="ce8" table:formula="of:=[.A45]^2" office:value-type="float" office:value="0.5625" calcext:value-type="float">
            <text:p>0,5625</text:p>
          </table:table-cell>
          <table:table-cell table:style-name="ce8" table:formula="of:=[.B45]^2" office:value-type="float" office:value="0.0625" calcext:value-type="float">
            <text:p>0,0625</text:p>
          </table:table-cell>
          <table:table-cell table:style-name="ce8" table:formula="of:=([.I45]-[.H45])/[.$B$8]" office:value-type="float" office:value="-1" calcext:value-type="float">
            <text:p>-1</text:p>
          </table:table-cell>
          <table:table-cell table:style-name="Default"/>
          <table:table-cell table:style-name="ce13" table:formula="of:=[.F45]+[.J45]" office:value-type="float" office:value="-0.1875" calcext:value-type="float">
            <text:p>-0,1875</text:p>
          </table:table-cell>
          <table:table-cell table:style-name="ce8" table:formula="of:=3*[.A45]^2+2*[.A45]" office:value-type="float" office:value="0.1875" calcext:value-type="float">
            <text:p>0,1875</text:p>
          </table:table-cell>
          <table:table-cell table:number-columns-repeated="1011"/>
        </table:table-row>
        <table:table-row table:style-name="ro4">
          <table:table-cell table:style-name="ce6" table:formula="of:=[.A45]+0.125" office:value-type="float" office:value="-0.625" calcext:value-type="float">
            <text:p>-0,625</text:p>
          </table:table-cell>
          <table:table-cell table:style-name="ce8" table:formula="of:=[.A46]+[.$B$8]" office:value-type="float" office:value="-0.125" calcext:value-type="float">
            <text:p>-0,125</text:p>
          </table:table-cell>
          <table:table-cell table:style-name="Default"/>
          <table:table-cell table:style-name="ce8" table:formula="of:=[.A46]^3" office:value-type="float" office:value="-0.244140625" calcext:value-type="float">
            <text:p>-0,244140625</text:p>
          </table:table-cell>
          <table:table-cell table:style-name="ce8" table:formula="of:=[.B46]^3" office:value-type="float" office:value="-0.001953125" calcext:value-type="float">
            <text:p>-0,001953125</text:p>
          </table:table-cell>
          <table:table-cell table:style-name="ce8" table:formula="of:=([.E46]-[.D46])/[.$B$8]" office:value-type="float" office:value="0.484375" calcext:value-type="float">
            <text:p>0,484375</text:p>
          </table:table-cell>
          <table:table-cell/>
          <table:table-cell table:style-name="ce8" table:formula="of:=[.A46]^2" office:value-type="float" office:value="0.390625" calcext:value-type="float">
            <text:p>0,390625</text:p>
          </table:table-cell>
          <table:table-cell table:style-name="ce8" table:formula="of:=[.B46]^2" office:value-type="float" office:value="0.015625" calcext:value-type="float">
            <text:p>0,015625</text:p>
          </table:table-cell>
          <table:table-cell table:style-name="ce8" table:formula="of:=([.I46]-[.H46])/[.$B$8]" office:value-type="float" office:value="-0.75" calcext:value-type="float">
            <text:p>-0,75</text:p>
          </table:table-cell>
          <table:table-cell table:style-name="Default"/>
          <table:table-cell table:style-name="ce13" table:formula="of:=[.F46]+[.J46]" office:value-type="float" office:value="-0.265625" calcext:value-type="float">
            <text:p>-0,265625</text:p>
          </table:table-cell>
          <table:table-cell table:style-name="ce8" table:formula="of:=3*[.A46]^2+2*[.A46]" office:value-type="float" office:value="-0.078125" calcext:value-type="float">
            <text:p>-0,078125</text:p>
          </table:table-cell>
          <table:table-cell table:number-columns-repeated="1011"/>
        </table:table-row>
        <table:table-row table:style-name="ro4">
          <table:table-cell table:style-name="ce6" table:formula="of:=[.A46]+0.125" office:value-type="float" office:value="-0.5" calcext:value-type="float">
            <text:p>-0,5</text:p>
          </table:table-cell>
          <table:table-cell table:style-name="ce8" table:formula="of:=[.A47]+[.$B$8]" office:value-type="float" office:value="0" calcext:value-type="float">
            <text:p>0</text:p>
          </table:table-cell>
          <table:table-cell table:style-name="Default"/>
          <table:table-cell table:style-name="ce8" table:formula="of:=[.A47]^3" office:value-type="float" office:value="-0.125" calcext:value-type="float">
            <text:p>-0,125</text:p>
          </table:table-cell>
          <table:table-cell table:style-name="ce8" table:formula="of:=[.B47]^3" office:value-type="float" office:value="0" calcext:value-type="float">
            <text:p>0</text:p>
          </table:table-cell>
          <table:table-cell table:style-name="ce8" table:formula="of:=([.E47]-[.D47])/[.$B$8]" office:value-type="float" office:value="0.25" calcext:value-type="float">
            <text:p>0,25</text:p>
          </table:table-cell>
          <table:table-cell/>
          <table:table-cell table:style-name="ce8" table:formula="of:=[.A47]^2" office:value-type="float" office:value="0.25" calcext:value-type="float">
            <text:p>0,25</text:p>
          </table:table-cell>
          <table:table-cell table:style-name="ce8" table:formula="of:=[.B47]^2" office:value-type="float" office:value="0" calcext:value-type="float">
            <text:p>0</text:p>
          </table:table-cell>
          <table:table-cell table:style-name="ce8" table:formula="of:=([.I47]-[.H47])/[.$B$8]" office:value-type="float" office:value="-0.5" calcext:value-type="float">
            <text:p>-0,5</text:p>
          </table:table-cell>
          <table:table-cell table:style-name="Default"/>
          <table:table-cell table:style-name="ce13" table:formula="of:=[.F47]+[.J47]" office:value-type="float" office:value="-0.25" calcext:value-type="float">
            <text:p>-0,25</text:p>
          </table:table-cell>
          <table:table-cell table:style-name="ce8" table:formula="of:=3*[.A47]^2+2*[.A47]" office:value-type="float" office:value="-0.25" calcext:value-type="float">
            <text:p>-0,25</text:p>
          </table:table-cell>
          <table:table-cell table:number-columns-repeated="1011"/>
        </table:table-row>
        <table:table-row table:style-name="ro4">
          <table:table-cell table:style-name="ce6" table:formula="of:=[.A47]+0.125" office:value-type="float" office:value="-0.375" calcext:value-type="float">
            <text:p>-0,375</text:p>
          </table:table-cell>
          <table:table-cell table:style-name="ce8" table:formula="of:=[.A48]+[.$B$8]" office:value-type="float" office:value="0.125" calcext:value-type="float">
            <text:p>0,125</text:p>
          </table:table-cell>
          <table:table-cell table:style-name="Default"/>
          <table:table-cell table:style-name="ce8" table:formula="of:=[.A48]^3" office:value-type="float" office:value="-0.052734375" calcext:value-type="float">
            <text:p>-0,052734375</text:p>
          </table:table-cell>
          <table:table-cell table:style-name="ce8" table:formula="of:=[.B48]^3" office:value-type="float" office:value="0.001953125" calcext:value-type="float">
            <text:p>0,001953125</text:p>
          </table:table-cell>
          <table:table-cell table:style-name="ce8" table:formula="of:=([.E48]-[.D48])/[.$B$8]" office:value-type="float" office:value="0.109375" calcext:value-type="float">
            <text:p>0,109375</text:p>
          </table:table-cell>
          <table:table-cell/>
          <table:table-cell table:style-name="ce8" table:formula="of:=[.A48]^2" office:value-type="float" office:value="0.140625" calcext:value-type="float">
            <text:p>0,140625</text:p>
          </table:table-cell>
          <table:table-cell table:style-name="ce8" table:formula="of:=[.B48]^2" office:value-type="float" office:value="0.015625" calcext:value-type="float">
            <text:p>0,015625</text:p>
          </table:table-cell>
          <table:table-cell table:style-name="ce8" table:formula="of:=([.I48]-[.H48])/[.$B$8]" office:value-type="float" office:value="-0.25" calcext:value-type="float">
            <text:p>-0,25</text:p>
          </table:table-cell>
          <table:table-cell table:style-name="Default"/>
          <table:table-cell table:style-name="ce13" table:formula="of:=[.F48]+[.J48]" office:value-type="float" office:value="-0.140625" calcext:value-type="float">
            <text:p>-0,140625</text:p>
          </table:table-cell>
          <table:table-cell table:style-name="ce8" table:formula="of:=3*[.A48]^2+2*[.A48]" office:value-type="float" office:value="-0.328125" calcext:value-type="float">
            <text:p>-0,328125</text:p>
          </table:table-cell>
          <table:table-cell table:number-columns-repeated="1011"/>
        </table:table-row>
        <table:table-row table:style-name="ro4">
          <table:table-cell table:style-name="ce6" table:formula="of:=[.A48]+0.125" office:value-type="float" office:value="-0.25" calcext:value-type="float">
            <text:p>-0,25</text:p>
          </table:table-cell>
          <table:table-cell table:style-name="ce8" table:formula="of:=[.A49]+[.$B$8]" office:value-type="float" office:value="0.25" calcext:value-type="float">
            <text:p>0,25</text:p>
          </table:table-cell>
          <table:table-cell table:style-name="Default"/>
          <table:table-cell table:style-name="ce8" table:formula="of:=[.A49]^3" office:value-type="float" office:value="-0.015625" calcext:value-type="float">
            <text:p>-0,015625</text:p>
          </table:table-cell>
          <table:table-cell table:style-name="ce8" table:formula="of:=[.B49]^3" office:value-type="float" office:value="0.015625" calcext:value-type="float">
            <text:p>0,015625</text:p>
          </table:table-cell>
          <table:table-cell table:style-name="ce8" table:formula="of:=([.E49]-[.D49])/[.$B$8]" office:value-type="float" office:value="0.0625" calcext:value-type="float">
            <text:p>0,0625</text:p>
          </table:table-cell>
          <table:table-cell/>
          <table:table-cell table:style-name="ce8" table:formula="of:=[.A49]^2" office:value-type="float" office:value="0.0625" calcext:value-type="float">
            <text:p>0,0625</text:p>
          </table:table-cell>
          <table:table-cell table:style-name="ce8" table:formula="of:=[.B49]^2" office:value-type="float" office:value="0.0625" calcext:value-type="float">
            <text:p>0,0625</text:p>
          </table:table-cell>
          <table:table-cell table:style-name="ce8" table:formula="of:=([.I49]-[.H49])/[.$B$8]" office:value-type="float" office:value="0" calcext:value-type="float">
            <text:p>0</text:p>
          </table:table-cell>
          <table:table-cell table:style-name="Default"/>
          <table:table-cell table:style-name="ce13" table:formula="of:=[.F49]+[.J49]" office:value-type="float" office:value="0.0625" calcext:value-type="float">
            <text:p>0,0625</text:p>
          </table:table-cell>
          <table:table-cell table:style-name="ce8" table:formula="of:=3*[.A49]^2+2*[.A49]" office:value-type="float" office:value="-0.3125" calcext:value-type="float">
            <text:p>-0,3125</text:p>
          </table:table-cell>
          <table:table-cell table:number-columns-repeated="1011"/>
        </table:table-row>
        <table:table-row table:style-name="ro4">
          <table:table-cell table:style-name="ce6" table:formula="of:=[.A49]+0.125" office:value-type="float" office:value="-0.125" calcext:value-type="float">
            <text:p>-0,125</text:p>
          </table:table-cell>
          <table:table-cell table:style-name="ce8" table:formula="of:=[.A50]+[.$B$8]" office:value-type="float" office:value="0.375" calcext:value-type="float">
            <text:p>0,375</text:p>
          </table:table-cell>
          <table:table-cell table:style-name="Default"/>
          <table:table-cell table:style-name="ce8" table:formula="of:=[.A50]^3" office:value-type="float" office:value="-0.001953125" calcext:value-type="float">
            <text:p>-0,001953125</text:p>
          </table:table-cell>
          <table:table-cell table:style-name="ce8" table:formula="of:=[.B50]^3" office:value-type="float" office:value="0.052734375" calcext:value-type="float">
            <text:p>0,052734375</text:p>
          </table:table-cell>
          <table:table-cell table:style-name="ce8" table:formula="of:=([.E50]-[.D50])/[.$B$8]" office:value-type="float" office:value="0.109375" calcext:value-type="float">
            <text:p>0,109375</text:p>
          </table:table-cell>
          <table:table-cell/>
          <table:table-cell table:style-name="ce8" table:formula="of:=[.A50]^2" office:value-type="float" office:value="0.015625" calcext:value-type="float">
            <text:p>0,015625</text:p>
          </table:table-cell>
          <table:table-cell table:style-name="ce8" table:formula="of:=[.B50]^2" office:value-type="float" office:value="0.140625" calcext:value-type="float">
            <text:p>0,140625</text:p>
          </table:table-cell>
          <table:table-cell table:style-name="ce8" table:formula="of:=([.I50]-[.H50])/[.$B$8]" office:value-type="float" office:value="0.25" calcext:value-type="float">
            <text:p>0,25</text:p>
          </table:table-cell>
          <table:table-cell table:style-name="Default"/>
          <table:table-cell table:style-name="ce13" table:formula="of:=[.F50]+[.J50]" office:value-type="float" office:value="0.359375" calcext:value-type="float">
            <text:p>0,359375</text:p>
          </table:table-cell>
          <table:table-cell table:style-name="ce8" table:formula="of:=3*[.A50]^2+2*[.A50]" office:value-type="float" office:value="-0.203125" calcext:value-type="float">
            <text:p>-0,203125</text:p>
          </table:table-cell>
          <table:table-cell table:number-columns-repeated="1011"/>
        </table:table-row>
        <table:table-row table:style-name="ro4">
          <table:table-cell table:style-name="ce6" table:formula="of:=[.A50]+0.125" office:value-type="float" office:value="0" calcext:value-type="float">
            <text:p>0</text:p>
          </table:table-cell>
          <table:table-cell table:style-name="ce8" table:formula="of:=[.A51]+[.$B$8]" office:value-type="float" office:value="0.5" calcext:value-type="float">
            <text:p>0,5</text:p>
          </table:table-cell>
          <table:table-cell table:style-name="Default"/>
          <table:table-cell table:style-name="ce8" table:formula="of:=[.A51]^3" office:value-type="float" office:value="0" calcext:value-type="float">
            <text:p>0</text:p>
          </table:table-cell>
          <table:table-cell table:style-name="ce8" table:formula="of:=[.B51]^3" office:value-type="float" office:value="0.125" calcext:value-type="float">
            <text:p>0,125</text:p>
          </table:table-cell>
          <table:table-cell table:style-name="ce8" table:formula="of:=([.E51]-[.D51])/[.$B$8]" office:value-type="float" office:value="0.25" calcext:value-type="float">
            <text:p>0,25</text:p>
          </table:table-cell>
          <table:table-cell/>
          <table:table-cell table:style-name="ce8" table:formula="of:=[.A51]^2" office:value-type="float" office:value="0" calcext:value-type="float">
            <text:p>0</text:p>
          </table:table-cell>
          <table:table-cell table:style-name="ce8" table:formula="of:=[.B51]^2" office:value-type="float" office:value="0.25" calcext:value-type="float">
            <text:p>0,25</text:p>
          </table:table-cell>
          <table:table-cell table:style-name="ce8" table:formula="of:=([.I51]-[.H51])/[.$B$8]" office:value-type="float" office:value="0.5" calcext:value-type="float">
            <text:p>0,5</text:p>
          </table:table-cell>
          <table:table-cell table:style-name="Default"/>
          <table:table-cell table:style-name="ce13" table:formula="of:=[.F51]+[.J51]" office:value-type="float" office:value="0.75" calcext:value-type="float">
            <text:p>0,75</text:p>
          </table:table-cell>
          <table:table-cell table:style-name="ce8" table:formula="of:=3*[.A51]^2+2*[.A51]" office:value-type="float" office:value="0" calcext:value-type="float">
            <text:p>0</text:p>
          </table:table-cell>
          <table:table-cell table:number-columns-repeated="1011"/>
        </table:table-row>
        <table:table-row table:style-name="ro4">
          <table:table-cell table:style-name="ce6" table:formula="of:=[.A51]+0.125" office:value-type="float" office:value="0.125" calcext:value-type="float">
            <text:p>0,125</text:p>
          </table:table-cell>
          <table:table-cell table:style-name="ce8" table:formula="of:=[.A52]+[.$B$8]" office:value-type="float" office:value="0.625" calcext:value-type="float">
            <text:p>0,625</text:p>
          </table:table-cell>
          <table:table-cell table:style-name="Default"/>
          <table:table-cell table:style-name="ce8" table:formula="of:=[.A52]^3" office:value-type="float" office:value="0.001953125" calcext:value-type="float">
            <text:p>0,001953125</text:p>
          </table:table-cell>
          <table:table-cell table:style-name="ce8" table:formula="of:=[.B52]^3" office:value-type="float" office:value="0.244140625" calcext:value-type="float">
            <text:p>0,244140625</text:p>
          </table:table-cell>
          <table:table-cell table:style-name="ce8" table:formula="of:=([.E52]-[.D52])/[.$B$8]" office:value-type="float" office:value="0.484375" calcext:value-type="float">
            <text:p>0,484375</text:p>
          </table:table-cell>
          <table:table-cell/>
          <table:table-cell table:style-name="ce8" table:formula="of:=[.A52]^2" office:value-type="float" office:value="0.015625" calcext:value-type="float">
            <text:p>0,015625</text:p>
          </table:table-cell>
          <table:table-cell table:style-name="ce8" table:formula="of:=[.B52]^2" office:value-type="float" office:value="0.390625" calcext:value-type="float">
            <text:p>0,390625</text:p>
          </table:table-cell>
          <table:table-cell table:style-name="ce8" table:formula="of:=([.I52]-[.H52])/[.$B$8]" office:value-type="float" office:value="0.75" calcext:value-type="float">
            <text:p>0,75</text:p>
          </table:table-cell>
          <table:table-cell table:style-name="Default"/>
          <table:table-cell table:style-name="ce13" table:formula="of:=[.F52]+[.J52]" office:value-type="float" office:value="1.234375" calcext:value-type="float">
            <text:p>1,234375</text:p>
          </table:table-cell>
          <table:table-cell table:style-name="ce8" table:formula="of:=3*[.A52]^2+2*[.A52]" office:value-type="float" office:value="0.296875" calcext:value-type="float">
            <text:p>0,296875</text:p>
          </table:table-cell>
          <table:table-cell table:number-columns-repeated="1011"/>
        </table:table-row>
        <table:table-row table:style-name="ro4">
          <table:table-cell table:style-name="ce6" table:formula="of:=[.A52]+0.125" office:value-type="float" office:value="0.25" calcext:value-type="float">
            <text:p>0,25</text:p>
          </table:table-cell>
          <table:table-cell table:style-name="ce8" table:formula="of:=[.A53]+[.$B$8]" office:value-type="float" office:value="0.75" calcext:value-type="float">
            <text:p>0,75</text:p>
          </table:table-cell>
          <table:table-cell table:style-name="Default"/>
          <table:table-cell table:style-name="ce8" table:formula="of:=[.A53]^3" office:value-type="float" office:value="0.015625" calcext:value-type="float">
            <text:p>0,015625</text:p>
          </table:table-cell>
          <table:table-cell table:style-name="ce8" table:formula="of:=[.B53]^3" office:value-type="float" office:value="0.421875" calcext:value-type="float">
            <text:p>0,421875</text:p>
          </table:table-cell>
          <table:table-cell table:style-name="ce8" table:formula="of:=([.E53]-[.D53])/[.$B$8]" office:value-type="float" office:value="0.8125" calcext:value-type="float">
            <text:p>0,8125</text:p>
          </table:table-cell>
          <table:table-cell/>
          <table:table-cell table:style-name="ce8" table:formula="of:=[.A53]^2" office:value-type="float" office:value="0.0625" calcext:value-type="float">
            <text:p>0,0625</text:p>
          </table:table-cell>
          <table:table-cell table:style-name="ce8" table:formula="of:=[.B53]^2" office:value-type="float" office:value="0.5625" calcext:value-type="float">
            <text:p>0,5625</text:p>
          </table:table-cell>
          <table:table-cell table:style-name="ce8" table:formula="of:=([.I53]-[.H53])/[.$B$8]" office:value-type="float" office:value="1" calcext:value-type="float">
            <text:p>1</text:p>
          </table:table-cell>
          <table:table-cell table:style-name="Default"/>
          <table:table-cell table:style-name="ce13" table:formula="of:=[.F53]+[.J53]" office:value-type="float" office:value="1.8125" calcext:value-type="float">
            <text:p>1,8125</text:p>
          </table:table-cell>
          <table:table-cell table:style-name="ce8" table:formula="of:=3*[.A53]^2+2*[.A53]" office:value-type="float" office:value="0.6875" calcext:value-type="float">
            <text:p>0,6875</text:p>
          </table:table-cell>
          <table:table-cell table:number-columns-repeated="1011"/>
        </table:table-row>
        <table:table-row table:style-name="ro4">
          <table:table-cell table:style-name="ce6" table:formula="of:=[.A53]+0.125" office:value-type="float" office:value="0.375" calcext:value-type="float">
            <text:p>0,375</text:p>
          </table:table-cell>
          <table:table-cell table:style-name="ce8" table:formula="of:=[.A54]+[.$B$8]" office:value-type="float" office:value="0.875" calcext:value-type="float">
            <text:p>0,875</text:p>
          </table:table-cell>
          <table:table-cell table:style-name="Default"/>
          <table:table-cell table:style-name="ce8" table:formula="of:=[.A54]^3" office:value-type="float" office:value="0.052734375" calcext:value-type="float">
            <text:p>0,052734375</text:p>
          </table:table-cell>
          <table:table-cell table:style-name="ce8" table:formula="of:=[.B54]^3" office:value-type="float" office:value="0.669921875" calcext:value-type="float">
            <text:p>0,669921875</text:p>
          </table:table-cell>
          <table:table-cell table:style-name="ce8" table:formula="of:=([.E54]-[.D54])/[.$B$8]" office:value-type="float" office:value="1.234375" calcext:value-type="float">
            <text:p>1,234375</text:p>
          </table:table-cell>
          <table:table-cell/>
          <table:table-cell table:style-name="ce8" table:formula="of:=[.A54]^2" office:value-type="float" office:value="0.140625" calcext:value-type="float">
            <text:p>0,140625</text:p>
          </table:table-cell>
          <table:table-cell table:style-name="ce8" table:formula="of:=[.B54]^2" office:value-type="float" office:value="0.765625" calcext:value-type="float">
            <text:p>0,765625</text:p>
          </table:table-cell>
          <table:table-cell table:style-name="ce8" table:formula="of:=([.I54]-[.H54])/[.$B$8]" office:value-type="float" office:value="1.25" calcext:value-type="float">
            <text:p>1,25</text:p>
          </table:table-cell>
          <table:table-cell table:style-name="Default"/>
          <table:table-cell table:style-name="ce13" table:formula="of:=[.F54]+[.J54]" office:value-type="float" office:value="2.484375" calcext:value-type="float">
            <text:p>2,484375</text:p>
          </table:table-cell>
          <table:table-cell table:style-name="ce8" table:formula="of:=3*[.A54]^2+2*[.A54]" office:value-type="float" office:value="1.171875" calcext:value-type="float">
            <text:p>1,171875</text:p>
          </table:table-cell>
          <table:table-cell table:number-columns-repeated="1011"/>
        </table:table-row>
        <table:table-row table:style-name="ro4">
          <table:table-cell table:style-name="ce6" table:formula="of:=[.A54]+0.125" office:value-type="float" office:value="0.5" calcext:value-type="float">
            <text:p>0,5</text:p>
          </table:table-cell>
          <table:table-cell table:style-name="ce8" table:formula="of:=[.A55]+[.$B$8]" office:value-type="float" office:value="1" calcext:value-type="float">
            <text:p>1</text:p>
          </table:table-cell>
          <table:table-cell table:style-name="Default"/>
          <table:table-cell table:style-name="ce8" table:formula="of:=[.A55]^3" office:value-type="float" office:value="0.125" calcext:value-type="float">
            <text:p>0,125</text:p>
          </table:table-cell>
          <table:table-cell table:style-name="ce8" table:formula="of:=[.B55]^3" office:value-type="float" office:value="1" calcext:value-type="float">
            <text:p>1</text:p>
          </table:table-cell>
          <table:table-cell table:style-name="ce8" table:formula="of:=([.E55]-[.D55])/[.$B$8]" office:value-type="float" office:value="1.75" calcext:value-type="float">
            <text:p>1,75</text:p>
          </table:table-cell>
          <table:table-cell/>
          <table:table-cell table:style-name="ce8" table:formula="of:=[.A55]^2" office:value-type="float" office:value="0.25" calcext:value-type="float">
            <text:p>0,25</text:p>
          </table:table-cell>
          <table:table-cell table:style-name="ce8" table:formula="of:=[.B55]^2" office:value-type="float" office:value="1" calcext:value-type="float">
            <text:p>1</text:p>
          </table:table-cell>
          <table:table-cell table:style-name="ce8" table:formula="of:=([.I55]-[.H55])/[.$B$8]" office:value-type="float" office:value="1.5" calcext:value-type="float">
            <text:p>1,5</text:p>
          </table:table-cell>
          <table:table-cell table:style-name="Default"/>
          <table:table-cell table:style-name="ce13" table:formula="of:=[.F55]+[.J55]" office:value-type="float" office:value="3.25" calcext:value-type="float">
            <text:p>3,25</text:p>
          </table:table-cell>
          <table:table-cell table:style-name="ce8" table:formula="of:=3*[.A55]^2+2*[.A55]" office:value-type="float" office:value="1.75" calcext:value-type="float">
            <text:p>1,75</text:p>
          </table:table-cell>
          <table:table-cell table:number-columns-repeated="1011"/>
        </table:table-row>
        <table:table-row table:style-name="ro4">
          <table:table-cell table:style-name="ce6" table:formula="of:=[.A55]+0.125" office:value-type="float" office:value="0.625" calcext:value-type="float">
            <text:p>0,625</text:p>
          </table:table-cell>
          <table:table-cell table:style-name="ce8" table:formula="of:=[.A56]+[.$B$8]" office:value-type="float" office:value="1.125" calcext:value-type="float">
            <text:p>1,125</text:p>
          </table:table-cell>
          <table:table-cell table:style-name="Default"/>
          <table:table-cell table:style-name="ce8" table:formula="of:=[.A56]^3" office:value-type="float" office:value="0.244140625" calcext:value-type="float">
            <text:p>0,244140625</text:p>
          </table:table-cell>
          <table:table-cell table:style-name="ce8" table:formula="of:=[.B56]^3" office:value-type="float" office:value="1.423828125" calcext:value-type="float">
            <text:p>1,423828125</text:p>
          </table:table-cell>
          <table:table-cell table:style-name="ce8" table:formula="of:=([.E56]-[.D56])/[.$B$8]" office:value-type="float" office:value="2.359375" calcext:value-type="float">
            <text:p>2,359375</text:p>
          </table:table-cell>
          <table:table-cell/>
          <table:table-cell table:style-name="ce8" table:formula="of:=[.A56]^2" office:value-type="float" office:value="0.390625" calcext:value-type="float">
            <text:p>0,390625</text:p>
          </table:table-cell>
          <table:table-cell table:style-name="ce8" table:formula="of:=[.B56]^2" office:value-type="float" office:value="1.265625" calcext:value-type="float">
            <text:p>1,265625</text:p>
          </table:table-cell>
          <table:table-cell table:style-name="ce8" table:formula="of:=([.I56]-[.H56])/[.$B$8]" office:value-type="float" office:value="1.75" calcext:value-type="float">
            <text:p>1,75</text:p>
          </table:table-cell>
          <table:table-cell table:style-name="Default"/>
          <table:table-cell table:style-name="ce13" table:formula="of:=[.F56]+[.J56]" office:value-type="float" office:value="4.109375" calcext:value-type="float">
            <text:p>4,109375</text:p>
          </table:table-cell>
          <table:table-cell table:style-name="ce8" table:formula="of:=3*[.A56]^2+2*[.A56]" office:value-type="float" office:value="2.421875" calcext:value-type="float">
            <text:p>2,421875</text:p>
          </table:table-cell>
          <table:table-cell table:number-columns-repeated="1011"/>
        </table:table-row>
        <table:table-row table:style-name="ro4">
          <table:table-cell table:style-name="ce6" table:formula="of:=[.A56]+0.125" office:value-type="float" office:value="0.75" calcext:value-type="float">
            <text:p>0,75</text:p>
          </table:table-cell>
          <table:table-cell table:style-name="ce8" table:formula="of:=[.A57]+[.$B$8]" office:value-type="float" office:value="1.25" calcext:value-type="float">
            <text:p>1,25</text:p>
          </table:table-cell>
          <table:table-cell table:style-name="Default"/>
          <table:table-cell table:style-name="ce8" table:formula="of:=[.A57]^3" office:value-type="float" office:value="0.421875" calcext:value-type="float">
            <text:p>0,421875</text:p>
          </table:table-cell>
          <table:table-cell table:style-name="ce8" table:formula="of:=[.B57]^3" office:value-type="float" office:value="1.953125" calcext:value-type="float">
            <text:p>1,953125</text:p>
          </table:table-cell>
          <table:table-cell table:style-name="ce8" table:formula="of:=([.E57]-[.D57])/[.$B$8]" office:value-type="float" office:value="3.0625" calcext:value-type="float">
            <text:p>3,0625</text:p>
          </table:table-cell>
          <table:table-cell/>
          <table:table-cell table:style-name="ce8" table:formula="of:=[.A57]^2" office:value-type="float" office:value="0.5625" calcext:value-type="float">
            <text:p>0,5625</text:p>
          </table:table-cell>
          <table:table-cell table:style-name="ce8" table:formula="of:=[.B57]^2" office:value-type="float" office:value="1.5625" calcext:value-type="float">
            <text:p>1,5625</text:p>
          </table:table-cell>
          <table:table-cell table:style-name="ce8" table:formula="of:=([.I57]-[.H57])/[.$B$8]" office:value-type="float" office:value="2" calcext:value-type="float">
            <text:p>2</text:p>
          </table:table-cell>
          <table:table-cell table:style-name="Default"/>
          <table:table-cell table:style-name="ce13" table:formula="of:=[.F57]+[.J57]" office:value-type="float" office:value="5.0625" calcext:value-type="float">
            <text:p>5,0625</text:p>
          </table:table-cell>
          <table:table-cell table:style-name="ce8" table:formula="of:=3*[.A57]^2+2*[.A57]" office:value-type="float" office:value="3.1875" calcext:value-type="float">
            <text:p>3,1875</text:p>
          </table:table-cell>
          <table:table-cell table:number-columns-repeated="1011"/>
        </table:table-row>
        <table:table-row table:style-name="ro4">
          <table:table-cell table:style-name="ce6" table:formula="of:=[.A57]+0.125" office:value-type="float" office:value="0.875" calcext:value-type="float">
            <text:p>0,875</text:p>
          </table:table-cell>
          <table:table-cell table:style-name="ce8" table:formula="of:=[.A58]+[.$B$8]" office:value-type="float" office:value="1.375" calcext:value-type="float">
            <text:p>1,375</text:p>
          </table:table-cell>
          <table:table-cell table:style-name="Default"/>
          <table:table-cell table:style-name="ce8" table:formula="of:=[.A58]^3" office:value-type="float" office:value="0.669921875" calcext:value-type="float">
            <text:p>0,669921875</text:p>
          </table:table-cell>
          <table:table-cell table:style-name="ce8" table:formula="of:=[.B58]^3" office:value-type="float" office:value="2.599609375" calcext:value-type="float">
            <text:p>2,599609375</text:p>
          </table:table-cell>
          <table:table-cell table:style-name="ce8" table:formula="of:=([.E58]-[.D58])/[.$B$8]" office:value-type="float" office:value="3.859375" calcext:value-type="float">
            <text:p>3,859375</text:p>
          </table:table-cell>
          <table:table-cell/>
          <table:table-cell table:style-name="ce8" table:formula="of:=[.A58]^2" office:value-type="float" office:value="0.765625" calcext:value-type="float">
            <text:p>0,765625</text:p>
          </table:table-cell>
          <table:table-cell table:style-name="ce8" table:formula="of:=[.B58]^2" office:value-type="float" office:value="1.890625" calcext:value-type="float">
            <text:p>1,890625</text:p>
          </table:table-cell>
          <table:table-cell table:style-name="ce8" table:formula="of:=([.I58]-[.H58])/[.$B$8]" office:value-type="float" office:value="2.25" calcext:value-type="float">
            <text:p>2,25</text:p>
          </table:table-cell>
          <table:table-cell table:style-name="Default"/>
          <table:table-cell table:style-name="ce13" table:formula="of:=[.F58]+[.J58]" office:value-type="float" office:value="6.109375" calcext:value-type="float">
            <text:p>6,109375</text:p>
          </table:table-cell>
          <table:table-cell table:style-name="ce8" table:formula="of:=3*[.A58]^2+2*[.A58]" office:value-type="float" office:value="4.046875" calcext:value-type="float">
            <text:p>4,046875</text:p>
          </table:table-cell>
          <table:table-cell table:number-columns-repeated="1011"/>
        </table:table-row>
        <table:table-row table:style-name="ro4">
          <table:table-cell table:style-name="ce6" table:formula="of:=[.A58]+0.125" office:value-type="float" office:value="1" calcext:value-type="float">
            <text:p>1</text:p>
          </table:table-cell>
          <table:table-cell table:style-name="ce8" table:formula="of:=[.A59]+[.$B$8]" office:value-type="float" office:value="1.5" calcext:value-type="float">
            <text:p>1,5</text:p>
          </table:table-cell>
          <table:table-cell table:style-name="Default"/>
          <table:table-cell table:style-name="ce8" table:formula="of:=[.A59]^3" office:value-type="float" office:value="1" calcext:value-type="float">
            <text:p>1</text:p>
          </table:table-cell>
          <table:table-cell table:style-name="ce8" table:formula="of:=[.B59]^3" office:value-type="float" office:value="3.375" calcext:value-type="float">
            <text:p>3,375</text:p>
          </table:table-cell>
          <table:table-cell table:style-name="ce8" table:formula="of:=([.E59]-[.D59])/[.$B$8]" office:value-type="float" office:value="4.75" calcext:value-type="float">
            <text:p>4,75</text:p>
          </table:table-cell>
          <table:table-cell/>
          <table:table-cell table:style-name="ce8" table:formula="of:=[.A59]^2" office:value-type="float" office:value="1" calcext:value-type="float">
            <text:p>1</text:p>
          </table:table-cell>
          <table:table-cell table:style-name="ce8" table:formula="of:=[.B59]^2" office:value-type="float" office:value="2.25" calcext:value-type="float">
            <text:p>2,25</text:p>
          </table:table-cell>
          <table:table-cell table:style-name="ce8" table:formula="of:=([.I59]-[.H59])/[.$B$8]" office:value-type="float" office:value="2.5" calcext:value-type="float">
            <text:p>2,5</text:p>
          </table:table-cell>
          <table:table-cell table:style-name="Default"/>
          <table:table-cell table:style-name="ce13" table:formula="of:=[.F59]+[.J59]" office:value-type="float" office:value="7.25" calcext:value-type="float">
            <text:p>7,25</text:p>
          </table:table-cell>
          <table:table-cell table:style-name="ce8" table:formula="of:=3*[.A59]^2+2*[.A59]" office:value-type="float" office:value="5" calcext:value-type="float">
            <text:p>5</text:p>
          </table:table-cell>
          <table:table-cell table:number-columns-repeated="1011"/>
        </table:table-row>
        <table:table-row table:style-name="ro4">
          <table:table-cell table:style-name="ce6" table:formula="of:=[.A59]+0.125" office:value-type="float" office:value="1.125" calcext:value-type="float">
            <text:p>1,125</text:p>
          </table:table-cell>
          <table:table-cell table:style-name="ce8" table:formula="of:=[.A60]+[.$B$8]" office:value-type="float" office:value="1.625" calcext:value-type="float">
            <text:p>1,625</text:p>
          </table:table-cell>
          <table:table-cell table:style-name="Default"/>
          <table:table-cell table:style-name="ce8" table:formula="of:=[.A60]^3" office:value-type="float" office:value="1.423828125" calcext:value-type="float">
            <text:p>1,423828125</text:p>
          </table:table-cell>
          <table:table-cell table:style-name="ce8" table:formula="of:=[.B60]^3" office:value-type="float" office:value="4.291015625" calcext:value-type="float">
            <text:p>4,291015625</text:p>
          </table:table-cell>
          <table:table-cell table:style-name="ce8" table:formula="of:=([.E60]-[.D60])/[.$B$8]" office:value-type="float" office:value="5.734375" calcext:value-type="float">
            <text:p>5,734375</text:p>
          </table:table-cell>
          <table:table-cell/>
          <table:table-cell table:style-name="ce8" table:formula="of:=[.A60]^2" office:value-type="float" office:value="1.265625" calcext:value-type="float">
            <text:p>1,265625</text:p>
          </table:table-cell>
          <table:table-cell table:style-name="ce8" table:formula="of:=[.B60]^2" office:value-type="float" office:value="2.640625" calcext:value-type="float">
            <text:p>2,640625</text:p>
          </table:table-cell>
          <table:table-cell table:style-name="ce8" table:formula="of:=([.I60]-[.H60])/[.$B$8]" office:value-type="float" office:value="2.75" calcext:value-type="float">
            <text:p>2,75</text:p>
          </table:table-cell>
          <table:table-cell table:style-name="Default"/>
          <table:table-cell table:style-name="ce13" table:formula="of:=[.F60]+[.J60]" office:value-type="float" office:value="8.484375" calcext:value-type="float">
            <text:p>8,484375</text:p>
          </table:table-cell>
          <table:table-cell table:style-name="ce8" table:formula="of:=3*[.A60]^2+2*[.A60]" office:value-type="float" office:value="6.046875" calcext:value-type="float">
            <text:p>6,046875</text:p>
          </table:table-cell>
          <table:table-cell table:number-columns-repeated="1011"/>
        </table:table-row>
        <table:table-row table:style-name="ro4">
          <table:table-cell table:style-name="ce6" table:formula="of:=[.A60]+0.125" office:value-type="float" office:value="1.25" calcext:value-type="float">
            <text:p>1,25</text:p>
          </table:table-cell>
          <table:table-cell table:style-name="ce8" table:formula="of:=[.A61]+[.$B$8]" office:value-type="float" office:value="1.75" calcext:value-type="float">
            <text:p>1,75</text:p>
          </table:table-cell>
          <table:table-cell table:style-name="Default"/>
          <table:table-cell table:style-name="ce8" table:formula="of:=[.A61]^3" office:value-type="float" office:value="1.953125" calcext:value-type="float">
            <text:p>1,953125</text:p>
          </table:table-cell>
          <table:table-cell table:style-name="ce8" table:formula="of:=[.B61]^3" office:value-type="float" office:value="5.359375" calcext:value-type="float">
            <text:p>5,359375</text:p>
          </table:table-cell>
          <table:table-cell table:style-name="ce8" table:formula="of:=([.E61]-[.D61])/[.$B$8]" office:value-type="float" office:value="6.8125" calcext:value-type="float">
            <text:p>6,8125</text:p>
          </table:table-cell>
          <table:table-cell/>
          <table:table-cell table:style-name="ce8" table:formula="of:=[.A61]^2" office:value-type="float" office:value="1.5625" calcext:value-type="float">
            <text:p>1,5625</text:p>
          </table:table-cell>
          <table:table-cell table:style-name="ce8" table:formula="of:=[.B61]^2" office:value-type="float" office:value="3.0625" calcext:value-type="float">
            <text:p>3,0625</text:p>
          </table:table-cell>
          <table:table-cell table:style-name="ce8" table:formula="of:=([.I61]-[.H61])/[.$B$8]" office:value-type="float" office:value="3" calcext:value-type="float">
            <text:p>3</text:p>
          </table:table-cell>
          <table:table-cell table:style-name="Default"/>
          <table:table-cell table:style-name="ce13" table:formula="of:=[.F61]+[.J61]" office:value-type="float" office:value="9.8125" calcext:value-type="float">
            <text:p>9,8125</text:p>
          </table:table-cell>
          <table:table-cell table:style-name="ce8" table:formula="of:=3*[.A61]^2+2*[.A61]" office:value-type="float" office:value="7.1875" calcext:value-type="float">
            <text:p>7,1875</text:p>
          </table:table-cell>
          <table:table-cell table:number-columns-repeated="1011"/>
        </table:table-row>
        <table:table-row table:style-name="ro4">
          <table:table-cell table:style-name="ce6" table:formula="of:=[.A61]+0.125" office:value-type="float" office:value="1.375" calcext:value-type="float">
            <text:p>1,375</text:p>
          </table:table-cell>
          <table:table-cell table:style-name="ce8" table:formula="of:=[.A62]+[.$B$8]" office:value-type="float" office:value="1.875" calcext:value-type="float">
            <text:p>1,875</text:p>
          </table:table-cell>
          <table:table-cell table:style-name="Default"/>
          <table:table-cell table:style-name="ce8" table:formula="of:=[.A62]^3" office:value-type="float" office:value="2.599609375" calcext:value-type="float">
            <text:p>2,599609375</text:p>
          </table:table-cell>
          <table:table-cell table:style-name="ce8" table:formula="of:=[.B62]^3" office:value-type="float" office:value="6.591796875" calcext:value-type="float">
            <text:p>6,591796875</text:p>
          </table:table-cell>
          <table:table-cell table:style-name="ce8" table:formula="of:=([.E62]-[.D62])/[.$B$8]" office:value-type="float" office:value="7.984375" calcext:value-type="float">
            <text:p>7,984375</text:p>
          </table:table-cell>
          <table:table-cell/>
          <table:table-cell table:style-name="ce8" table:formula="of:=[.A62]^2" office:value-type="float" office:value="1.890625" calcext:value-type="float">
            <text:p>1,890625</text:p>
          </table:table-cell>
          <table:table-cell table:style-name="ce8" table:formula="of:=[.B62]^2" office:value-type="float" office:value="3.515625" calcext:value-type="float">
            <text:p>3,515625</text:p>
          </table:table-cell>
          <table:table-cell table:style-name="ce8" table:formula="of:=([.I62]-[.H62])/[.$B$8]" office:value-type="float" office:value="3.25" calcext:value-type="float">
            <text:p>3,25</text:p>
          </table:table-cell>
          <table:table-cell table:style-name="Default"/>
          <table:table-cell table:style-name="ce13" table:formula="of:=[.F62]+[.J62]" office:value-type="float" office:value="11.234375" calcext:value-type="float">
            <text:p>11,234375</text:p>
          </table:table-cell>
          <table:table-cell table:style-name="ce8" table:formula="of:=3*[.A62]^2+2*[.A62]" office:value-type="float" office:value="8.421875" calcext:value-type="float">
            <text:p>8,421875</text:p>
          </table:table-cell>
          <table:table-cell table:number-columns-repeated="1011"/>
        </table:table-row>
        <table:table-row table:style-name="ro4">
          <table:table-cell table:style-name="ce6" table:formula="of:=[.A62]+0.125" office:value-type="float" office:value="1.5" calcext:value-type="float">
            <text:p>1,5</text:p>
          </table:table-cell>
          <table:table-cell table:style-name="ce8" table:formula="of:=[.A63]+[.$B$8]" office:value-type="float" office:value="2" calcext:value-type="float">
            <text:p>2</text:p>
          </table:table-cell>
          <table:table-cell table:style-name="Default"/>
          <table:table-cell table:style-name="ce8" table:formula="of:=[.A63]^3" office:value-type="float" office:value="3.375" calcext:value-type="float">
            <text:p>3,375</text:p>
          </table:table-cell>
          <table:table-cell table:style-name="ce8" table:formula="of:=[.B63]^3" office:value-type="float" office:value="8" calcext:value-type="float">
            <text:p>8</text:p>
          </table:table-cell>
          <table:table-cell table:style-name="ce8" table:formula="of:=([.E63]-[.D63])/[.$B$8]" office:value-type="float" office:value="9.25" calcext:value-type="float">
            <text:p>9,25</text:p>
          </table:table-cell>
          <table:table-cell/>
          <table:table-cell table:style-name="ce8" table:formula="of:=[.A63]^2" office:value-type="float" office:value="2.25" calcext:value-type="float">
            <text:p>2,25</text:p>
          </table:table-cell>
          <table:table-cell table:style-name="ce8" table:formula="of:=[.B63]^2" office:value-type="float" office:value="4" calcext:value-type="float">
            <text:p>4</text:p>
          </table:table-cell>
          <table:table-cell table:style-name="ce8" table:formula="of:=([.I63]-[.H63])/[.$B$8]" office:value-type="float" office:value="3.5" calcext:value-type="float">
            <text:p>3,5</text:p>
          </table:table-cell>
          <table:table-cell table:style-name="Default"/>
          <table:table-cell table:style-name="ce13" table:formula="of:=[.F63]+[.J63]" office:value-type="float" office:value="12.75" calcext:value-type="float">
            <text:p>12,75</text:p>
          </table:table-cell>
          <table:table-cell table:style-name="ce8" table:formula="of:=3*[.A63]^2+2*[.A63]" office:value-type="float" office:value="9.75" calcext:value-type="float">
            <text:p>9,75</text:p>
          </table:table-cell>
          <table:table-cell table:number-columns-repeated="1011"/>
        </table:table-row>
        <table:table-row table:style-name="ro4">
          <table:table-cell table:style-name="ce6" table:formula="of:=[.A63]+0.125" office:value-type="float" office:value="1.625" calcext:value-type="float">
            <text:p>1,625</text:p>
          </table:table-cell>
          <table:table-cell table:style-name="ce8" table:formula="of:=[.A64]+[.$B$8]" office:value-type="float" office:value="2.125" calcext:value-type="float">
            <text:p>2,125</text:p>
          </table:table-cell>
          <table:table-cell table:style-name="Default"/>
          <table:table-cell table:style-name="ce8" table:formula="of:=[.A64]^3" office:value-type="float" office:value="4.291015625" calcext:value-type="float">
            <text:p>4,291015625</text:p>
          </table:table-cell>
          <table:table-cell table:style-name="ce8" table:formula="of:=[.B64]^3" office:value-type="float" office:value="9.595703125" calcext:value-type="float">
            <text:p>9,595703125</text:p>
          </table:table-cell>
          <table:table-cell table:style-name="ce8" table:formula="of:=([.E64]-[.D64])/[.$B$8]" office:value-type="float" office:value="10.609375" calcext:value-type="float">
            <text:p>10,609375</text:p>
          </table:table-cell>
          <table:table-cell/>
          <table:table-cell table:style-name="ce8" table:formula="of:=[.A64]^2" office:value-type="float" office:value="2.640625" calcext:value-type="float">
            <text:p>2,640625</text:p>
          </table:table-cell>
          <table:table-cell table:style-name="ce8" table:formula="of:=[.B64]^2" office:value-type="float" office:value="4.515625" calcext:value-type="float">
            <text:p>4,515625</text:p>
          </table:table-cell>
          <table:table-cell table:style-name="ce8" table:formula="of:=([.I64]-[.H64])/[.$B$8]" office:value-type="float" office:value="3.75" calcext:value-type="float">
            <text:p>3,75</text:p>
          </table:table-cell>
          <table:table-cell table:style-name="Default"/>
          <table:table-cell table:style-name="ce13" table:formula="of:=[.F64]+[.J64]" office:value-type="float" office:value="14.359375" calcext:value-type="float">
            <text:p>14,359375</text:p>
          </table:table-cell>
          <table:table-cell table:style-name="ce8" table:formula="of:=3*[.A64]^2+2*[.A64]" office:value-type="float" office:value="11.171875" calcext:value-type="float">
            <text:p>11,171875</text:p>
          </table:table-cell>
          <table:table-cell table:number-columns-repeated="1011"/>
        </table:table-row>
        <table:table-row table:style-name="ro4">
          <table:table-cell table:style-name="ce6" table:formula="of:=[.A64]+0.125" office:value-type="float" office:value="1.75" calcext:value-type="float">
            <text:p>1,75</text:p>
          </table:table-cell>
          <table:table-cell table:style-name="ce8" table:formula="of:=[.A65]+[.$B$8]" office:value-type="float" office:value="2.25" calcext:value-type="float">
            <text:p>2,25</text:p>
          </table:table-cell>
          <table:table-cell table:style-name="Default"/>
          <table:table-cell table:style-name="ce8" table:formula="of:=[.A65]^3" office:value-type="float" office:value="5.359375" calcext:value-type="float">
            <text:p>5,359375</text:p>
          </table:table-cell>
          <table:table-cell table:style-name="ce8" table:formula="of:=[.B65]^3" office:value-type="float" office:value="11.390625" calcext:value-type="float">
            <text:p>11,390625</text:p>
          </table:table-cell>
          <table:table-cell table:style-name="ce8" table:formula="of:=([.E65]-[.D65])/[.$B$8]" office:value-type="float" office:value="12.0625" calcext:value-type="float">
            <text:p>12,0625</text:p>
          </table:table-cell>
          <table:table-cell/>
          <table:table-cell table:style-name="ce8" table:formula="of:=[.A65]^2" office:value-type="float" office:value="3.0625" calcext:value-type="float">
            <text:p>3,0625</text:p>
          </table:table-cell>
          <table:table-cell table:style-name="ce8" table:formula="of:=[.B65]^2" office:value-type="float" office:value="5.0625" calcext:value-type="float">
            <text:p>5,0625</text:p>
          </table:table-cell>
          <table:table-cell table:style-name="ce8" table:formula="of:=([.I65]-[.H65])/[.$B$8]" office:value-type="float" office:value="4" calcext:value-type="float">
            <text:p>4</text:p>
          </table:table-cell>
          <table:table-cell table:style-name="Default"/>
          <table:table-cell table:style-name="ce13" table:formula="of:=[.F65]+[.J65]" office:value-type="float" office:value="16.0625" calcext:value-type="float">
            <text:p>16,0625</text:p>
          </table:table-cell>
          <table:table-cell table:style-name="ce8" table:formula="of:=3*[.A65]^2+2*[.A65]" office:value-type="float" office:value="12.6875" calcext:value-type="float">
            <text:p>12,6875</text:p>
          </table:table-cell>
          <table:table-cell table:number-columns-repeated="1011"/>
        </table:table-row>
        <table:table-row table:style-name="ro4">
          <table:table-cell table:style-name="ce6" table:formula="of:=[.A65]+0.125" office:value-type="float" office:value="1.875" calcext:value-type="float">
            <text:p>1,875</text:p>
          </table:table-cell>
          <table:table-cell table:style-name="ce8" table:formula="of:=[.A66]+[.$B$8]" office:value-type="float" office:value="2.375" calcext:value-type="float">
            <text:p>2,375</text:p>
          </table:table-cell>
          <table:table-cell table:style-name="Default"/>
          <table:table-cell table:style-name="ce8" table:formula="of:=[.A66]^3" office:value-type="float" office:value="6.591796875" calcext:value-type="float">
            <text:p>6,591796875</text:p>
          </table:table-cell>
          <table:table-cell table:style-name="ce8" table:formula="of:=[.B66]^3" office:value-type="float" office:value="13.396484375" calcext:value-type="float">
            <text:p>13,396484375</text:p>
          </table:table-cell>
          <table:table-cell table:style-name="ce8" table:formula="of:=([.E66]-[.D66])/[.$B$8]" office:value-type="float" office:value="13.609375" calcext:value-type="float">
            <text:p>13,609375</text:p>
          </table:table-cell>
          <table:table-cell/>
          <table:table-cell table:style-name="ce8" table:formula="of:=[.A66]^2" office:value-type="float" office:value="3.515625" calcext:value-type="float">
            <text:p>3,515625</text:p>
          </table:table-cell>
          <table:table-cell table:style-name="ce8" table:formula="of:=[.B66]^2" office:value-type="float" office:value="5.640625" calcext:value-type="float">
            <text:p>5,640625</text:p>
          </table:table-cell>
          <table:table-cell table:style-name="ce8" table:formula="of:=([.I66]-[.H66])/[.$B$8]" office:value-type="float" office:value="4.25" calcext:value-type="float">
            <text:p>4,25</text:p>
          </table:table-cell>
          <table:table-cell table:style-name="Default"/>
          <table:table-cell table:style-name="ce13" table:formula="of:=[.F66]+[.J66]" office:value-type="float" office:value="17.859375" calcext:value-type="float">
            <text:p>17,859375</text:p>
          </table:table-cell>
          <table:table-cell table:style-name="ce8" table:formula="of:=3*[.A66]^2+2*[.A66]" office:value-type="float" office:value="14.296875" calcext:value-type="float">
            <text:p>14,296875</text:p>
          </table:table-cell>
          <table:table-cell table:number-columns-repeated="1011"/>
        </table:table-row>
        <table:table-row table:style-name="ro4">
          <table:table-cell table:style-name="ce6" table:formula="of:=[.A66]+0.125" office:value-type="float" office:value="2" calcext:value-type="float">
            <text:p>2</text:p>
          </table:table-cell>
          <table:table-cell table:style-name="ce8" table:formula="of:=[.A67]+[.$B$8]" office:value-type="float" office:value="2.5" calcext:value-type="float">
            <text:p>2,5</text:p>
          </table:table-cell>
          <table:table-cell table:style-name="Default"/>
          <table:table-cell table:style-name="ce8" table:formula="of:=[.A67]^3" office:value-type="float" office:value="8" calcext:value-type="float">
            <text:p>8</text:p>
          </table:table-cell>
          <table:table-cell table:style-name="ce8" table:formula="of:=[.B67]^3" office:value-type="float" office:value="15.625" calcext:value-type="float">
            <text:p>15,625</text:p>
          </table:table-cell>
          <table:table-cell table:style-name="ce8" table:formula="of:=([.E67]-[.D67])/[.$B$8]" office:value-type="float" office:value="15.25" calcext:value-type="float">
            <text:p>15,25</text:p>
          </table:table-cell>
          <table:table-cell/>
          <table:table-cell table:style-name="ce8" table:formula="of:=[.A67]^2" office:value-type="float" office:value="4" calcext:value-type="float">
            <text:p>4</text:p>
          </table:table-cell>
          <table:table-cell table:style-name="ce8" table:formula="of:=[.B67]^2" office:value-type="float" office:value="6.25" calcext:value-type="float">
            <text:p>6,25</text:p>
          </table:table-cell>
          <table:table-cell table:style-name="ce8" table:formula="of:=([.I67]-[.H67])/[.$B$8]" office:value-type="float" office:value="4.5" calcext:value-type="float">
            <text:p>4,5</text:p>
          </table:table-cell>
          <table:table-cell table:style-name="Default"/>
          <table:table-cell table:style-name="ce13" table:formula="of:=[.F67]+[.J67]" office:value-type="float" office:value="19.75" calcext:value-type="float">
            <text:p>19,75</text:p>
          </table:table-cell>
          <table:table-cell table:style-name="ce8" table:formula="of:=3*[.A67]^2+2*[.A67]" office:value-type="float" office:value="16" calcext:value-type="float">
            <text:p>16</text:p>
          </table:table-cell>
          <table:table-cell table:number-columns-repeated="1011"/>
        </table:table-row>
        <table:table-row table:style-name="ro4">
          <table:table-cell table:style-name="ce6" table:formula="of:=[.A67]+0.125" office:value-type="float" office:value="2.125" calcext:value-type="float">
            <text:p>2,125</text:p>
          </table:table-cell>
          <table:table-cell table:style-name="ce8" table:formula="of:=[.A68]+[.$B$8]" office:value-type="float" office:value="2.625" calcext:value-type="float">
            <text:p>2,625</text:p>
          </table:table-cell>
          <table:table-cell table:style-name="Default"/>
          <table:table-cell table:style-name="ce8" table:formula="of:=[.A68]^3" office:value-type="float" office:value="9.595703125" calcext:value-type="float">
            <text:p>9,595703125</text:p>
          </table:table-cell>
          <table:table-cell table:style-name="ce8" table:formula="of:=[.B68]^3" office:value-type="float" office:value="18.087890625" calcext:value-type="float">
            <text:p>18,087890625</text:p>
          </table:table-cell>
          <table:table-cell table:style-name="ce8" table:formula="of:=([.E68]-[.D68])/[.$B$8]" office:value-type="float" office:value="16.984375" calcext:value-type="float">
            <text:p>16,984375</text:p>
          </table:table-cell>
          <table:table-cell/>
          <table:table-cell table:style-name="ce8" table:formula="of:=[.A68]^2" office:value-type="float" office:value="4.515625" calcext:value-type="float">
            <text:p>4,515625</text:p>
          </table:table-cell>
          <table:table-cell table:style-name="ce8" table:formula="of:=[.B68]^2" office:value-type="float" office:value="6.890625" calcext:value-type="float">
            <text:p>6,890625</text:p>
          </table:table-cell>
          <table:table-cell table:style-name="ce8" table:formula="of:=([.I68]-[.H68])/[.$B$8]" office:value-type="float" office:value="4.75" calcext:value-type="float">
            <text:p>4,75</text:p>
          </table:table-cell>
          <table:table-cell table:style-name="Default"/>
          <table:table-cell table:style-name="ce13" table:formula="of:=[.F68]+[.J68]" office:value-type="float" office:value="21.734375" calcext:value-type="float">
            <text:p>21,734375</text:p>
          </table:table-cell>
          <table:table-cell table:style-name="ce8" table:formula="of:=3*[.A68]^2+2*[.A68]" office:value-type="float" office:value="17.796875" calcext:value-type="float">
            <text:p>17,796875</text:p>
          </table:table-cell>
          <table:table-cell table:number-columns-repeated="1011"/>
        </table:table-row>
        <table:table-row table:style-name="ro4">
          <table:table-cell table:style-name="ce6" table:formula="of:=[.A68]+0.125" office:value-type="float" office:value="2.25" calcext:value-type="float">
            <text:p>2,25</text:p>
          </table:table-cell>
          <table:table-cell table:style-name="ce8" table:formula="of:=[.A69]+[.$B$8]" office:value-type="float" office:value="2.75" calcext:value-type="float">
            <text:p>2,75</text:p>
          </table:table-cell>
          <table:table-cell table:style-name="Default"/>
          <table:table-cell table:style-name="ce8" table:formula="of:=[.A69]^3" office:value-type="float" office:value="11.390625" calcext:value-type="float">
            <text:p>11,390625</text:p>
          </table:table-cell>
          <table:table-cell table:style-name="ce8" table:formula="of:=[.B69]^3" office:value-type="float" office:value="20.796875" calcext:value-type="float">
            <text:p>20,796875</text:p>
          </table:table-cell>
          <table:table-cell table:style-name="ce8" table:formula="of:=([.E69]-[.D69])/[.$B$8]" office:value-type="float" office:value="18.8125" calcext:value-type="float">
            <text:p>18,8125</text:p>
          </table:table-cell>
          <table:table-cell/>
          <table:table-cell table:style-name="ce8" table:formula="of:=[.A69]^2" office:value-type="float" office:value="5.0625" calcext:value-type="float">
            <text:p>5,0625</text:p>
          </table:table-cell>
          <table:table-cell table:style-name="ce8" table:formula="of:=[.B69]^2" office:value-type="float" office:value="7.5625" calcext:value-type="float">
            <text:p>7,5625</text:p>
          </table:table-cell>
          <table:table-cell table:style-name="ce8" table:formula="of:=([.I69]-[.H69])/[.$B$8]" office:value-type="float" office:value="5" calcext:value-type="float">
            <text:p>5</text:p>
          </table:table-cell>
          <table:table-cell table:style-name="Default"/>
          <table:table-cell table:style-name="ce13" table:formula="of:=[.F69]+[.J69]" office:value-type="float" office:value="23.8125" calcext:value-type="float">
            <text:p>23,8125</text:p>
          </table:table-cell>
          <table:table-cell table:style-name="ce8" table:formula="of:=3*[.A69]^2+2*[.A69]" office:value-type="float" office:value="19.6875" calcext:value-type="float">
            <text:p>19,6875</text:p>
          </table:table-cell>
          <table:table-cell table:number-columns-repeated="1011"/>
        </table:table-row>
        <table:table-row table:style-name="ro4">
          <table:table-cell table:style-name="ce6" table:formula="of:=[.A69]+0.125" office:value-type="float" office:value="2.375" calcext:value-type="float">
            <text:p>2,375</text:p>
          </table:table-cell>
          <table:table-cell table:style-name="ce8" table:formula="of:=[.A70]+[.$B$8]" office:value-type="float" office:value="2.875" calcext:value-type="float">
            <text:p>2,875</text:p>
          </table:table-cell>
          <table:table-cell table:style-name="Default"/>
          <table:table-cell table:style-name="ce8" table:formula="of:=[.A70]^3" office:value-type="float" office:value="13.396484375" calcext:value-type="float">
            <text:p>13,396484375</text:p>
          </table:table-cell>
          <table:table-cell table:style-name="ce8" table:formula="of:=[.B70]^3" office:value-type="float" office:value="23.763671875" calcext:value-type="float">
            <text:p>23,763671875</text:p>
          </table:table-cell>
          <table:table-cell table:style-name="ce8" table:formula="of:=([.E70]-[.D70])/[.$B$8]" office:value-type="float" office:value="20.734375" calcext:value-type="float">
            <text:p>20,734375</text:p>
          </table:table-cell>
          <table:table-cell/>
          <table:table-cell table:style-name="ce8" table:formula="of:=[.A70]^2" office:value-type="float" office:value="5.640625" calcext:value-type="float">
            <text:p>5,640625</text:p>
          </table:table-cell>
          <table:table-cell table:style-name="ce8" table:formula="of:=[.B70]^2" office:value-type="float" office:value="8.265625" calcext:value-type="float">
            <text:p>8,265625</text:p>
          </table:table-cell>
          <table:table-cell table:style-name="ce8" table:formula="of:=([.I70]-[.H70])/[.$B$8]" office:value-type="float" office:value="5.25" calcext:value-type="float">
            <text:p>5,25</text:p>
          </table:table-cell>
          <table:table-cell table:style-name="Default"/>
          <table:table-cell table:style-name="ce13" table:formula="of:=[.F70]+[.J70]" office:value-type="float" office:value="25.984375" calcext:value-type="float">
            <text:p>25,984375</text:p>
          </table:table-cell>
          <table:table-cell table:style-name="ce8" table:formula="of:=3*[.A70]^2+2*[.A70]" office:value-type="float" office:value="21.671875" calcext:value-type="float">
            <text:p>21,671875</text:p>
          </table:table-cell>
          <table:table-cell table:number-columns-repeated="1011"/>
        </table:table-row>
        <table:table-row table:style-name="ro4">
          <table:table-cell table:style-name="ce6" table:formula="of:=[.A70]+0.125" office:value-type="float" office:value="2.5" calcext:value-type="float">
            <text:p>2,5</text:p>
          </table:table-cell>
          <table:table-cell table:style-name="ce8" table:formula="of:=[.A71]+[.$B$8]" office:value-type="float" office:value="3" calcext:value-type="float">
            <text:p>3</text:p>
          </table:table-cell>
          <table:table-cell table:style-name="Default"/>
          <table:table-cell table:style-name="ce8" table:formula="of:=[.A71]^3" office:value-type="float" office:value="15.625" calcext:value-type="float">
            <text:p>15,625</text:p>
          </table:table-cell>
          <table:table-cell table:style-name="ce8" table:formula="of:=[.B71]^3" office:value-type="float" office:value="27" calcext:value-type="float">
            <text:p>27</text:p>
          </table:table-cell>
          <table:table-cell table:style-name="ce8" table:formula="of:=([.E71]-[.D71])/[.$B$8]" office:value-type="float" office:value="22.75" calcext:value-type="float">
            <text:p>22,75</text:p>
          </table:table-cell>
          <table:table-cell/>
          <table:table-cell table:style-name="ce8" table:formula="of:=[.A71]^2" office:value-type="float" office:value="6.25" calcext:value-type="float">
            <text:p>6,25</text:p>
          </table:table-cell>
          <table:table-cell table:style-name="ce8" table:formula="of:=[.B71]^2" office:value-type="float" office:value="9" calcext:value-type="float">
            <text:p>9</text:p>
          </table:table-cell>
          <table:table-cell table:style-name="ce8" table:formula="of:=([.I71]-[.H71])/[.$B$8]" office:value-type="float" office:value="5.5" calcext:value-type="float">
            <text:p>5,5</text:p>
          </table:table-cell>
          <table:table-cell table:style-name="Default"/>
          <table:table-cell table:style-name="ce13" table:formula="of:=[.F71]+[.J71]" office:value-type="float" office:value="28.25" calcext:value-type="float">
            <text:p>28,25</text:p>
          </table:table-cell>
          <table:table-cell table:style-name="ce8" table:formula="of:=3*[.A71]^2+2*[.A71]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4">
          <table:table-cell table:style-name="ce6" table:formula="of:=[.A71]+0.125" office:value-type="float" office:value="2.625" calcext:value-type="float">
            <text:p>2,625</text:p>
          </table:table-cell>
          <table:table-cell table:style-name="ce8" table:formula="of:=[.A72]+[.$B$8]" office:value-type="float" office:value="3.125" calcext:value-type="float">
            <text:p>3,125</text:p>
          </table:table-cell>
          <table:table-cell table:style-name="Default"/>
          <table:table-cell table:style-name="ce8" table:formula="of:=[.A72]^3" office:value-type="float" office:value="18.087890625" calcext:value-type="float">
            <text:p>18,087890625</text:p>
          </table:table-cell>
          <table:table-cell table:style-name="ce8" table:formula="of:=[.B72]^3" office:value-type="float" office:value="30.517578125" calcext:value-type="float">
            <text:p>30,517578125</text:p>
          </table:table-cell>
          <table:table-cell table:style-name="ce8" table:formula="of:=([.E72]-[.D72])/[.$B$8]" office:value-type="float" office:value="24.859375" calcext:value-type="float">
            <text:p>24,859375</text:p>
          </table:table-cell>
          <table:table-cell/>
          <table:table-cell table:style-name="ce8" table:formula="of:=[.A72]^2" office:value-type="float" office:value="6.890625" calcext:value-type="float">
            <text:p>6,890625</text:p>
          </table:table-cell>
          <table:table-cell table:style-name="ce8" table:formula="of:=[.B72]^2" office:value-type="float" office:value="9.765625" calcext:value-type="float">
            <text:p>9,765625</text:p>
          </table:table-cell>
          <table:table-cell table:style-name="ce8" table:formula="of:=([.I72]-[.H72])/[.$B$8]" office:value-type="float" office:value="5.75" calcext:value-type="float">
            <text:p>5,75</text:p>
          </table:table-cell>
          <table:table-cell table:style-name="Default"/>
          <table:table-cell table:style-name="ce13" table:formula="of:=[.F72]+[.J72]" office:value-type="float" office:value="30.609375" calcext:value-type="float">
            <text:p>30,609375</text:p>
          </table:table-cell>
          <table:table-cell table:style-name="ce8" table:formula="of:=3*[.A72]^2+2*[.A72]" office:value-type="float" office:value="25.921875" calcext:value-type="float">
            <text:p>25,921875</text:p>
          </table:table-cell>
          <table:table-cell table:number-columns-repeated="1011"/>
        </table:table-row>
        <table:table-row table:style-name="ro4">
          <table:table-cell table:style-name="ce6" table:formula="of:=[.A72]+0.125" office:value-type="float" office:value="2.75" calcext:value-type="float">
            <text:p>2,75</text:p>
          </table:table-cell>
          <table:table-cell table:style-name="ce8" table:formula="of:=[.A73]+[.$B$8]" office:value-type="float" office:value="3.25" calcext:value-type="float">
            <text:p>3,25</text:p>
          </table:table-cell>
          <table:table-cell table:style-name="Default"/>
          <table:table-cell table:style-name="ce8" table:formula="of:=[.A73]^3" office:value-type="float" office:value="20.796875" calcext:value-type="float">
            <text:p>20,796875</text:p>
          </table:table-cell>
          <table:table-cell table:style-name="ce8" table:formula="of:=[.B73]^3" office:value-type="float" office:value="34.328125" calcext:value-type="float">
            <text:p>34,328125</text:p>
          </table:table-cell>
          <table:table-cell table:style-name="ce8" table:formula="of:=([.E73]-[.D73])/[.$B$8]" office:value-type="float" office:value="27.0625" calcext:value-type="float">
            <text:p>27,0625</text:p>
          </table:table-cell>
          <table:table-cell/>
          <table:table-cell table:style-name="ce8" table:formula="of:=[.A73]^2" office:value-type="float" office:value="7.5625" calcext:value-type="float">
            <text:p>7,5625</text:p>
          </table:table-cell>
          <table:table-cell table:style-name="ce8" table:formula="of:=[.B73]^2" office:value-type="float" office:value="10.5625" calcext:value-type="float">
            <text:p>10,5625</text:p>
          </table:table-cell>
          <table:table-cell table:style-name="ce8" table:formula="of:=([.I73]-[.H73])/[.$B$8]" office:value-type="float" office:value="6" calcext:value-type="float">
            <text:p>6</text:p>
          </table:table-cell>
          <table:table-cell table:style-name="Default"/>
          <table:table-cell table:style-name="ce13" table:formula="of:=[.F73]+[.J73]" office:value-type="float" office:value="33.0625" calcext:value-type="float">
            <text:p>33,0625</text:p>
          </table:table-cell>
          <table:table-cell table:style-name="ce8" table:formula="of:=3*[.A73]^2+2*[.A73]" office:value-type="float" office:value="28.1875" calcext:value-type="float">
            <text:p>28,1875</text:p>
          </table:table-cell>
          <table:table-cell table:number-columns-repeated="1011"/>
        </table:table-row>
        <table:table-row table:style-name="ro4">
          <table:table-cell table:style-name="ce6" table:formula="of:=[.A73]+0.125" office:value-type="float" office:value="2.875" calcext:value-type="float">
            <text:p>2,875</text:p>
          </table:table-cell>
          <table:table-cell table:style-name="ce8" table:formula="of:=[.A74]+[.$B$8]" office:value-type="float" office:value="3.375" calcext:value-type="float">
            <text:p>3,375</text:p>
          </table:table-cell>
          <table:table-cell table:style-name="Default"/>
          <table:table-cell table:style-name="ce8" table:formula="of:=[.A74]^3" office:value-type="float" office:value="23.763671875" calcext:value-type="float">
            <text:p>23,763671875</text:p>
          </table:table-cell>
          <table:table-cell table:style-name="ce8" table:formula="of:=[.B74]^3" office:value-type="float" office:value="38.443359375" calcext:value-type="float">
            <text:p>38,443359375</text:p>
          </table:table-cell>
          <table:table-cell table:style-name="ce8" table:formula="of:=([.E74]-[.D74])/[.$B$8]" office:value-type="float" office:value="29.359375" calcext:value-type="float">
            <text:p>29,359375</text:p>
          </table:table-cell>
          <table:table-cell/>
          <table:table-cell table:style-name="ce8" table:formula="of:=[.A74]^2" office:value-type="float" office:value="8.265625" calcext:value-type="float">
            <text:p>8,265625</text:p>
          </table:table-cell>
          <table:table-cell table:style-name="ce8" table:formula="of:=[.B74]^2" office:value-type="float" office:value="11.390625" calcext:value-type="float">
            <text:p>11,390625</text:p>
          </table:table-cell>
          <table:table-cell table:style-name="ce8" table:formula="of:=([.I74]-[.H74])/[.$B$8]" office:value-type="float" office:value="6.25" calcext:value-type="float">
            <text:p>6,25</text:p>
          </table:table-cell>
          <table:table-cell table:style-name="Default"/>
          <table:table-cell table:style-name="ce13" table:formula="of:=[.F74]+[.J74]" office:value-type="float" office:value="35.609375" calcext:value-type="float">
            <text:p>35,609375</text:p>
          </table:table-cell>
          <table:table-cell table:style-name="ce8" table:formula="of:=3*[.A74]^2+2*[.A74]" office:value-type="float" office:value="30.546875" calcext:value-type="float">
            <text:p>30,546875</text:p>
          </table:table-cell>
          <table:table-cell table:number-columns-repeated="1011"/>
        </table:table-row>
        <table:table-row table:style-name="ro4">
          <table:table-cell table:style-name="ce6" table:formula="of:=[.A74]+0.125" office:value-type="float" office:value="3" calcext:value-type="float">
            <text:p>3</text:p>
          </table:table-cell>
          <table:table-cell table:style-name="ce8" table:formula="of:=[.A75]+[.$B$8]" office:value-type="float" office:value="3.5" calcext:value-type="float">
            <text:p>3,5</text:p>
          </table:table-cell>
          <table:table-cell table:style-name="Default"/>
          <table:table-cell table:style-name="ce8" table:formula="of:=[.A75]^3" office:value-type="float" office:value="27" calcext:value-type="float">
            <text:p>27</text:p>
          </table:table-cell>
          <table:table-cell table:style-name="ce8" table:formula="of:=[.B75]^3" office:value-type="float" office:value="42.875" calcext:value-type="float">
            <text:p>42,875</text:p>
          </table:table-cell>
          <table:table-cell table:style-name="ce8" table:formula="of:=([.E75]-[.D75])/[.$B$8]" office:value-type="float" office:value="31.75" calcext:value-type="float">
            <text:p>31,75</text:p>
          </table:table-cell>
          <table:table-cell/>
          <table:table-cell table:style-name="ce8" table:formula="of:=[.A75]^2" office:value-type="float" office:value="9" calcext:value-type="float">
            <text:p>9</text:p>
          </table:table-cell>
          <table:table-cell table:style-name="ce8" table:formula="of:=[.B75]^2" office:value-type="float" office:value="12.25" calcext:value-type="float">
            <text:p>12,25</text:p>
          </table:table-cell>
          <table:table-cell table:style-name="ce8" table:formula="of:=([.I75]-[.H75])/[.$B$8]" office:value-type="float" office:value="6.5" calcext:value-type="float">
            <text:p>6,5</text:p>
          </table:table-cell>
          <table:table-cell table:style-name="Default"/>
          <table:table-cell table:style-name="ce13" table:formula="of:=[.F75]+[.J75]" office:value-type="float" office:value="38.25" calcext:value-type="float">
            <text:p>38,25</text:p>
          </table:table-cell>
          <table:table-cell table:style-name="ce8" table:formula="of:=3*[.A75]^2+2*[.A75]" office:value-type="float" office:value="33" calcext:value-type="float">
            <text:p>33</text:p>
          </table:table-cell>
          <table:table-cell table:number-columns-repeated="1011"/>
        </table:table-row>
        <table:table-row table:style-name="ro4">
          <table:table-cell table:style-name="ce6" table:formula="of:=[.A75]+0.125" office:value-type="float" office:value="3.125" calcext:value-type="float">
            <text:p>3,125</text:p>
          </table:table-cell>
          <table:table-cell table:style-name="ce8" table:formula="of:=[.A76]+[.$B$8]" office:value-type="float" office:value="3.625" calcext:value-type="float">
            <text:p>3,625</text:p>
          </table:table-cell>
          <table:table-cell table:style-name="Default"/>
          <table:table-cell table:style-name="ce8" table:formula="of:=[.A76]^3" office:value-type="float" office:value="30.517578125" calcext:value-type="float">
            <text:p>30,517578125</text:p>
          </table:table-cell>
          <table:table-cell table:style-name="ce8" table:formula="of:=[.B76]^3" office:value-type="float" office:value="47.634765625" calcext:value-type="float">
            <text:p>47,634765625</text:p>
          </table:table-cell>
          <table:table-cell table:style-name="ce8" table:formula="of:=([.E76]-[.D76])/[.$B$8]" office:value-type="float" office:value="34.234375" calcext:value-type="float">
            <text:p>34,234375</text:p>
          </table:table-cell>
          <table:table-cell/>
          <table:table-cell table:style-name="ce8" table:formula="of:=[.A76]^2" office:value-type="float" office:value="9.765625" calcext:value-type="float">
            <text:p>9,765625</text:p>
          </table:table-cell>
          <table:table-cell table:style-name="ce8" table:formula="of:=[.B76]^2" office:value-type="float" office:value="13.140625" calcext:value-type="float">
            <text:p>13,140625</text:p>
          </table:table-cell>
          <table:table-cell table:style-name="ce8" table:formula="of:=([.I76]-[.H76])/[.$B$8]" office:value-type="float" office:value="6.75" calcext:value-type="float">
            <text:p>6,75</text:p>
          </table:table-cell>
          <table:table-cell table:style-name="Default"/>
          <table:table-cell table:style-name="ce13" table:formula="of:=[.F76]+[.J76]" office:value-type="float" office:value="40.984375" calcext:value-type="float">
            <text:p>40,984375</text:p>
          </table:table-cell>
          <table:table-cell table:style-name="ce8" table:formula="of:=3*[.A76]^2+2*[.A76]" office:value-type="float" office:value="35.546875" calcext:value-type="float">
            <text:p>35,546875</text:p>
          </table:table-cell>
          <table:table-cell table:number-columns-repeated="1011"/>
        </table:table-row>
        <table:table-row table:style-name="ro4">
          <table:table-cell table:style-name="ce6" table:formula="of:=[.A76]+0.125" office:value-type="float" office:value="3.25" calcext:value-type="float">
            <text:p>3,25</text:p>
          </table:table-cell>
          <table:table-cell table:style-name="ce8" table:formula="of:=[.A77]+[.$B$8]" office:value-type="float" office:value="3.75" calcext:value-type="float">
            <text:p>3,75</text:p>
          </table:table-cell>
          <table:table-cell table:style-name="Default"/>
          <table:table-cell table:style-name="ce8" table:formula="of:=[.A77]^3" office:value-type="float" office:value="34.328125" calcext:value-type="float">
            <text:p>34,328125</text:p>
          </table:table-cell>
          <table:table-cell table:style-name="ce8" table:formula="of:=[.B77]^3" office:value-type="float" office:value="52.734375" calcext:value-type="float">
            <text:p>52,734375</text:p>
          </table:table-cell>
          <table:table-cell table:style-name="ce8" table:formula="of:=([.E77]-[.D77])/[.$B$8]" office:value-type="float" office:value="36.8125" calcext:value-type="float">
            <text:p>36,8125</text:p>
          </table:table-cell>
          <table:table-cell/>
          <table:table-cell table:style-name="ce8" table:formula="of:=[.A77]^2" office:value-type="float" office:value="10.5625" calcext:value-type="float">
            <text:p>10,5625</text:p>
          </table:table-cell>
          <table:table-cell table:style-name="ce8" table:formula="of:=[.B77]^2" office:value-type="float" office:value="14.0625" calcext:value-type="float">
            <text:p>14,0625</text:p>
          </table:table-cell>
          <table:table-cell table:style-name="ce8" table:formula="of:=([.I77]-[.H77])/[.$B$8]" office:value-type="float" office:value="7" calcext:value-type="float">
            <text:p>7</text:p>
          </table:table-cell>
          <table:table-cell table:style-name="Default"/>
          <table:table-cell table:style-name="ce13" table:formula="of:=[.F77]+[.J77]" office:value-type="float" office:value="43.8125" calcext:value-type="float">
            <text:p>43,8125</text:p>
          </table:table-cell>
          <table:table-cell table:style-name="ce8" table:formula="of:=3*[.A77]^2+2*[.A77]" office:value-type="float" office:value="38.1875" calcext:value-type="float">
            <text:p>38,1875</text:p>
          </table:table-cell>
          <table:table-cell table:number-columns-repeated="1011"/>
        </table:table-row>
        <table:table-row table:style-name="ro4">
          <table:table-cell table:style-name="ce6" table:formula="of:=[.A77]+0.125" office:value-type="float" office:value="3.375" calcext:value-type="float">
            <text:p>3,375</text:p>
          </table:table-cell>
          <table:table-cell table:style-name="ce8" table:formula="of:=[.A78]+[.$B$8]" office:value-type="float" office:value="3.875" calcext:value-type="float">
            <text:p>3,875</text:p>
          </table:table-cell>
          <table:table-cell table:style-name="Default"/>
          <table:table-cell table:style-name="ce8" table:formula="of:=[.A78]^3" office:value-type="float" office:value="38.443359375" calcext:value-type="float">
            <text:p>38,443359375</text:p>
          </table:table-cell>
          <table:table-cell table:style-name="ce8" table:formula="of:=[.B78]^3" office:value-type="float" office:value="58.185546875" calcext:value-type="float">
            <text:p>58,185546875</text:p>
          </table:table-cell>
          <table:table-cell table:style-name="ce8" table:formula="of:=([.E78]-[.D78])/[.$B$8]" office:value-type="float" office:value="39.484375" calcext:value-type="float">
            <text:p>39,484375</text:p>
          </table:table-cell>
          <table:table-cell/>
          <table:table-cell table:style-name="ce8" table:formula="of:=[.A78]^2" office:value-type="float" office:value="11.390625" calcext:value-type="float">
            <text:p>11,390625</text:p>
          </table:table-cell>
          <table:table-cell table:style-name="ce8" table:formula="of:=[.B78]^2" office:value-type="float" office:value="15.015625" calcext:value-type="float">
            <text:p>15,015625</text:p>
          </table:table-cell>
          <table:table-cell table:style-name="ce8" table:formula="of:=([.I78]-[.H78])/[.$B$8]" office:value-type="float" office:value="7.25" calcext:value-type="float">
            <text:p>7,25</text:p>
          </table:table-cell>
          <table:table-cell table:style-name="Default"/>
          <table:table-cell table:style-name="ce13" table:formula="of:=[.F78]+[.J78]" office:value-type="float" office:value="46.734375" calcext:value-type="float">
            <text:p>46,734375</text:p>
          </table:table-cell>
          <table:table-cell table:style-name="ce8" table:formula="of:=3*[.A78]^2+2*[.A78]" office:value-type="float" office:value="40.921875" calcext:value-type="float">
            <text:p>40,921875</text:p>
          </table:table-cell>
          <table:table-cell table:number-columns-repeated="1011"/>
        </table:table-row>
        <table:table-row table:style-name="ro4">
          <table:table-cell table:style-name="ce6" table:formula="of:=[.A78]+0.125" office:value-type="float" office:value="3.5" calcext:value-type="float">
            <text:p>3,5</text:p>
          </table:table-cell>
          <table:table-cell table:style-name="ce8" table:formula="of:=[.A79]+[.$B$8]" office:value-type="float" office:value="4" calcext:value-type="float">
            <text:p>4</text:p>
          </table:table-cell>
          <table:table-cell table:style-name="Default"/>
          <table:table-cell table:style-name="ce8" table:formula="of:=[.A79]^3" office:value-type="float" office:value="42.875" calcext:value-type="float">
            <text:p>42,875</text:p>
          </table:table-cell>
          <table:table-cell table:style-name="ce8" table:formula="of:=[.B79]^3" office:value-type="float" office:value="64" calcext:value-type="float">
            <text:p>64</text:p>
          </table:table-cell>
          <table:table-cell table:style-name="ce8" table:formula="of:=([.E79]-[.D79])/[.$B$8]" office:value-type="float" office:value="42.25" calcext:value-type="float">
            <text:p>42,25</text:p>
          </table:table-cell>
          <table:table-cell/>
          <table:table-cell table:style-name="ce8" table:formula="of:=[.A79]^2" office:value-type="float" office:value="12.25" calcext:value-type="float">
            <text:p>12,25</text:p>
          </table:table-cell>
          <table:table-cell table:style-name="ce8" table:formula="of:=[.B79]^2" office:value-type="float" office:value="16" calcext:value-type="float">
            <text:p>16</text:p>
          </table:table-cell>
          <table:table-cell table:style-name="ce8" table:formula="of:=([.I79]-[.H79])/[.$B$8]" office:value-type="float" office:value="7.5" calcext:value-type="float">
            <text:p>7,5</text:p>
          </table:table-cell>
          <table:table-cell table:style-name="Default"/>
          <table:table-cell table:style-name="ce13" table:formula="of:=[.F79]+[.J79]" office:value-type="float" office:value="49.75" calcext:value-type="float">
            <text:p>49,75</text:p>
          </table:table-cell>
          <table:table-cell table:style-name="ce8" table:formula="of:=3*[.A79]^2+2*[.A79]" office:value-type="float" office:value="43.75" calcext:value-type="float">
            <text:p>43,75</text:p>
          </table:table-cell>
          <table:table-cell table:number-columns-repeated="1011"/>
        </table:table-row>
        <table:table-row table:style-name="ro4">
          <table:table-cell table:style-name="ce6" table:formula="of:=[.A79]+0.125" office:value-type="float" office:value="3.625" calcext:value-type="float">
            <text:p>3,625</text:p>
          </table:table-cell>
          <table:table-cell table:style-name="ce8" table:formula="of:=[.A80]+[.$B$8]" office:value-type="float" office:value="4.125" calcext:value-type="float">
            <text:p>4,125</text:p>
          </table:table-cell>
          <table:table-cell table:style-name="Default"/>
          <table:table-cell table:style-name="ce8" table:formula="of:=[.A80]^3" office:value-type="float" office:value="47.634765625" calcext:value-type="float">
            <text:p>47,634765625</text:p>
          </table:table-cell>
          <table:table-cell table:style-name="ce8" table:formula="of:=[.B80]^3" office:value-type="float" office:value="70.189453125" calcext:value-type="float">
            <text:p>70,189453125</text:p>
          </table:table-cell>
          <table:table-cell table:style-name="ce8" table:formula="of:=([.E80]-[.D80])/[.$B$8]" office:value-type="float" office:value="45.109375" calcext:value-type="float">
            <text:p>45,109375</text:p>
          </table:table-cell>
          <table:table-cell/>
          <table:table-cell table:style-name="ce8" table:formula="of:=[.A80]^2" office:value-type="float" office:value="13.140625" calcext:value-type="float">
            <text:p>13,140625</text:p>
          </table:table-cell>
          <table:table-cell table:style-name="ce8" table:formula="of:=[.B80]^2" office:value-type="float" office:value="17.015625" calcext:value-type="float">
            <text:p>17,015625</text:p>
          </table:table-cell>
          <table:table-cell table:style-name="ce8" table:formula="of:=([.I80]-[.H80])/[.$B$8]" office:value-type="float" office:value="7.75" calcext:value-type="float">
            <text:p>7,75</text:p>
          </table:table-cell>
          <table:table-cell table:style-name="Default"/>
          <table:table-cell table:style-name="ce13" table:formula="of:=[.F80]+[.J80]" office:value-type="float" office:value="52.859375" calcext:value-type="float">
            <text:p>52,859375</text:p>
          </table:table-cell>
          <table:table-cell table:style-name="ce8" table:formula="of:=3*[.A80]^2+2*[.A80]" office:value-type="float" office:value="46.671875" calcext:value-type="float">
            <text:p>46,671875</text:p>
          </table:table-cell>
          <table:table-cell table:number-columns-repeated="1011"/>
        </table:table-row>
        <table:table-row table:style-name="ro4">
          <table:table-cell table:style-name="ce6" table:formula="of:=[.A80]+0.125" office:value-type="float" office:value="3.75" calcext:value-type="float">
            <text:p>3,75</text:p>
          </table:table-cell>
          <table:table-cell table:style-name="ce8" table:formula="of:=[.A81]+[.$B$8]" office:value-type="float" office:value="4.25" calcext:value-type="float">
            <text:p>4,25</text:p>
          </table:table-cell>
          <table:table-cell table:style-name="Default"/>
          <table:table-cell table:style-name="ce8" table:formula="of:=[.A81]^3" office:value-type="float" office:value="52.734375" calcext:value-type="float">
            <text:p>52,734375</text:p>
          </table:table-cell>
          <table:table-cell table:style-name="ce8" table:formula="of:=[.B81]^3" office:value-type="float" office:value="76.765625" calcext:value-type="float">
            <text:p>76,765625</text:p>
          </table:table-cell>
          <table:table-cell table:style-name="ce8" table:formula="of:=([.E81]-[.D81])/[.$B$8]" office:value-type="float" office:value="48.0625" calcext:value-type="float">
            <text:p>48,0625</text:p>
          </table:table-cell>
          <table:table-cell/>
          <table:table-cell table:style-name="ce8" table:formula="of:=[.A81]^2" office:value-type="float" office:value="14.0625" calcext:value-type="float">
            <text:p>14,0625</text:p>
          </table:table-cell>
          <table:table-cell table:style-name="ce8" table:formula="of:=[.B81]^2" office:value-type="float" office:value="18.0625" calcext:value-type="float">
            <text:p>18,0625</text:p>
          </table:table-cell>
          <table:table-cell table:style-name="ce8" table:formula="of:=([.I81]-[.H81])/[.$B$8]" office:value-type="float" office:value="8" calcext:value-type="float">
            <text:p>8</text:p>
          </table:table-cell>
          <table:table-cell table:style-name="Default"/>
          <table:table-cell table:style-name="ce13" table:formula="of:=[.F81]+[.J81]" office:value-type="float" office:value="56.0625" calcext:value-type="float">
            <text:p>56,0625</text:p>
          </table:table-cell>
          <table:table-cell table:style-name="ce8" table:formula="of:=3*[.A81]^2+2*[.A81]" office:value-type="float" office:value="49.6875" calcext:value-type="float">
            <text:p>49,6875</text:p>
          </table:table-cell>
          <table:table-cell table:number-columns-repeated="1011"/>
        </table:table-row>
        <table:table-row table:style-name="ro4">
          <table:table-cell table:style-name="ce6" table:formula="of:=[.A81]+0.125" office:value-type="float" office:value="3.875" calcext:value-type="float">
            <text:p>3,875</text:p>
          </table:table-cell>
          <table:table-cell table:style-name="ce8" table:formula="of:=[.A82]+[.$B$8]" office:value-type="float" office:value="4.375" calcext:value-type="float">
            <text:p>4,375</text:p>
          </table:table-cell>
          <table:table-cell table:style-name="Default"/>
          <table:table-cell table:style-name="ce8" table:formula="of:=[.A82]^3" office:value-type="float" office:value="58.185546875" calcext:value-type="float">
            <text:p>58,185546875</text:p>
          </table:table-cell>
          <table:table-cell table:style-name="ce8" table:formula="of:=[.B82]^3" office:value-type="float" office:value="83.740234375" calcext:value-type="float">
            <text:p>83,740234375</text:p>
          </table:table-cell>
          <table:table-cell table:style-name="ce8" table:formula="of:=([.E82]-[.D82])/[.$B$8]" office:value-type="float" office:value="51.109375" calcext:value-type="float">
            <text:p>51,109375</text:p>
          </table:table-cell>
          <table:table-cell/>
          <table:table-cell table:style-name="ce8" table:formula="of:=[.A82]^2" office:value-type="float" office:value="15.015625" calcext:value-type="float">
            <text:p>15,015625</text:p>
          </table:table-cell>
          <table:table-cell table:style-name="ce8" table:formula="of:=[.B82]^2" office:value-type="float" office:value="19.140625" calcext:value-type="float">
            <text:p>19,140625</text:p>
          </table:table-cell>
          <table:table-cell table:style-name="ce8" table:formula="of:=([.I82]-[.H82])/[.$B$8]" office:value-type="float" office:value="8.25" calcext:value-type="float">
            <text:p>8,25</text:p>
          </table:table-cell>
          <table:table-cell table:style-name="Default"/>
          <table:table-cell table:style-name="ce13" table:formula="of:=[.F82]+[.J82]" office:value-type="float" office:value="59.359375" calcext:value-type="float">
            <text:p>59,359375</text:p>
          </table:table-cell>
          <table:table-cell table:style-name="ce8" table:formula="of:=3*[.A82]^2+2*[.A82]" office:value-type="float" office:value="52.796875" calcext:value-type="float">
            <text:p>52,796875</text:p>
          </table:table-cell>
          <table:table-cell table:number-columns-repeated="1011"/>
        </table:table-row>
        <table:table-row table:style-name="ro4">
          <table:table-cell table:style-name="ce6" table:formula="of:=[.A82]+0.125" office:value-type="float" office:value="4" calcext:value-type="float">
            <text:p>4</text:p>
          </table:table-cell>
          <table:table-cell table:style-name="ce8" table:formula="of:=[.A83]+[.$B$8]" office:value-type="float" office:value="4.5" calcext:value-type="float">
            <text:p>4,5</text:p>
          </table:table-cell>
          <table:table-cell table:style-name="Default"/>
          <table:table-cell table:style-name="ce8" table:formula="of:=[.A83]^3" office:value-type="float" office:value="64" calcext:value-type="float">
            <text:p>64</text:p>
          </table:table-cell>
          <table:table-cell table:style-name="ce8" table:formula="of:=[.B83]^3" office:value-type="float" office:value="91.125" calcext:value-type="float">
            <text:p>91,125</text:p>
          </table:table-cell>
          <table:table-cell table:style-name="ce8" table:formula="of:=([.E83]-[.D83])/[.$B$8]" office:value-type="float" office:value="54.25" calcext:value-type="float">
            <text:p>54,25</text:p>
          </table:table-cell>
          <table:table-cell/>
          <table:table-cell table:style-name="ce8" table:formula="of:=[.A83]^2" office:value-type="float" office:value="16" calcext:value-type="float">
            <text:p>16</text:p>
          </table:table-cell>
          <table:table-cell table:style-name="ce8" table:formula="of:=[.B83]^2" office:value-type="float" office:value="20.25" calcext:value-type="float">
            <text:p>20,25</text:p>
          </table:table-cell>
          <table:table-cell table:style-name="ce8" table:formula="of:=([.I83]-[.H83])/[.$B$8]" office:value-type="float" office:value="8.5" calcext:value-type="float">
            <text:p>8,5</text:p>
          </table:table-cell>
          <table:table-cell table:style-name="Default"/>
          <table:table-cell table:style-name="ce13" table:formula="of:=[.F83]+[.J83]" office:value-type="float" office:value="62.75" calcext:value-type="float">
            <text:p>62,75</text:p>
          </table:table-cell>
          <table:table-cell table:style-name="ce8" table:formula="of:=3*[.A83]^2+2*[.A83]" office:value-type="float" office:value="56" calcext:value-type="float">
            <text:p>56</text:p>
          </table:table-cell>
          <table:table-cell table:number-columns-repeated="1011"/>
        </table:table-row>
        <table:table-row table:style-name="ro4">
          <table:table-cell table:style-name="ce6" table:formula="of:=[.A83]+0.125" office:value-type="float" office:value="4.125" calcext:value-type="float">
            <text:p>4,125</text:p>
          </table:table-cell>
          <table:table-cell table:style-name="ce8" table:formula="of:=[.A84]+[.$B$8]" office:value-type="float" office:value="4.625" calcext:value-type="float">
            <text:p>4,625</text:p>
          </table:table-cell>
          <table:table-cell table:style-name="Default"/>
          <table:table-cell table:style-name="ce8" table:formula="of:=[.A84]^3" office:value-type="float" office:value="70.189453125" calcext:value-type="float">
            <text:p>70,189453125</text:p>
          </table:table-cell>
          <table:table-cell table:style-name="ce8" table:formula="of:=[.B84]^3" office:value-type="float" office:value="98.931640625" calcext:value-type="float">
            <text:p>98,931640625</text:p>
          </table:table-cell>
          <table:table-cell table:style-name="ce8" table:formula="of:=([.E84]-[.D84])/[.$B$8]" office:value-type="float" office:value="57.484375" calcext:value-type="float">
            <text:p>57,484375</text:p>
          </table:table-cell>
          <table:table-cell/>
          <table:table-cell table:style-name="ce8" table:formula="of:=[.A84]^2" office:value-type="float" office:value="17.015625" calcext:value-type="float">
            <text:p>17,015625</text:p>
          </table:table-cell>
          <table:table-cell table:style-name="ce8" table:formula="of:=[.B84]^2" office:value-type="float" office:value="21.390625" calcext:value-type="float">
            <text:p>21,390625</text:p>
          </table:table-cell>
          <table:table-cell table:style-name="ce8" table:formula="of:=([.I84]-[.H84])/[.$B$8]" office:value-type="float" office:value="8.75" calcext:value-type="float">
            <text:p>8,75</text:p>
          </table:table-cell>
          <table:table-cell table:style-name="Default"/>
          <table:table-cell table:style-name="ce13" table:formula="of:=[.F84]+[.J84]" office:value-type="float" office:value="66.234375" calcext:value-type="float">
            <text:p>66,234375</text:p>
          </table:table-cell>
          <table:table-cell table:style-name="ce8" table:formula="of:=3*[.A84]^2+2*[.A84]" office:value-type="float" office:value="59.296875" calcext:value-type="float">
            <text:p>59,296875</text:p>
          </table:table-cell>
          <table:table-cell table:number-columns-repeated="1011"/>
        </table:table-row>
        <table:table-row table:style-name="ro4">
          <table:table-cell table:style-name="ce6" table:formula="of:=[.A84]+0.125" office:value-type="float" office:value="4.25" calcext:value-type="float">
            <text:p>4,25</text:p>
          </table:table-cell>
          <table:table-cell table:style-name="ce8" table:formula="of:=[.A85]+[.$B$8]" office:value-type="float" office:value="4.75" calcext:value-type="float">
            <text:p>4,75</text:p>
          </table:table-cell>
          <table:table-cell table:style-name="Default"/>
          <table:table-cell table:style-name="ce8" table:formula="of:=[.A85]^3" office:value-type="float" office:value="76.765625" calcext:value-type="float">
            <text:p>76,765625</text:p>
          </table:table-cell>
          <table:table-cell table:style-name="ce8" table:formula="of:=[.B85]^3" office:value-type="float" office:value="107.171875" calcext:value-type="float">
            <text:p>107,171875</text:p>
          </table:table-cell>
          <table:table-cell table:style-name="ce8" table:formula="of:=([.E85]-[.D85])/[.$B$8]" office:value-type="float" office:value="60.8125" calcext:value-type="float">
            <text:p>60,8125</text:p>
          </table:table-cell>
          <table:table-cell/>
          <table:table-cell table:style-name="ce8" table:formula="of:=[.A85]^2" office:value-type="float" office:value="18.0625" calcext:value-type="float">
            <text:p>18,0625</text:p>
          </table:table-cell>
          <table:table-cell table:style-name="ce8" table:formula="of:=[.B85]^2" office:value-type="float" office:value="22.5625" calcext:value-type="float">
            <text:p>22,5625</text:p>
          </table:table-cell>
          <table:table-cell table:style-name="ce8" table:formula="of:=([.I85]-[.H85])/[.$B$8]" office:value-type="float" office:value="9" calcext:value-type="float">
            <text:p>9</text:p>
          </table:table-cell>
          <table:table-cell table:style-name="Default"/>
          <table:table-cell table:style-name="ce13" table:formula="of:=[.F85]+[.J85]" office:value-type="float" office:value="69.8125" calcext:value-type="float">
            <text:p>69,8125</text:p>
          </table:table-cell>
          <table:table-cell table:style-name="ce8" table:formula="of:=3*[.A85]^2+2*[.A85]" office:value-type="float" office:value="62.6875" calcext:value-type="float">
            <text:p>62,6875</text:p>
          </table:table-cell>
          <table:table-cell table:number-columns-repeated="1011"/>
        </table:table-row>
        <table:table-row table:style-name="ro4">
          <table:table-cell table:style-name="ce6" table:formula="of:=[.A85]+0.125" office:value-type="float" office:value="4.375" calcext:value-type="float">
            <text:p>4,375</text:p>
          </table:table-cell>
          <table:table-cell table:style-name="ce8" table:formula="of:=[.A86]+[.$B$8]" office:value-type="float" office:value="4.875" calcext:value-type="float">
            <text:p>4,875</text:p>
          </table:table-cell>
          <table:table-cell table:style-name="Default"/>
          <table:table-cell table:style-name="ce8" table:formula="of:=[.A86]^3" office:value-type="float" office:value="83.740234375" calcext:value-type="float">
            <text:p>83,740234375</text:p>
          </table:table-cell>
          <table:table-cell table:style-name="ce8" table:formula="of:=[.B86]^3" office:value-type="float" office:value="115.857421875" calcext:value-type="float">
            <text:p>115,857421875</text:p>
          </table:table-cell>
          <table:table-cell table:style-name="ce8" table:formula="of:=([.E86]-[.D86])/[.$B$8]" office:value-type="float" office:value="64.234375" calcext:value-type="float">
            <text:p>64,234375</text:p>
          </table:table-cell>
          <table:table-cell/>
          <table:table-cell table:style-name="ce8" table:formula="of:=[.A86]^2" office:value-type="float" office:value="19.140625" calcext:value-type="float">
            <text:p>19,140625</text:p>
          </table:table-cell>
          <table:table-cell table:style-name="ce8" table:formula="of:=[.B86]^2" office:value-type="float" office:value="23.765625" calcext:value-type="float">
            <text:p>23,765625</text:p>
          </table:table-cell>
          <table:table-cell table:style-name="ce8" table:formula="of:=([.I86]-[.H86])/[.$B$8]" office:value-type="float" office:value="9.25" calcext:value-type="float">
            <text:p>9,25</text:p>
          </table:table-cell>
          <table:table-cell table:style-name="Default"/>
          <table:table-cell table:style-name="ce13" table:formula="of:=[.F86]+[.J86]" office:value-type="float" office:value="73.484375" calcext:value-type="float">
            <text:p>73,484375</text:p>
          </table:table-cell>
          <table:table-cell table:style-name="ce8" table:formula="of:=3*[.A86]^2+2*[.A86]" office:value-type="float" office:value="66.171875" calcext:value-type="float">
            <text:p>66,171875</text:p>
          </table:table-cell>
          <table:table-cell table:number-columns-repeated="1011"/>
        </table:table-row>
        <table:table-row table:style-name="ro4">
          <table:table-cell table:style-name="ce6" table:formula="of:=[.A86]+0.125" office:value-type="float" office:value="4.5" calcext:value-type="float">
            <text:p>4,5</text:p>
          </table:table-cell>
          <table:table-cell table:style-name="ce8" table:formula="of:=[.A87]+[.$B$8]" office:value-type="float" office:value="5" calcext:value-type="float">
            <text:p>5</text:p>
          </table:table-cell>
          <table:table-cell table:style-name="Default"/>
          <table:table-cell table:style-name="ce8" table:formula="of:=[.A87]^3" office:value-type="float" office:value="91.125" calcext:value-type="float">
            <text:p>91,125</text:p>
          </table:table-cell>
          <table:table-cell table:style-name="ce8" table:formula="of:=[.B87]^3" office:value-type="float" office:value="125" calcext:value-type="float">
            <text:p>125</text:p>
          </table:table-cell>
          <table:table-cell table:style-name="ce8" table:formula="of:=([.E87]-[.D87])/[.$B$8]" office:value-type="float" office:value="67.75" calcext:value-type="float">
            <text:p>67,75</text:p>
          </table:table-cell>
          <table:table-cell/>
          <table:table-cell table:style-name="ce8" table:formula="of:=[.A87]^2" office:value-type="float" office:value="20.25" calcext:value-type="float">
            <text:p>20,25</text:p>
          </table:table-cell>
          <table:table-cell table:style-name="ce8" table:formula="of:=[.B87]^2" office:value-type="float" office:value="25" calcext:value-type="float">
            <text:p>25</text:p>
          </table:table-cell>
          <table:table-cell table:style-name="ce8" table:formula="of:=([.I87]-[.H87])/[.$B$8]" office:value-type="float" office:value="9.5" calcext:value-type="float">
            <text:p>9,5</text:p>
          </table:table-cell>
          <table:table-cell table:style-name="Default"/>
          <table:table-cell table:style-name="ce13" table:formula="of:=[.F87]+[.J87]" office:value-type="float" office:value="77.25" calcext:value-type="float">
            <text:p>77,25</text:p>
          </table:table-cell>
          <table:table-cell table:style-name="ce8" table:formula="of:=3*[.A87]^2+2*[.A87]" office:value-type="float" office:value="69.75" calcext:value-type="float">
            <text:p>69,75</text:p>
          </table:table-cell>
          <table:table-cell table:number-columns-repeated="1011"/>
        </table:table-row>
        <table:table-row table:style-name="ro4">
          <table:table-cell table:style-name="ce6" table:formula="of:=[.A87]+0.125" office:value-type="float" office:value="4.625" calcext:value-type="float">
            <text:p>4,625</text:p>
          </table:table-cell>
          <table:table-cell table:style-name="ce8" table:formula="of:=[.A88]+[.$B$8]" office:value-type="float" office:value="5.125" calcext:value-type="float">
            <text:p>5,125</text:p>
          </table:table-cell>
          <table:table-cell table:style-name="Default"/>
          <table:table-cell table:style-name="ce8" table:formula="of:=[.A88]^3" office:value-type="float" office:value="98.931640625" calcext:value-type="float">
            <text:p>98,931640625</text:p>
          </table:table-cell>
          <table:table-cell table:style-name="ce8" table:formula="of:=[.B88]^3" office:value-type="float" office:value="134.611328125" calcext:value-type="float">
            <text:p>134,611328125</text:p>
          </table:table-cell>
          <table:table-cell table:style-name="ce8" table:formula="of:=([.E88]-[.D88])/[.$B$8]" office:value-type="float" office:value="71.359375" calcext:value-type="float">
            <text:p>71,359375</text:p>
          </table:table-cell>
          <table:table-cell/>
          <table:table-cell table:style-name="ce8" table:formula="of:=[.A88]^2" office:value-type="float" office:value="21.390625" calcext:value-type="float">
            <text:p>21,390625</text:p>
          </table:table-cell>
          <table:table-cell table:style-name="ce8" table:formula="of:=[.B88]^2" office:value-type="float" office:value="26.265625" calcext:value-type="float">
            <text:p>26,265625</text:p>
          </table:table-cell>
          <table:table-cell table:style-name="ce8" table:formula="of:=([.I88]-[.H88])/[.$B$8]" office:value-type="float" office:value="9.75" calcext:value-type="float">
            <text:p>9,75</text:p>
          </table:table-cell>
          <table:table-cell table:style-name="Default"/>
          <table:table-cell table:style-name="ce13" table:formula="of:=[.F88]+[.J88]" office:value-type="float" office:value="81.109375" calcext:value-type="float">
            <text:p>81,109375</text:p>
          </table:table-cell>
          <table:table-cell table:style-name="ce8" table:formula="of:=3*[.A88]^2+2*[.A88]" office:value-type="float" office:value="73.421875" calcext:value-type="float">
            <text:p>73,421875</text:p>
          </table:table-cell>
          <table:table-cell table:number-columns-repeated="1011"/>
        </table:table-row>
        <table:table-row table:style-name="ro4">
          <table:table-cell table:style-name="ce6" table:formula="of:=[.A88]+0.125" office:value-type="float" office:value="4.75" calcext:value-type="float">
            <text:p>4,75</text:p>
          </table:table-cell>
          <table:table-cell table:style-name="ce8" table:formula="of:=[.A89]+[.$B$8]" office:value-type="float" office:value="5.25" calcext:value-type="float">
            <text:p>5,25</text:p>
          </table:table-cell>
          <table:table-cell table:style-name="Default"/>
          <table:table-cell table:style-name="ce8" table:formula="of:=[.A89]^3" office:value-type="float" office:value="107.171875" calcext:value-type="float">
            <text:p>107,171875</text:p>
          </table:table-cell>
          <table:table-cell table:style-name="ce8" table:formula="of:=[.B89]^3" office:value-type="float" office:value="144.703125" calcext:value-type="float">
            <text:p>144,703125</text:p>
          </table:table-cell>
          <table:table-cell table:style-name="ce8" table:formula="of:=([.E89]-[.D89])/[.$B$8]" office:value-type="float" office:value="75.0625" calcext:value-type="float">
            <text:p>75,0625</text:p>
          </table:table-cell>
          <table:table-cell/>
          <table:table-cell table:style-name="ce8" table:formula="of:=[.A89]^2" office:value-type="float" office:value="22.5625" calcext:value-type="float">
            <text:p>22,5625</text:p>
          </table:table-cell>
          <table:table-cell table:style-name="ce8" table:formula="of:=[.B89]^2" office:value-type="float" office:value="27.5625" calcext:value-type="float">
            <text:p>27,5625</text:p>
          </table:table-cell>
          <table:table-cell table:style-name="ce8" table:formula="of:=([.I89]-[.H89])/[.$B$8]" office:value-type="float" office:value="10" calcext:value-type="float">
            <text:p>10</text:p>
          </table:table-cell>
          <table:table-cell table:style-name="Default"/>
          <table:table-cell table:style-name="ce13" table:formula="of:=[.F89]+[.J89]" office:value-type="float" office:value="85.0625" calcext:value-type="float">
            <text:p>85,0625</text:p>
          </table:table-cell>
          <table:table-cell table:style-name="ce8" table:formula="of:=3*[.A89]^2+2*[.A89]" office:value-type="float" office:value="77.1875" calcext:value-type="float">
            <text:p>77,1875</text:p>
          </table:table-cell>
          <table:table-cell table:number-columns-repeated="1011"/>
        </table:table-row>
        <table:table-row table:style-name="ro4">
          <table:table-cell table:style-name="ce6" table:formula="of:=[.A89]+0.125" office:value-type="float" office:value="4.875" calcext:value-type="float">
            <text:p>4,875</text:p>
          </table:table-cell>
          <table:table-cell table:style-name="ce8" table:formula="of:=[.A90]+[.$B$8]" office:value-type="float" office:value="5.375" calcext:value-type="float">
            <text:p>5,375</text:p>
          </table:table-cell>
          <table:table-cell table:style-name="Default"/>
          <table:table-cell table:style-name="ce8" table:formula="of:=[.A90]^3" office:value-type="float" office:value="115.857421875" calcext:value-type="float">
            <text:p>115,857421875</text:p>
          </table:table-cell>
          <table:table-cell table:style-name="ce8" table:formula="of:=[.B90]^3" office:value-type="float" office:value="155.287109375" calcext:value-type="float">
            <text:p>155,287109375</text:p>
          </table:table-cell>
          <table:table-cell table:style-name="ce8" table:formula="of:=([.E90]-[.D90])/[.$B$8]" office:value-type="float" office:value="78.859375" calcext:value-type="float">
            <text:p>78,859375</text:p>
          </table:table-cell>
          <table:table-cell/>
          <table:table-cell table:style-name="ce8" table:formula="of:=[.A90]^2" office:value-type="float" office:value="23.765625" calcext:value-type="float">
            <text:p>23,765625</text:p>
          </table:table-cell>
          <table:table-cell table:style-name="ce8" table:formula="of:=[.B90]^2" office:value-type="float" office:value="28.890625" calcext:value-type="float">
            <text:p>28,890625</text:p>
          </table:table-cell>
          <table:table-cell table:style-name="ce8" table:formula="of:=([.I90]-[.H90])/[.$B$8]" office:value-type="float" office:value="10.25" calcext:value-type="float">
            <text:p>10,25</text:p>
          </table:table-cell>
          <table:table-cell table:style-name="Default"/>
          <table:table-cell table:style-name="ce13" table:formula="of:=[.F90]+[.J90]" office:value-type="float" office:value="89.109375" calcext:value-type="float">
            <text:p>89,109375</text:p>
          </table:table-cell>
          <table:table-cell table:style-name="ce8" table:formula="of:=3*[.A90]^2+2*[.A90]" office:value-type="float" office:value="81.046875" calcext:value-type="float">
            <text:p>81,046875</text:p>
          </table:table-cell>
          <table:table-cell table:number-columns-repeated="1011"/>
        </table:table-row>
        <table:table-row table:style-name="ro4">
          <table:table-cell table:style-name="ce7" table:formula="of:=[.A90]+0.125" office:value-type="float" office:value="5" calcext:value-type="float">
            <text:p>5</text:p>
          </table:table-cell>
          <table:table-cell table:style-name="ce9" table:formula="of:=[.A91]+[.$B$8]" office:value-type="float" office:value="5.5" calcext:value-type="float">
            <text:p>5,5</text:p>
          </table:table-cell>
          <table:table-cell table:style-name="Default"/>
          <table:table-cell table:style-name="ce9" table:formula="of:=[.A91]^3" office:value-type="float" office:value="125" calcext:value-type="float">
            <text:p>125</text:p>
          </table:table-cell>
          <table:table-cell table:style-name="ce9" table:formula="of:=[.B91]^3" office:value-type="float" office:value="166.375" calcext:value-type="float">
            <text:p>166,375</text:p>
          </table:table-cell>
          <table:table-cell table:style-name="ce9" table:formula="of:=([.E91]-[.D91])/[.$B$8]" office:value-type="float" office:value="82.75" calcext:value-type="float">
            <text:p>82,75</text:p>
          </table:table-cell>
          <table:table-cell/>
          <table:table-cell table:style-name="ce9" table:formula="of:=[.A91]^2" office:value-type="float" office:value="25" calcext:value-type="float">
            <text:p>25</text:p>
          </table:table-cell>
          <table:table-cell table:style-name="ce9" table:formula="of:=[.B91]^2" office:value-type="float" office:value="30.25" calcext:value-type="float">
            <text:p>30,25</text:p>
          </table:table-cell>
          <table:table-cell table:style-name="ce9" table:formula="of:=([.I91]-[.H91])/[.$B$8]" office:value-type="float" office:value="10.5" calcext:value-type="float">
            <text:p>10,5</text:p>
          </table:table-cell>
          <table:table-cell table:style-name="Default"/>
          <table:table-cell table:style-name="ce14" table:formula="of:=[.F91]+[.J91]" office:value-type="float" office:value="93.25" calcext:value-type="float">
            <text:p>93,25</text:p>
          </table:table-cell>
          <table:table-cell table:style-name="ce9" table:formula="of:=3*[.A91]^2+2*[.A91]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table:number-columns-repeated="9"/>
          <table:table-cell table:style-name="Default" table:number-columns-repeated="3"/>
          <table:table-cell table:number-columns-repeated="1012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1">00/00/0000</text:date>, <text:time style:data-style-name="N2" text:time-value="12:53:41.5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3-02-01T13:21:20.636000000</dc:date>
    <meta:editing-duration>PT7M14S</meta:editing-duration>
    <meta:editing-cycles>5</meta:editing-cycles>
    <meta:document-statistic meta:table-count="1" meta:cell-count="83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85cm" svg:height="16.228cm" xlink:href=".." xlink:type="simple" chart:class="chart:scatter" chart:style-name="ch1">
        <chart:plot-area chart:style-name="ch2" table:cell-range-address="Sheet1.A11:Sheet1.A91 Sheet1.L11:Sheet1.M91" svg:x="0.577cm" svg:y="0.324cm" svg:width="27.696cm" svg:height="15.58cm">
          <chartooo:coordinate-region svg:x="0.723cm" svg:y="0.523cm" svg:width="27.456cm" svg:height="15.1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L11:Sheet1.L91" chart:class="chart:scatter">
            <chart:domain table:cell-range-address="Sheet1.A11:Sheet1.A91"/>
            <chart:data-point chart:repeated="81"/>
          </chart:series>
          <chart:series chart:style-name="ch6" chart:values-cell-range-address="Sheet1.M11:Sheet1.M91" chart:class="chart:scatter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L</text:p>
              </table:table-cell>
              <table:table-cell office:value-type="string">
                <text:p>Colonna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Sheet1.A11:Sheet1.A91</svg:desc>
                </draw:g>
              </table:table-cell>
              <table:table-cell office:value-type="float" office:value="58.25">
                <text:p>58.25</text:p>
                <draw:g>
                  <svg:desc>Sheet1.L11:Sheet1.L91</svg:desc>
                </draw:g>
              </table:table-cell>
              <table:table-cell office:value-type="float" office:value="65">
                <text:p>65</text:p>
                <draw:g>
                  <svg:desc>Sheet1.M11:Sheet1.M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875">
                <text:p>-4.875</text:p>
              </table:table-cell>
              <table:table-cell office:value-type="float" office:value="54.984375">
                <text:p>54.984375</text:p>
              </table:table-cell>
              <table:table-cell office:value-type="float" office:value="61.546875">
                <text:p>61.54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75">
                <text:p>-4.75</text:p>
              </table:table-cell>
              <table:table-cell office:value-type="float" office:value="51.8125">
                <text:p>51.8125</text:p>
              </table:table-cell>
              <table:table-cell office:value-type="float" office:value="58.1875">
                <text:p>58.1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625">
                <text:p>-4.625</text:p>
              </table:table-cell>
              <table:table-cell office:value-type="float" office:value="48.734375">
                <text:p>48.734375</text:p>
              </table:table-cell>
              <table:table-cell office:value-type="float" office:value="54.921875">
                <text:p>54.921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5">
                <text:p>-4.5</text:p>
              </table:table-cell>
              <table:table-cell office:value-type="float" office:value="45.75">
                <text:p>45.75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375">
                <text:p>-4.375</text:p>
              </table:table-cell>
              <table:table-cell office:value-type="float" office:value="42.859375">
                <text:p>42.859375</text:p>
              </table:table-cell>
              <table:table-cell office:value-type="float" office:value="48.671875">
                <text:p>48.67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25">
                <text:p>-4.25</text:p>
              </table:table-cell>
              <table:table-cell office:value-type="float" office:value="40.0625">
                <text:p>40.0625</text:p>
              </table:table-cell>
              <table:table-cell office:value-type="float" office:value="45.6875">
                <text:p>45.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125">
                <text:p>-4.125</text:p>
              </table:table-cell>
              <table:table-cell office:value-type="float" office:value="37.359375">
                <text:p>37.359375</text:p>
              </table:table-cell>
              <table:table-cell office:value-type="float" office:value="42.796875">
                <text:p>42.79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">
                <text:p>-4</text:p>
              </table:table-cell>
              <table:table-cell office:value-type="float" office:value="34.75">
                <text:p>34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875">
                <text:p>-3.875</text:p>
              </table:table-cell>
              <table:table-cell office:value-type="float" office:value="32.234375">
                <text:p>32.234375</text:p>
              </table:table-cell>
              <table:table-cell office:value-type="float" office:value="37.296875">
                <text:p>37.29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.75">
                <text:p>-3.75</text:p>
              </table:table-cell>
              <table:table-cell office:value-type="float" office:value="29.8125">
                <text:p>29.8125</text:p>
              </table:table-cell>
              <table:table-cell office:value-type="float" office:value="34.6875">
                <text:p>34.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625">
                <text:p>-3.625</text:p>
              </table:table-cell>
              <table:table-cell office:value-type="float" office:value="27.484375">
                <text:p>27.484375</text:p>
              </table:table-cell>
              <table:table-cell office:value-type="float" office:value="32.171875">
                <text:p>32.171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5">
                <text:p>-3.5</text:p>
              </table:table-cell>
              <table:table-cell office:value-type="float" office:value="25.25">
                <text:p>25.25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375">
                <text:p>-3.375</text:p>
              </table:table-cell>
              <table:table-cell office:value-type="float" office:value="23.109375">
                <text:p>23.109375</text:p>
              </table:table-cell>
              <table:table-cell office:value-type="float" office:value="27.421875">
                <text:p>27.421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25">
                <text:p>-3.25</text:p>
              </table:table-cell>
              <table:table-cell office:value-type="float" office:value="21.0625">
                <text:p>21.0625</text:p>
              </table:table-cell>
              <table:table-cell office:value-type="float" office:value="25.1875">
                <text:p>25.1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125">
                <text:p>-3.125</text:p>
              </table:table-cell>
              <table:table-cell office:value-type="float" office:value="19.109375">
                <text:p>19.109375</text:p>
              </table:table-cell>
              <table:table-cell office:value-type="float" office:value="23.046875">
                <text:p>23.046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">
                <text:p>-3</text:p>
              </table:table-cell>
              <table:table-cell office:value-type="float" office:value="17.25">
                <text:p>17.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875">
                <text:p>-2.875</text:p>
              </table:table-cell>
              <table:table-cell office:value-type="float" office:value="15.484375">
                <text:p>15.484375</text:p>
              </table:table-cell>
              <table:table-cell office:value-type="float" office:value="19.046875">
                <text:p>19.04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75">
                <text:p>-2.75</text:p>
              </table:table-cell>
              <table:table-cell office:value-type="float" office:value="13.8125">
                <text:p>13.8125</text:p>
              </table:table-cell>
              <table:table-cell office:value-type="float" office:value="17.1875">
                <text:p>17.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625">
                <text:p>-2.625</text:p>
              </table:table-cell>
              <table:table-cell office:value-type="float" office:value="12.234375">
                <text:p>12.234375</text:p>
              </table:table-cell>
              <table:table-cell office:value-type="float" office:value="15.421875">
                <text:p>15.421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10.75">
                <text:p>10.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375">
                <text:p>-2.375</text:p>
              </table:table-cell>
              <table:table-cell office:value-type="float" office:value="9.359375">
                <text:p>9.359375</text:p>
              </table:table-cell>
              <table:table-cell office:value-type="float" office:value="12.171875">
                <text:p>12.1718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25">
                <text:p>-2.25</text:p>
              </table:table-cell>
              <table:table-cell office:value-type="float" office:value="8.0625">
                <text:p>8.0625</text:p>
              </table:table-cell>
              <table:table-cell office:value-type="float" office:value="10.6875">
                <text:p>10.6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125">
                <text:p>-2.125</text:p>
              </table:table-cell>
              <table:table-cell office:value-type="float" office:value="6.859375">
                <text:p>6.859375</text:p>
              </table:table-cell>
              <table:table-cell office:value-type="float" office:value="9.296875">
                <text:p>9.2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">
                <text:p>-2</text:p>
              </table:table-cell>
              <table:table-cell office:value-type="float" office:value="5.75">
                <text:p>5.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75">
                <text:p>-1.875</text:p>
              </table:table-cell>
              <table:table-cell office:value-type="float" office:value="4.734375">
                <text:p>4.734375</text:p>
              </table:table-cell>
              <table:table-cell office:value-type="float" office:value="6.796875">
                <text:p>6.796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75">
                <text:p>-1.75</text:p>
              </table:table-cell>
              <table:table-cell office:value-type="float" office:value="3.8125">
                <text:p>3.8125</text:p>
              </table:table-cell>
              <table:table-cell office:value-type="float" office:value="5.6875">
                <text:p>5.6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625">
                <text:p>-1.625</text:p>
              </table:table-cell>
              <table:table-cell office:value-type="float" office:value="2.984375">
                <text:p>2.984375</text:p>
              </table:table-cell>
              <table:table-cell office:value-type="float" office:value="4.671875">
                <text:p>4.6718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5">
                <text:p>-1.5</text:p>
              </table:table-cell>
              <table:table-cell office:value-type="float" office:value="2.25">
                <text:p>2.25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375">
                <text:p>-1.375</text:p>
              </table:table-cell>
              <table:table-cell office:value-type="float" office:value="1.609375">
                <text:p>1.609375</text:p>
              </table:table-cell>
              <table:table-cell office:value-type="float" office:value="2.921875">
                <text:p>2.92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25">
                <text:p>-1.25</text:p>
              </table:table-cell>
              <table:table-cell office:value-type="float" office:value="1.0625">
                <text:p>1.0625</text:p>
              </table:table-cell>
              <table:table-cell office:value-type="float" office:value="2.1875">
                <text:p>2.1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25">
                <text:p>-1.125</text:p>
              </table:table-cell>
              <table:table-cell office:value-type="float" office:value="0.609375">
                <text:p>0.609375</text:p>
              </table:table-cell>
              <table:table-cell office:value-type="float" office:value="1.546875">
                <text:p>1.54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875">
                <text:p>-0.875</text:p>
              </table:table-cell>
              <table:table-cell office:value-type="float" office:value="-0.015625">
                <text:p>-0.015625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5">
                <text:p>-0.75</text:p>
              </table:table-cell>
              <table:table-cell office:value-type="float" office:value="-0.1875">
                <text:p>-0.1875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25">
                <text:p>-0.625</text:p>
              </table:table-cell>
              <table:table-cell office:value-type="float" office:value="-0.265625">
                <text:p>-0.265625</text:p>
              </table:table-cell>
              <table:table-cell office:value-type="float" office:value="-0.078125">
                <text:p>-0.078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">
                <text:p>-0.5</text:p>
              </table:table-cell>
              <table:table-cell office:value-type="float" office:value="-0.25">
                <text:p>-0.2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">
                <text:p>-0.375</text:p>
              </table:table-cell>
              <table:table-cell office:value-type="float" office:value="-0.140625">
                <text:p>-0.140625</text:p>
              </table:table-cell>
              <table:table-cell office:value-type="float" office:value="-0.328125">
                <text:p>-0.328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5">
                <text:p>-0.25</text:p>
              </table:table-cell>
              <table:table-cell office:value-type="float" office:value="0.0625">
                <text:p>0.0625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25">
                <text:p>-0.125</text:p>
              </table:table-cell>
              <table:table-cell office:value-type="float" office:value="0.359375">
                <text:p>0.359375</text:p>
              </table:table-cell>
              <table:table-cell office:value-type="float" office:value="-0.203125">
                <text:p>-0.203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5">
                <text:p>0.125</text:p>
              </table:table-cell>
              <table:table-cell office:value-type="float" office:value="1.234375">
                <text:p>1.234375</text:p>
              </table:table-cell>
              <table:table-cell office:value-type="float" office:value="0.296875">
                <text:p>0.296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">
                <text:p>0.25</text:p>
              </table:table-cell>
              <table:table-cell office:value-type="float" office:value="1.8125">
                <text:p>1.812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5">
                <text:p>0.375</text:p>
              </table:table-cell>
              <table:table-cell office:value-type="float" office:value="2.484375">
                <text:p>2.484375</text:p>
              </table:table-cell>
              <table:table-cell office:value-type="float" office:value="1.171875">
                <text:p>1.1718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3.25">
                <text:p>3.25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4.109375">
                <text:p>4.109375</text:p>
              </table:table-cell>
              <table:table-cell office:value-type="float" office:value="2.421875">
                <text:p>2.421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5">
                <text:p>0.75</text:p>
              </table:table-cell>
              <table:table-cell office:value-type="float" office:value="5.0625">
                <text:p>5.0625</text:p>
              </table:table-cell>
              <table:table-cell office:value-type="float" office:value="3.1875">
                <text:p>3.1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75">
                <text:p>0.875</text:p>
              </table:table-cell>
              <table:table-cell office:value-type="float" office:value="6.109375">
                <text:p>6.109375</text:p>
              </table:table-cell>
              <table:table-cell office:value-type="float" office:value="4.046875">
                <text:p>4.0468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7.25">
                <text:p>7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25">
                <text:p>1.125</text:p>
              </table:table-cell>
              <table:table-cell office:value-type="float" office:value="8.484375">
                <text:p>8.484375</text:p>
              </table:table-cell>
              <table:table-cell office:value-type="float" office:value="6.046875">
                <text:p>6.0468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25">
                <text:p>1.25</text:p>
              </table:table-cell>
              <table:table-cell office:value-type="float" office:value="9.8125">
                <text:p>9.8125</text:p>
              </table:table-cell>
              <table:table-cell office:value-type="float" office:value="7.1875">
                <text:p>7.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75">
                <text:p>1.375</text:p>
              </table:table-cell>
              <table:table-cell office:value-type="float" office:value="11.234375">
                <text:p>11.234375</text:p>
              </table:table-cell>
              <table:table-cell office:value-type="float" office:value="8.421875">
                <text:p>8.4218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">
                <text:p>1.5</text:p>
              </table:table-cell>
              <table:table-cell office:value-type="float" office:value="12.75">
                <text:p>12.7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625">
                <text:p>1.625</text:p>
              </table:table-cell>
              <table:table-cell office:value-type="float" office:value="14.359375">
                <text:p>14.359375</text:p>
              </table:table-cell>
              <table:table-cell office:value-type="float" office:value="11.171875">
                <text:p>11.171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5">
                <text:p>1.75</text:p>
              </table:table-cell>
              <table:table-cell office:value-type="float" office:value="16.0625">
                <text:p>16.0625</text:p>
              </table:table-cell>
              <table:table-cell office:value-type="float" office:value="12.6875">
                <text:p>12.6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75">
                <text:p>1.875</text:p>
              </table:table-cell>
              <table:table-cell office:value-type="float" office:value="17.859375">
                <text:p>17.859375</text:p>
              </table:table-cell>
              <table:table-cell office:value-type="float" office:value="14.296875">
                <text:p>14.296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19.75">
                <text:p>19.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25">
                <text:p>2.125</text:p>
              </table:table-cell>
              <table:table-cell office:value-type="float" office:value="21.734375">
                <text:p>21.734375</text:p>
              </table:table-cell>
              <table:table-cell office:value-type="float" office:value="17.796875">
                <text:p>17.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25">
                <text:p>2.25</text:p>
              </table:table-cell>
              <table:table-cell office:value-type="float" office:value="23.8125">
                <text:p>23.8125</text:p>
              </table:table-cell>
              <table:table-cell office:value-type="float" office:value="19.6875">
                <text:p>19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375">
                <text:p>2.375</text:p>
              </table:table-cell>
              <table:table-cell office:value-type="float" office:value="25.984375">
                <text:p>25.984375</text:p>
              </table:table-cell>
              <table:table-cell office:value-type="float" office:value="21.671875">
                <text:p>21.6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5">
                <text:p>2.5</text:p>
              </table:table-cell>
              <table:table-cell office:value-type="float" office:value="28.25">
                <text:p>28.25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625">
                <text:p>2.625</text:p>
              </table:table-cell>
              <table:table-cell office:value-type="float" office:value="30.609375">
                <text:p>30.609375</text:p>
              </table:table-cell>
              <table:table-cell office:value-type="float" office:value="25.921875">
                <text:p>25.921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75">
                <text:p>2.75</text:p>
              </table:table-cell>
              <table:table-cell office:value-type="float" office:value="33.0625">
                <text:p>33.0625</text:p>
              </table:table-cell>
              <table:table-cell office:value-type="float" office:value="28.1875">
                <text:p>28.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875">
                <text:p>2.875</text:p>
              </table:table-cell>
              <table:table-cell office:value-type="float" office:value="35.609375">
                <text:p>35.609375</text:p>
              </table:table-cell>
              <table:table-cell office:value-type="float" office:value="30.546875">
                <text:p>30.546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38.25">
                <text:p>38.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125">
                <text:p>3.125</text:p>
              </table:table-cell>
              <table:table-cell office:value-type="float" office:value="40.984375">
                <text:p>40.984375</text:p>
              </table:table-cell>
              <table:table-cell office:value-type="float" office:value="35.546875">
                <text:p>35.5468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5">
                <text:p>3.25</text:p>
              </table:table-cell>
              <table:table-cell office:value-type="float" office:value="43.8125">
                <text:p>43.8125</text:p>
              </table:table-cell>
              <table:table-cell office:value-type="float" office:value="38.1875">
                <text:p>38.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75">
                <text:p>3.375</text:p>
              </table:table-cell>
              <table:table-cell office:value-type="float" office:value="46.734375">
                <text:p>46.734375</text:p>
              </table:table-cell>
              <table:table-cell office:value-type="float" office:value="40.921875">
                <text:p>40.921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49.75">
                <text:p>49.75</text:p>
              </table:table-cell>
              <table:table-cell office:value-type="float" office:value="43.75">
                <text:p>43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625">
                <text:p>3.625</text:p>
              </table:table-cell>
              <table:table-cell office:value-type="float" office:value="52.859375">
                <text:p>52.859375</text:p>
              </table:table-cell>
              <table:table-cell office:value-type="float" office:value="46.671875">
                <text:p>46.67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5">
                <text:p>3.75</text:p>
              </table:table-cell>
              <table:table-cell office:value-type="float" office:value="56.0625">
                <text:p>56.0625</text:p>
              </table:table-cell>
              <table:table-cell office:value-type="float" office:value="49.6875">
                <text:p>49.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75">
                <text:p>3.875</text:p>
              </table:table-cell>
              <table:table-cell office:value-type="float" office:value="59.359375">
                <text:p>59.359375</text:p>
              </table:table-cell>
              <table:table-cell office:value-type="float" office:value="52.796875">
                <text:p>52.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62.75">
                <text:p>62.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125">
                <text:p>4.125</text:p>
              </table:table-cell>
              <table:table-cell office:value-type="float" office:value="66.234375">
                <text:p>66.234375</text:p>
              </table:table-cell>
              <table:table-cell office:value-type="float" office:value="59.296875">
                <text:p>59.29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5">
                <text:p>4.25</text:p>
              </table:table-cell>
              <table:table-cell office:value-type="float" office:value="69.8125">
                <text:p>69.8125</text:p>
              </table:table-cell>
              <table:table-cell office:value-type="float" office:value="62.6875">
                <text:p>62.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.375">
                <text:p>4.375</text:p>
              </table:table-cell>
              <table:table-cell office:value-type="float" office:value="73.484375">
                <text:p>73.484375</text:p>
              </table:table-cell>
              <table:table-cell office:value-type="float" office:value="66.171875">
                <text:p>66.17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77.25">
                <text:p>77.25</text:p>
              </table:table-cell>
              <table:table-cell office:value-type="float" office:value="69.75">
                <text:p>69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625">
                <text:p>4.625</text:p>
              </table:table-cell>
              <table:table-cell office:value-type="float" office:value="81.109375">
                <text:p>81.109375</text:p>
              </table:table-cell>
              <table:table-cell office:value-type="float" office:value="73.421875">
                <text:p>73.42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75">
                <text:p>4.75</text:p>
              </table:table-cell>
              <table:table-cell office:value-type="float" office:value="85.0625">
                <text:p>85.0625</text:p>
              </table:table-cell>
              <table:table-cell office:value-type="float" office:value="77.1875">
                <text:p>77.1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75">
                <text:p>4.875</text:p>
              </table:table-cell>
              <table:table-cell office:value-type="float" office:value="89.109375">
                <text:p>89.109375</text:p>
              </table:table-cell>
              <table:table-cell office:value-type="float" office:value="81.046875">
                <text:p>81.0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  <table:table-cell office:value-type="float" office:value="93.25">
                <text:p>93.25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